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DO NOT TOUCH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IANCO </text:p>
          </table:table-cell>
          <table:table-cell office:value-type="string">
            <text:p>Schin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250">
            <text:p>1250</text:p>
          </table:table-cell>
          <table:table-cell office:value-type="float" office:value="833">
            <text:p>8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qpm1de3phc7dfng4e2</text:p>
          </table:table-cell>
          <table:table-cell office:value-type="string">
            <text:p>WHITE</text:p>
          </table:table-cell>
          <table:table-cell office:value-type="string">
            <text:p>Bianco</text:p>
          </table:table-cell>
          <table:table-cell office:value-type="string">
            <text:p>Schinterhof</text:p>
          </table:table-cell>
          <table:table-cell office:value-type="float" office:value="39.06143">
            <text:p>39.061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CANNUBI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00000">
            <text:p>1000000</text:p>
          </table:table-cell>
          <table:table-cell office:value-type="float" office:value="666666">
            <text:p>6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55gqkp3js6xjakwkpx</text:p>
          </table:table-cell>
          <table:table-cell office:value-type="string">
            <text:p>RED</text:p>
          </table:table-cell>
          <table:table-cell office:value-type="string">
            <text:p>Cannubi Barolo</text:p>
          </table:table-cell>
          <table:table-cell office:value-type="string">
            <text:p>Réva</text:p>
          </table:table-cell>
          <table:table-cell office:value-type="float" office:value="40.5418">
            <text:p>40.54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ILVANER STETTENER STEIN GG</text:p>
          </table:table-cell>
          <table:table-cell office:value-type="string">
            <text:p>Am 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190">
            <text:p>4190</text:p>
          </table:table-cell>
          <table:table-cell office:value-type="float" office:value="2793">
            <text:p>27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31x7fwekcpk3p7n0g7</text:p>
          </table:table-cell>
          <table:table-cell office:value-type="string">
            <text:p>WHITE</text:p>
          </table:table-cell>
          <table:table-cell office:value-type="string">
            <text:p>Stettener Stein GG Silvaner</text:p>
          </table:table-cell>
          <table:table-cell office:value-type="string">
            <text:p>Am Stein</text:p>
          </table:table-cell>
          <table:table-cell office:value-type="float" office:value="59.461666">
            <text:p>59.4616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ILVANER TROCKEN</text:p>
          </table:table-cell>
          <table:table-cell office:value-type="string">
            <text:p>Am 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190">
            <text:p>1190</text:p>
          </table:table-cell>
          <table:table-cell office:value-type="float" office:value="793">
            <text:p>7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z0x3pwqs9e1d7swwd1x</text:p>
          </table:table-cell>
          <table:table-cell office:value-type="string">
            <text:p>DESSERT</text:p>
          </table:table-cell>
          <table:table-cell office:value-type="string">
            <text:p>Silvaner Trocken</text:p>
          </table:table-cell>
          <table:table-cell office:value-type="string">
            <text:p>Am Stein</text:p>
          </table:table-cell>
          <table:table-cell office:value-type="float" office:value="43.04255">
            <text:p>43.042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ILVANER TROCKEN</text:p>
          </table:table-cell>
          <table:table-cell office:value-type="string">
            <text:p>Am 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190">
            <text:p>1190</text:p>
          </table:table-cell>
          <table:table-cell office:value-type="float" office:value="793">
            <text:p>7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z0x3pwqs9e1d7swwd1x</text:p>
          </table:table-cell>
          <table:table-cell office:value-type="string">
            <text:p>DESSERT</text:p>
          </table:table-cell>
          <table:table-cell office:value-type="string">
            <text:p>Silvaner Trocken</text:p>
          </table:table-cell>
          <table:table-cell office:value-type="string">
            <text:p>Am Stein</text:p>
          </table:table-cell>
          <table:table-cell office:value-type="float" office:value="43.04255">
            <text:p>43.042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ILVANER BRUT</text:p>
          </table:table-cell>
          <table:table-cell office:value-type="string">
            <text:p>Am 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950">
            <text:p>1950</text:p>
          </table:table-cell>
          <table:table-cell office:value-type="float" office:value="1300">
            <text:p>1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34av34vcge3zkqe1cc</text:p>
          </table:table-cell>
          <table:table-cell office:value-type="string">
            <text:p>SPARKLING</text:p>
          </table:table-cell>
          <table:table-cell office:value-type="string">
            <text:p>Silvaner Brut</text:p>
          </table:table-cell>
          <table:table-cell office:value-type="string">
            <text:p>Am Stein</text:p>
          </table:table-cell>
          <table:table-cell office:value-type="float" office:value="42.89048">
            <text:p>42.890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YRAH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850">
            <text:p>2850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c0hyz6b6jfx3p0wrx</text:p>
          </table:table-cell>
          <table:table-cell office:value-type="string">
            <text:p>RED</text:p>
          </table:table-cell>
          <table:table-cell office:value-type="string">
            <text:p>Syrah</text:p>
          </table:table-cell>
          <table:table-cell office:value-type="string">
            <text:p>Poggio Al Sole</text:p>
          </table:table-cell>
          <table:table-cell office:value-type="float" office:value="35.410103">
            <text:p>35.4101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NGIOVESE BIANCO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10">
            <text:p>810</text:p>
          </table:table-cell>
          <table:table-cell office:value-type="float" office:value="540">
            <text:p>5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davnzy9fk2q0c4srw</text:p>
          </table:table-cell>
          <table:table-cell office:value-type="string">
            <text:p>WHITE</text:p>
          </table:table-cell>
          <table:table-cell office:value-type="string">
            <text:p>Sangiovese Bianco</text:p>
          </table:table-cell>
          <table:table-cell office:value-type="string">
            <text:p>Poggio Al Sole</text:p>
          </table:table-cell>
          <table:table-cell office:value-type="float" office:value="41.21688">
            <text:p>41.216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CANNUBI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000000">
            <text:p>1000000</text:p>
          </table:table-cell>
          <table:table-cell office:value-type="float" office:value="666666">
            <text:p>6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55gqkp3js6xjakwkpx</text:p>
          </table:table-cell>
          <table:table-cell office:value-type="string">
            <text:p>RED</text:p>
          </table:table-cell>
          <table:table-cell office:value-type="string">
            <text:p>Cannubi Barolo</text:p>
          </table:table-cell>
          <table:table-cell office:value-type="string">
            <text:p>Réva</text:p>
          </table:table-cell>
          <table:table-cell office:value-type="float" office:value="40.5418">
            <text:p>40.54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ILVANER VINZ ALTE REBEN</text:p>
          </table:table-cell>
          <table:table-cell office:value-type="string">
            <text:p>Am 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390">
            <text:p>2390</text:p>
          </table:table-cell>
          <table:table-cell office:value-type="float" office:value="1593">
            <text:p>15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31dqgbj2et1m6xt6jd</text:p>
          </table:table-cell>
          <table:table-cell office:value-type="string">
            <text:p>WHITE</text:p>
          </table:table-cell>
          <table:table-cell office:value-type="string">
            <text:p>Vinz Alte Reben Silvaner</text:p>
          </table:table-cell>
          <table:table-cell office:value-type="string">
            <text:p>Am Stein</text:p>
          </table:table-cell>
          <table:table-cell office:value-type="float" office:value="53.63891">
            <text:p>53.638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RAVERA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500">
            <text:p>5500</text:p>
          </table:table-cell>
          <table:table-cell office:value-type="float" office:value="3666">
            <text:p>3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d8h17atjwcw3rxm0</text:p>
          </table:table-cell>
          <table:table-cell office:value-type="string">
            <text:p>RED</text:p>
          </table:table-cell>
          <table:table-cell office:value-type="string">
            <text:p>Barolo Ravera</text:p>
          </table:table-cell>
          <table:table-cell office:value-type="string">
            <text:p>Réva</text:p>
          </table:table-cell>
          <table:table-cell office:value-type="float" office:value="40.899536">
            <text:p>40.8995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400">
            <text:p>2400</text:p>
          </table:table-cell>
          <table:table-cell office:value-type="float" office:value="1600">
            <text:p>1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125hj0bgamgb4v5xd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Réva</text:p>
          </table:table-cell>
          <table:table-cell office:value-type="float" office:value="30.20055">
            <text:p>30.200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NEBBIOLO D`ALBA AMPHORA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39000">
            <text:p>139000</text:p>
          </table:table-cell>
          <table:table-cell office:value-type="float" office:value="92666">
            <text:p>92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55hzyzvm3q29kdngrj</text:p>
          </table:table-cell>
          <table:table-cell office:value-type="string">
            <text:p>RED</text:p>
          </table:table-cell>
          <table:table-cell office:value-type="string">
            <text:p>Nebbiolo d'Alba Amphora</text:p>
          </table:table-cell>
          <table:table-cell office:value-type="string">
            <text:p>Réva</text:p>
          </table:table-cell>
          <table:table-cell office:value-type="float" office:value="42.758175">
            <text:p>42.7581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ERA D`ALBA SUPERIORE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90">
            <text:p>1190</text:p>
          </table:table-cell>
          <table:table-cell office:value-type="float" office:value="793">
            <text:p>7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65nxt1y81avsby9gj</text:p>
          </table:table-cell>
          <table:table-cell office:value-type="string">
            <text:p>RED</text:p>
          </table:table-cell>
          <table:table-cell office:value-type="string">
            <text:p>Barbera d'Alba Superiore</text:p>
          </table:table-cell>
          <table:table-cell office:value-type="string">
            <text:p>Réva</text:p>
          </table:table-cell>
          <table:table-cell office:value-type="float" office:value="39.065117">
            <text:p>39.0651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DOLCETTO D`ALBA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80">
            <text:p>680</text:p>
          </table:table-cell>
          <table:table-cell office:value-type="float" office:value="453">
            <text:p>45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xy93gcnj6737sg9jmv</text:p>
          </table:table-cell>
          <table:table-cell office:value-type="string">
            <text:p>RED</text:p>
          </table:table-cell>
          <table:table-cell office:value-type="string">
            <text:p>Dolcetto d'Alba</text:p>
          </table:table-cell>
          <table:table-cell office:value-type="string">
            <text:p>Réva</text:p>
          </table:table-cell>
          <table:table-cell office:value-type="float" office:value="36.962734">
            <text:p>36.9627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OSCATO D´ASTI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850">
            <text:p>850</text:p>
          </table:table-cell>
          <table:table-cell office:value-type="float" office:value="566">
            <text:p>5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9v237yp5vs2q0bt3</text:p>
          </table:table-cell>
          <table:table-cell office:value-type="string">
            <text:p>DESSERT</text:p>
          </table:table-cell>
          <table:table-cell office:value-type="string">
            <text:p>Moscato d'Asti</text:p>
          </table:table-cell>
          <table:table-cell office:value-type="string">
            <text:p>Albino Rocca</text:p>
          </table:table-cell>
          <table:table-cell office:value-type="float" office:value="47.218613">
            <text:p>47.2186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ILVANER STETTENER STEIN GG</text:p>
          </table:table-cell>
          <table:table-cell office:value-type="string">
            <text:p>Am 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900">
            <text:p>3900</text:p>
          </table:table-cell>
          <table:table-cell office:value-type="float" office:value="2600">
            <text:p>2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31x7fwekcpk3p7n0g7</text:p>
          </table:table-cell>
          <table:table-cell office:value-type="string">
            <text:p>WHITE</text:p>
          </table:table-cell>
          <table:table-cell office:value-type="string">
            <text:p>Stettener Stein GG Silvaner</text:p>
          </table:table-cell>
          <table:table-cell office:value-type="string">
            <text:p>Am Stein</text:p>
          </table:table-cell>
          <table:table-cell office:value-type="float" office:value="59.461666">
            <text:p>59.4616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ILVANER VINZ ALTE REBEN</text:p>
          </table:table-cell>
          <table:table-cell office:value-type="string">
            <text:p>Am 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390">
            <text:p>2390</text:p>
          </table:table-cell>
          <table:table-cell office:value-type="float" office:value="1593">
            <text:p>15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31dqgbj2et1m6xt6jd</text:p>
          </table:table-cell>
          <table:table-cell office:value-type="string">
            <text:p>WHITE</text:p>
          </table:table-cell>
          <table:table-cell office:value-type="string">
            <text:p>Vinz Alte Reben Silvaner</text:p>
          </table:table-cell>
          <table:table-cell office:value-type="string">
            <text:p>Am Stein</text:p>
          </table:table-cell>
          <table:table-cell office:value-type="float" office:value="53.63891">
            <text:p>53.638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IANCO</text:p>
          </table:table-cell>
          <table:table-cell office:value-type="string">
            <text:p>Schinter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3750">
            <text:p>375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qpm1de3phc7dfng4e2</text:p>
          </table:table-cell>
          <table:table-cell office:value-type="string">
            <text:p>WHITE</text:p>
          </table:table-cell>
          <table:table-cell office:value-type="string">
            <text:p>Bianco</text:p>
          </table:table-cell>
          <table:table-cell office:value-type="string">
            <text:p>Schinterhof</text:p>
          </table:table-cell>
          <table:table-cell office:value-type="float" office:value="39.06143">
            <text:p>39.061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BLIS GRAND CRU BOUGROS </text:p>
          </table:table-cell>
          <table:table-cell office:value-type="string">
            <text:p>Thierry Laffay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70000">
            <text:p>770000</text:p>
          </table:table-cell>
          <table:table-cell office:value-type="float" office:value="513333">
            <text:p>51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dwp61e4g8jradnvybv</text:p>
          </table:table-cell>
          <table:table-cell office:value-type="string">
            <text:p>WHITE</text:p>
          </table:table-cell>
          <table:table-cell office:value-type="string">
            <text:p>Chablis Grand Cru 'Bougros'</text:p>
          </table:table-cell>
          <table:table-cell office:value-type="string">
            <text:p>Thierry Laffay</text:p>
          </table:table-cell>
          <table:table-cell office:value-type="float" office:value="58.44926">
            <text:p>58.449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OLNAY 1ER CRU LES FREMIETS</text:p>
          </table:table-cell>
          <table:table-cell office:value-type="string">
            <text:p>Jean Baptiste Jessiaume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5000">
            <text:p>5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nf2t5y006fysz177jt</text:p>
          </table:table-cell>
          <table:table-cell office:value-type="string">
            <text:p>RED</text:p>
          </table:table-cell>
          <table:table-cell office:value-type="string">
            <text:p>Volnay 1er Cru ' Les Fremiets'</text:p>
          </table:table-cell>
          <table:table-cell office:value-type="string">
            <text:p>Jean Baptiste Jessiaume</text:p>
          </table:table-cell>
          <table:table-cell office:value-type="float" office:value="60.495415">
            <text:p>60.4954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OLNAY</text:p>
          </table:table-cell>
          <table:table-cell office:value-type="string">
            <text:p>Jean Baptiste Jessiaum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3266">
            <text:p>32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tza46sw2q5hy7484m4</text:p>
          </table:table-cell>
          <table:table-cell office:value-type="string">
            <text:p>RED</text:p>
          </table:table-cell>
          <table:table-cell office:value-type="string">
            <text:p>Volnay</text:p>
          </table:table-cell>
          <table:table-cell office:value-type="string">
            <text:p>Jean Baptiste Jessiaume</text:p>
          </table:table-cell>
          <table:table-cell office:value-type="float" office:value="46.449295">
            <text:p>46.4492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OLNAY</text:p>
          </table:table-cell>
          <table:table-cell office:value-type="string">
            <text:p>Jean Baptiste Jessiaum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3266">
            <text:p>32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tza46sw2q5hy7484m4</text:p>
          </table:table-cell>
          <table:table-cell office:value-type="string">
            <text:p>RED</text:p>
          </table:table-cell>
          <table:table-cell office:value-type="string">
            <text:p>Volnay</text:p>
          </table:table-cell>
          <table:table-cell office:value-type="string">
            <text:p>Jean Baptiste Jessiaume</text:p>
          </table:table-cell>
          <table:table-cell office:value-type="float" office:value="46.449295">
            <text:p>46.4492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OURGOGNE PINOT NOIR</text:p>
          </table:table-cell>
          <table:table-cell office:value-type="string">
            <text:p>Jean Baptiste Jessiaum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750">
            <text:p>2750</text:p>
          </table:table-cell>
          <table:table-cell office:value-type="float" office:value="1833">
            <text:p>18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xynx63hqnec5hs6rh1</text:p>
          </table:table-cell>
          <table:table-cell office:value-type="string">
            <text:p>RED</text:p>
          </table:table-cell>
          <table:table-cell office:value-type="string">
            <text:p>Bourgogne Pinot Noir</text:p>
          </table:table-cell>
          <table:table-cell office:value-type="string">
            <text:p>Jean Baptiste Jessiaume</text:p>
          </table:table-cell>
          <table:table-cell office:value-type="float" office:value="48.29271">
            <text:p>48.292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NTENAY BLANC LA FORGE</text:p>
          </table:table-cell>
          <table:table-cell office:value-type="string">
            <text:p>Jean Baptiste Jessiaum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50">
            <text:p>3550</text:p>
          </table:table-cell>
          <table:table-cell office:value-type="float" office:value="2366">
            <text:p>23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v0xz1bhqz96j91wxgz</text:p>
          </table:table-cell>
          <table:table-cell office:value-type="string">
            <text:p>WHITE</text:p>
          </table:table-cell>
          <table:table-cell office:value-type="string">
            <text:p>Santenay ''''La Forge'''' Blanc</text:p>
          </table:table-cell>
          <table:table-cell office:value-type="string">
            <text:p>Jean Baptiste Jessiaume</text:p>
          </table:table-cell>
          <table:table-cell office:value-type="float" office:value="57.08461">
            <text:p>57.0846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OURGOGNE CHARDONNAY</text:p>
          </table:table-cell>
          <table:table-cell office:value-type="string">
            <text:p>Jean Baptiste Jessiaum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750">
            <text:p>2750</text:p>
          </table:table-cell>
          <table:table-cell office:value-type="float" office:value="1833">
            <text:p>18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26geymzqh2qc0c1v86</text:p>
          </table:table-cell>
          <table:table-cell office:value-type="string">
            <text:p>WHITE</text:p>
          </table:table-cell>
          <table:table-cell office:value-type="string">
            <text:p>Bourgogne Chardonnay</text:p>
          </table:table-cell>
          <table:table-cell office:value-type="string">
            <text:p>Jean Baptiste Jessiaume</text:p>
          </table:table-cell>
          <table:table-cell office:value-type="float" office:value="46.32473">
            <text:p>46.324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BLIS GRAND CRU VAUDÈSIR</text:p>
          </table:table-cell>
          <table:table-cell office:value-type="string">
            <text:p>Thierry Laffay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70000">
            <text:p>770000</text:p>
          </table:table-cell>
          <table:table-cell office:value-type="float" office:value="513333">
            <text:p>51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t719epnq2t5mwk73m82</text:p>
          </table:table-cell>
          <table:table-cell office:value-type="string">
            <text:p>WHITE</text:p>
          </table:table-cell>
          <table:table-cell office:value-type="string">
            <text:p>Chablis Grand Cru ''''Vaudesir''''</text:p>
          </table:table-cell>
          <table:table-cell office:value-type="string">
            <text:p>Thierry Laffay</text:p>
          </table:table-cell>
          <table:table-cell office:value-type="float" office:value="58.511196">
            <text:p>58.5111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ÄTBURGUNDER GÖNNHEIMER</text:p>
          </table:table-cell>
          <table:table-cell office:value-type="string">
            <text:p>Ey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350">
            <text:p>1350</text:p>
          </table:table-cell>
          <table:table-cell office:value-type="float" office:value="900">
            <text:p>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1qtfd8mdxz9tg9g2k3r</text:p>
          </table:table-cell>
          <table:table-cell office:value-type="string">
            <text:p>SPARKLING</text:p>
          </table:table-cell>
          <table:table-cell office:value-type="string">
            <text:p>Gönnheimer Spätburgunder</text:p>
          </table:table-cell>
          <table:table-cell office:value-type="string">
            <text:p>Eymann</text:p>
          </table:table-cell>
          <table:table-cell office:value-type="float" office:value="41.959282">
            <text:p>41.9592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BLIS 1ER CRU MONT DE MILIEU</text:p>
          </table:table-cell>
          <table:table-cell office:value-type="string">
            <text:p>Thierry Laff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50">
            <text:p>3650</text:p>
          </table:table-cell>
          <table:table-cell office:value-type="float" office:value="2433">
            <text:p>24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3fyksqcmx4sm66hvwm</text:p>
          </table:table-cell>
          <table:table-cell office:value-type="string">
            <text:p>WHITE</text:p>
          </table:table-cell>
          <table:table-cell office:value-type="string">
            <text:p>Chablis 1er Cru 'Mont de Milieu'</text:p>
          </table:table-cell>
          <table:table-cell office:value-type="string">
            <text:p>Thierry Laffay</text:p>
          </table:table-cell>
          <table:table-cell office:value-type="float" office:value="61.71943">
            <text:p>61.719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BLIS VIEILLES VIGNES</text:p>
          </table:table-cell>
          <table:table-cell office:value-type="string">
            <text:p>Thierry Laff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750">
            <text:p>2750</text:p>
          </table:table-cell>
          <table:table-cell office:value-type="float" office:value="1833">
            <text:p>18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9642g3g8yfknp1433c</text:p>
          </table:table-cell>
          <table:table-cell office:value-type="string">
            <text:p>WHITE</text:p>
          </table:table-cell>
          <table:table-cell office:value-type="string">
            <text:p>Chablis Vieilles Vignes</text:p>
          </table:table-cell>
          <table:table-cell office:value-type="string">
            <text:p>Thierry Laffay</text:p>
          </table:table-cell>
          <table:table-cell office:value-type="float" office:value="53.85829">
            <text:p>53.8582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LES PIERRETS</text:p>
          </table:table-cell>
          <table:table-cell office:value-type="string">
            <text:p>Josme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850">
            <text:p>2850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1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qwr3f2vdjr0haym5hzc</text:p>
          </table:table-cell>
          <table:table-cell office:value-type="string">
            <text:p>WHITE</text:p>
          </table:table-cell>
          <table:table-cell office:value-type="string">
            <text:p>Les Pierrets Riesling</text:p>
          </table:table-cell>
          <table:table-cell office:value-type="string">
            <text:p>Josmeyer</text:p>
          </table:table-cell>
          <table:table-cell office:value-type="float" office:value="39.70826">
            <text:p>39.708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S UN CERTAIN REGARD</text:p>
          </table:table-cell>
          <table:table-cell office:value-type="string">
            <text:p>Josme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590">
            <text:p>2590</text:p>
          </table:table-cell>
          <table:table-cell office:value-type="float" office:value="1726">
            <text:p>17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1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t9k7ntq1fjy0ysr5wy</text:p>
          </table:table-cell>
          <table:table-cell office:value-type="string">
            <text:p>WHITE</text:p>
          </table:table-cell>
          <table:table-cell office:value-type="string">
            <text:p>Un Certain Regard Pinot Gris</text:p>
          </table:table-cell>
          <table:table-cell office:value-type="string">
            <text:p>Josmeyer</text:p>
          </table:table-cell>
          <table:table-cell office:value-type="float" office:value="51.779274">
            <text:p>51.7792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YLVANER PEAU ROUGE</text:p>
          </table:table-cell>
          <table:table-cell office:value-type="string">
            <text:p>Josme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590">
            <text:p>1590</text:p>
          </table:table-cell>
          <table:table-cell office:value-type="float" office:value="1060">
            <text:p>10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1 g/l 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wvb3nrxgatn45pzwr9mq0c</text:p>
          </table:table-cell>
          <table:table-cell office:value-type="string">
            <text:p>WHITE</text:p>
          </table:table-cell>
          <table:table-cell office:value-type="string">
            <text:p>Peau Rouge Sylvaner</text:p>
          </table:table-cell>
          <table:table-cell office:value-type="string">
            <text:p>Josmeyer</text:p>
          </table:table-cell>
          <table:table-cell office:value-type="float" office:value="44.10959">
            <text:p>44.1095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ILVANER TROCKEN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190">
            <text:p>1190</text:p>
          </table:table-cell>
          <table:table-cell office:value-type="float" office:value="793">
            <text:p>7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wq3rns1h81ekmpwq</text:p>
          </table:table-cell>
          <table:table-cell office:value-type="string">
            <text:p>WHITE</text:p>
          </table:table-cell>
          <table:table-cell office:value-type="string">
            <text:p>Silvaner Trocken</text:p>
          </table:table-cell>
          <table:table-cell office:value-type="string">
            <text:p>Wittmann</text:p>
          </table:table-cell>
          <table:table-cell office:value-type="float" office:value="33.66787">
            <text:p>33.667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ARESCO RONCHI RISERVA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00000">
            <text:p>1000000</text:p>
          </table:table-cell>
          <table:table-cell office:value-type="float" office:value="666666">
            <text:p>6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4wg7hhbwywecs90z</text:p>
          </table:table-cell>
          <table:table-cell office:value-type="string">
            <text:p>RED</text:p>
          </table:table-cell>
          <table:table-cell office:value-type="string">
            <text:p>Barbaresco Riserva Ronchi</text:p>
          </table:table-cell>
          <table:table-cell office:value-type="string">
            <text:p>Albino Rocca</text:p>
          </table:table-cell>
          <table:table-cell office:value-type="float" office:value="52.343998">
            <text:p>52.3439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ARESCO ANGELO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850">
            <text:p>5850</text:p>
          </table:table-cell>
          <table:table-cell office:value-type="float" office:value="3900">
            <text:p>3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c3gsyqw46mx06vy7</text:p>
          </table:table-cell>
          <table:table-cell office:value-type="string">
            <text:p>RED</text:p>
          </table:table-cell>
          <table:table-cell office:value-type="string">
            <text:p>Barbaresco Angelo</text:p>
          </table:table-cell>
          <table:table-cell office:value-type="string">
            <text:p>Albino Rocca</text:p>
          </table:table-cell>
          <table:table-cell office:value-type="float" office:value="50.386505">
            <text:p>50.3865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ARESCO RONCHI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50">
            <text:p>3850</text:p>
          </table:table-cell>
          <table:table-cell office:value-type="float" office:value="2566">
            <text:p>25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hke5vkbq4k6qb9q7wcpjz8m</text:p>
          </table:table-cell>
          <table:table-cell office:value-type="string">
            <text:p>RED</text:p>
          </table:table-cell>
          <table:table-cell office:value-type="string">
            <text:p>Barbaresco Ronchi</text:p>
          </table:table-cell>
          <table:table-cell office:value-type="string">
            <text:p>Albino Rocca</text:p>
          </table:table-cell>
          <table:table-cell office:value-type="float" office:value="51.306534">
            <text:p>51.3065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ALPOLICELLA SUPERIORE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45000">
            <text:p>145000</text:p>
          </table:table-cell>
          <table:table-cell office:value-type="float" office:value="96666">
            <text:p>9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kfdf0ebdpf1a3x0se</text:p>
          </table:table-cell>
          <table:table-cell office:value-type="string">
            <text:p>RED</text:p>
          </table:table-cell>
          <table:table-cell office:value-type="string">
            <text:p>Valpolicella Superiore</text:p>
          </table:table-cell>
          <table:table-cell office:value-type="string">
            <text:p>Marco Mosconi</text:p>
          </table:table-cell>
          <table:table-cell office:value-type="float" office:value="48.235516">
            <text:p>48.2355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</text:p>
          </table:table-cell>
          <table:table-cell office:value-type="string">
            <text:p>Mero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35000">
            <text:p>135000</text:p>
          </table:table-cell>
          <table:table-cell office:value-type="float" office:value="90000">
            <text:p>9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hn94rb1t6m12mxh3x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Meroi</text:p>
          </table:table-cell>
          <table:table-cell office:value-type="float" office:value="36.45859">
            <text:p>36.4585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IANCO PASSITO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06">
            <text:p>2006</text:p>
          </table:table-cell>
          <table:table-cell office:value-type="float" office:value="325000">
            <text:p>325000</text:p>
          </table:table-cell>
          <table:table-cell office:value-type="float" office:value="216666">
            <text:p>21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 x 6 / S | 13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3ncr135jw7d9n0z9q5</text:p>
          </table:table-cell>
          <table:table-cell office:value-type="string">
            <text:p>DESSERT</text:p>
          </table:table-cell>
          <table:table-cell office:value-type="string">
            <text:p>Passito Bianco</text:p>
          </table:table-cell>
          <table:table-cell office:value-type="string">
            <text:p>Marco Mosconi</text:p>
          </table:table-cell>
          <table:table-cell office:value-type="float" office:value="48.47552">
            <text:p>48.475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CIOTO DELLA VALPOLICELLA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7">
            <text:p>2017</text:p>
          </table:table-cell>
          <table:table-cell office:value-type="float" office:value="200000">
            <text:p>200000</text:p>
          </table:table-cell>
          <table:table-cell office:value-type="float" office:value="133333">
            <text:p>1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 x 6 / S | 9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3mdydxcsy5x8zs8fyr</text:p>
          </table:table-cell>
          <table:table-cell office:value-type="string">
            <text:p>DESSERT</text:p>
          </table:table-cell>
          <table:table-cell office:value-type="string">
            <text:p>Recioto della Valpolicella</text:p>
          </table:table-cell>
          <table:table-cell office:value-type="string">
            <text:p>Marco Mosconi</text:p>
          </table:table-cell>
          <table:table-cell office:value-type="float" office:value="55.14437">
            <text:p>55.144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CIOTO DI SOAVE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7">
            <text:p>2017</text:p>
          </table:table-cell>
          <table:table-cell office:value-type="float" office:value="180000">
            <text:p>180000</text:p>
          </table:table-cell>
          <table:table-cell office:value-type="float" office:value="120000">
            <text:p>12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 x 6 / S | 12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3m68k4n0ndf93egs85</text:p>
          </table:table-cell>
          <table:table-cell office:value-type="string">
            <text:p>DESSERT</text:p>
          </table:table-cell>
          <table:table-cell office:value-type="string">
            <text:p>Recioto di Soave</text:p>
          </table:table-cell>
          <table:table-cell office:value-type="string">
            <text:p>Marco Mosconi</text:p>
          </table:table-cell>
          <table:table-cell office:value-type="float" office:value="54.58572">
            <text:p>54.585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ORVINA ROSSO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74000">
            <text:p>74000</text:p>
          </table:table-cell>
          <table:table-cell office:value-type="float" office:value="49333">
            <text:p>49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neadcfywq84f4rvy4</text:p>
          </table:table-cell>
          <table:table-cell office:value-type="string">
            <text:p>RED</text:p>
          </table:table-cell>
          <table:table-cell office:value-type="string">
            <text:p>Corvina Rosso</text:p>
          </table:table-cell>
          <table:table-cell office:value-type="string">
            <text:p>Marco Mosconi</text:p>
          </table:table-cell>
          <table:table-cell office:value-type="float" office:value="50.295082">
            <text:p>50.2950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DELLA VALPOLICELLA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50000">
            <text:p>350000</text:p>
          </table:table-cell>
          <table:table-cell office:value-type="float" office:value="233333">
            <text:p>2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k5mz11kpmc1cef2n8</text:p>
          </table:table-cell>
          <table:table-cell office:value-type="string">
            <text:p>RED</text:p>
          </table:table-cell>
          <table:table-cell office:value-type="string">
            <text:p>Amarone della Valpolicella</text:p>
          </table:table-cell>
          <table:table-cell office:value-type="string">
            <text:p>Marco Mosconi</text:p>
          </table:table-cell>
          <table:table-cell office:value-type="float" office:value="53.9152">
            <text:p>53.91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ALPOLICELLA SUPERIORE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63000">
            <text:p>163000</text:p>
          </table:table-cell>
          <table:table-cell office:value-type="float" office:value="108666">
            <text:p>108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kfdf0ebdpf1a3x0se</text:p>
          </table:table-cell>
          <table:table-cell office:value-type="string">
            <text:p>RED</text:p>
          </table:table-cell>
          <table:table-cell office:value-type="string">
            <text:p>Valpolicella Superiore</text:p>
          </table:table-cell>
          <table:table-cell office:value-type="string">
            <text:p>Marco Mosconi</text:p>
          </table:table-cell>
          <table:table-cell office:value-type="float" office:value="48.235516">
            <text:p>48.2355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ARESCO RONCHI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8300">
            <text:p>8300</text:p>
          </table:table-cell>
          <table:table-cell office:value-type="float" office:value="5533">
            <text:p>55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hke5vkbq4k6qb9q7wcpjz8m</text:p>
          </table:table-cell>
          <table:table-cell office:value-type="string">
            <text:p>RED</text:p>
          </table:table-cell>
          <table:table-cell office:value-type="string">
            <text:p>Barbaresco Ronchi</text:p>
          </table:table-cell>
          <table:table-cell office:value-type="string">
            <text:p>Albino Rocca</text:p>
          </table:table-cell>
          <table:table-cell office:value-type="float" office:value="51.306534">
            <text:p>51.3065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ALPOLICELLA MONTECURTO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84000">
            <text:p>84000</text:p>
          </table:table-cell>
          <table:table-cell office:value-type="float" office:value="56000">
            <text:p>56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ksf5tagqbrmrn4ym8</text:p>
          </table:table-cell>
          <table:table-cell office:value-type="string">
            <text:p>RED</text:p>
          </table:table-cell>
          <table:table-cell office:value-type="string">
            <text:p>Valpolicella Montecurto</text:p>
          </table:table-cell>
          <table:table-cell office:value-type="string">
            <text:p>Marco Mosconi</text:p>
          </table:table-cell>
          <table:table-cell office:value-type="float" office:value="52.523476">
            <text:p>52.5234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OAVE CORTE PARADISO 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69000">
            <text:p>69000</text:p>
          </table:table-cell>
          <table:table-cell office:value-type="float" office:value="46000">
            <text:p>46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k86qfvtkd8hdzxbhy</text:p>
          </table:table-cell>
          <table:table-cell office:value-type="string">
            <text:p>WHITE</text:p>
          </table:table-cell>
          <table:table-cell office:value-type="string">
            <text:p>Corte Paradiso Soave</text:p>
          </table:table-cell>
          <table:table-cell office:value-type="string">
            <text:p>Marco Mosconi</text:p>
          </table:table-cell>
          <table:table-cell office:value-type="float" office:value="57.218163">
            <text:p>57.2181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BLANC</text:p>
          </table:table-cell>
          <table:table-cell office:value-type="string">
            <text:p>Schinter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4533">
            <text:p>45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84jk4f2x31zxq7jh81b</text:p>
          </table:table-cell>
          <table:table-cell office:value-type="string">
            <text:p>SPARKLING</text:p>
          </table:table-cell>
          <table:table-cell office:value-type="string">
            <text:p>Sauvignon Blanc</text:p>
          </table:table-cell>
          <table:table-cell office:value-type="string">
            <text:p>Schinterhof</text:p>
          </table:table-cell>
          <table:table-cell office:value-type="float" office:value="39.42334">
            <text:p>39.423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BLANC</text:p>
          </table:table-cell>
          <table:table-cell office:value-type="string">
            <text:p>Schin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990">
            <text:p>2990</text:p>
          </table:table-cell>
          <table:table-cell office:value-type="float" office:value="1993">
            <text:p>19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84jk4f2x31zxq7jh81b</text:p>
          </table:table-cell>
          <table:table-cell office:value-type="string">
            <text:p>SPARKLING</text:p>
          </table:table-cell>
          <table:table-cell office:value-type="string">
            <text:p>Sauvignon Blanc</text:p>
          </table:table-cell>
          <table:table-cell office:value-type="string">
            <text:p>Schinterhof</text:p>
          </table:table-cell>
          <table:table-cell office:value-type="float" office:value="39.42334">
            <text:p>39.423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</text:p>
          </table:table-cell>
          <table:table-cell office:value-type="string">
            <text:p>Schinter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3950">
            <text:p>3950</text:p>
          </table:table-cell>
          <table:table-cell office:value-type="float" office:value="2633">
            <text:p>26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eqyhp28q09wgerqnj8dzjr2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Schinterhof</text:p>
          </table:table-cell>
          <table:table-cell office:value-type="float" office:value="42.06042">
            <text:p>42.060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</text:p>
          </table:table-cell>
          <table:table-cell office:value-type="string">
            <text:p>Schin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590">
            <text:p>1590</text:p>
          </table:table-cell>
          <table:table-cell office:value-type="float" office:value="1060">
            <text:p>10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eqyhp28q09wgerqnj8dzjr2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Schinterhof</text:p>
          </table:table-cell>
          <table:table-cell office:value-type="float" office:value="42.06042">
            <text:p>42.060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</text:p>
          </table:table-cell>
          <table:table-cell office:value-type="string">
            <text:p>Mero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69000">
            <text:p>169000</text:p>
          </table:table-cell>
          <table:table-cell office:value-type="float" office:value="112666">
            <text:p>112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hxm0y1ms8d03q6rma</text:p>
          </table:table-cell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Meroi</text:p>
          </table:table-cell>
          <table:table-cell office:value-type="float" office:value="30.989391">
            <text:p>30.9893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</text:p>
          </table:table-cell>
          <table:table-cell office:value-type="string">
            <text:p>Mero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09000">
            <text:p>209000</text:p>
          </table:table-cell>
          <table:table-cell office:value-type="float" office:value="139333">
            <text:p>139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hgnf9xm90eanmnvfs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Meroi</text:p>
          </table:table-cell>
          <table:table-cell office:value-type="float" office:value="31.56486">
            <text:p>31.564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T VIGNA DOMININ</text:p>
          </table:table-cell>
          <table:table-cell office:value-type="string">
            <text:p>Mero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9000">
            <text:p>449000</text:p>
          </table:table-cell>
          <table:table-cell office:value-type="float" office:value="299333">
            <text:p>299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hafamjmxc3mxtn1h1</text:p>
          </table:table-cell>
          <table:table-cell office:value-type="string">
            <text:p>RED</text:p>
          </table:table-cell>
          <table:table-cell office:value-type="string">
            <text:p>Merlot Vigna Dominin</text:p>
          </table:table-cell>
          <table:table-cell office:value-type="string">
            <text:p>Meroi</text:p>
          </table:table-cell>
          <table:table-cell office:value-type="float" office:value="45.406254">
            <text:p>45.4062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FOSCO CALVARI</text:p>
          </table:table-cell>
          <table:table-cell office:value-type="string">
            <text:p>Meroi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40000">
            <text:p>740000</text:p>
          </table:table-cell>
          <table:table-cell office:value-type="float" office:value="493333">
            <text:p>49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rca03etzs8xxnb0qp7bjjfm</text:p>
          </table:table-cell>
          <table:table-cell office:value-type="string">
            <text:p>RED</text:p>
          </table:table-cell>
          <table:table-cell office:value-type="string">
            <text:p>Refosco Calvari</text:p>
          </table:table-cell>
          <table:table-cell office:value-type="string">
            <text:p>Meroi</text:p>
          </table:table-cell>
          <table:table-cell office:value-type="float" office:value="46.90194">
            <text:p>46.901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AMATERRA</text:p>
          </table:table-cell>
          <table:table-cell office:value-type="string">
            <text:p>Proprieta Spe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50000">
            <text:p>350000</text:p>
          </table:table-cell>
          <table:table-cell office:value-type="float" office:value="233333">
            <text:p>2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90k71x5hg73wjm26h</text:p>
          </table:table-cell>
          <table:table-cell office:value-type="string">
            <text:p>RED</text:p>
          </table:table-cell>
          <table:table-cell office:value-type="string">
            <text:p>Bramaterra</text:p>
          </table:table-cell>
          <table:table-cell office:value-type="string">
            <text:p>Proprieta Sperino</text:p>
          </table:table-cell>
          <table:table-cell office:value-type="float" office:value="60.88187">
            <text:p>60.881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ESSONA RISERVA VIGNA COVÀ</text:p>
          </table:table-cell>
          <table:table-cell office:value-type="string">
            <text:p>Proprieta Spe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00000">
            <text:p>900000</text:p>
          </table:table-cell>
          <table:table-cell office:value-type="float" office:value="600000">
            <text:p>6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9fj15qtdzjgwftqd3</text:p>
          </table:table-cell>
          <table:table-cell office:value-type="string">
            <text:p>RED</text:p>
          </table:table-cell>
          <table:table-cell office:value-type="string">
            <text:p>Vigna Covà Lessona Riserva</text:p>
          </table:table-cell>
          <table:table-cell office:value-type="string">
            <text:p>Proprieta Sperino</text:p>
          </table:table-cell>
          <table:table-cell office:value-type="float" office:value="69.11704">
            <text:p>69.117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NGHE CHARDONNAY DA BERTÜ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890">
            <text:p>890</text:p>
          </table:table-cell>
          <table:table-cell office:value-type="float" office:value="593">
            <text:p>5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hfs1b0shqgx0zf73</text:p>
          </table:table-cell>
          <table:table-cell office:value-type="string">
            <text:p>WHITE</text:p>
          </table:table-cell>
          <table:table-cell office:value-type="string">
            <text:p>Da Bertü Chardonnay Langhe</text:p>
          </table:table-cell>
          <table:table-cell office:value-type="string">
            <text:p>Albino Rocca</text:p>
          </table:table-cell>
          <table:table-cell office:value-type="float" office:value="57.01842">
            <text:p>57.018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ORTESE LA ROCCA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490">
            <text:p>1490</text:p>
          </table:table-cell>
          <table:table-cell office:value-type="float" office:value="993">
            <text:p>9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f13ezkde9h29zq2p</text:p>
          </table:table-cell>
          <table:table-cell office:value-type="string">
            <text:p>WHITE</text:p>
          </table:table-cell>
          <table:table-cell office:value-type="string">
            <text:p>Cortese La Rocca</text:p>
          </table:table-cell>
          <table:table-cell office:value-type="string">
            <text:p>Albino Rocca</text:p>
          </table:table-cell>
          <table:table-cell office:value-type="float" office:value="53.28866">
            <text:p>53.288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DOLCETTO D`ALBA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890">
            <text:p>890</text:p>
          </table:table-cell>
          <table:table-cell office:value-type="float" office:value="593">
            <text:p>5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sbbhgcqygqm1w38v</text:p>
          </table:table-cell>
          <table:table-cell office:value-type="string">
            <text:p>RED</text:p>
          </table:table-cell>
          <table:table-cell office:value-type="string">
            <text:p>Dolcetto d'Alba</text:p>
          </table:table-cell>
          <table:table-cell office:value-type="string">
            <text:p>Albino Rocca</text:p>
          </table:table-cell>
          <table:table-cell office:value-type="float" office:value="47.91366">
            <text:p>47.913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ERA D`ALBA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890">
            <text:p>890</text:p>
          </table:table-cell>
          <table:table-cell office:value-type="float" office:value="593">
            <text:p>5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ajcq86yggqq893s7</text:p>
          </table:table-cell>
          <table:table-cell office:value-type="string">
            <text:p>RED</text:p>
          </table:table-cell>
          <table:table-cell office:value-type="string">
            <text:p>Barbera d'Alba</text:p>
          </table:table-cell>
          <table:table-cell office:value-type="string">
            <text:p>Albino Rocca</text:p>
          </table:table-cell>
          <table:table-cell office:value-type="float" office:value="47.128036">
            <text:p>47.1280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ERA D`ALBA GEPIN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590">
            <text:p>1590</text:p>
          </table:table-cell>
          <table:table-cell office:value-type="float" office:value="1060">
            <text:p>10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2hhb8wxp54m5e8c4</text:p>
          </table:table-cell>
          <table:table-cell office:value-type="string">
            <text:p>RED</text:p>
          </table:table-cell>
          <table:table-cell office:value-type="string">
            <text:p>Barbera d'Alba Gepin</text:p>
          </table:table-cell>
          <table:table-cell office:value-type="string">
            <text:p>Albino Rocca</text:p>
          </table:table-cell>
          <table:table-cell office:value-type="float" office:value="54.322426">
            <text:p>54.3224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NEBBIOLO D`ALBA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250">
            <text:p>1250</text:p>
          </table:table-cell>
          <table:table-cell office:value-type="float" office:value="833">
            <text:p>8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d89wz0mavcrbxenm</text:p>
          </table:table-cell>
          <table:table-cell office:value-type="string">
            <text:p>RED</text:p>
          </table:table-cell>
          <table:table-cell office:value-type="string">
            <text:p>Nebbiolo d'Alba</text:p>
          </table:table-cell>
          <table:table-cell office:value-type="string">
            <text:p>Albino Rocca</text:p>
          </table:table-cell>
          <table:table-cell office:value-type="float" office:value="47.8068">
            <text:p>47.80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ARESCO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350">
            <text:p>2350</text:p>
          </table:table-cell>
          <table:table-cell office:value-type="float" office:value="1566">
            <text:p>15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6v9trkyjc8rkxh0j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Albino Rocca</text:p>
          </table:table-cell>
          <table:table-cell office:value-type="float" office:value="42.23448">
            <text:p>42.234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ARESCO MONTERSINO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2333">
            <text:p>2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s5q6jjj56zgwqyqt</text:p>
          </table:table-cell>
          <table:table-cell office:value-type="string">
            <text:p>RED</text:p>
          </table:table-cell>
          <table:table-cell office:value-type="string">
            <text:p>Barbaresco Montersino</text:p>
          </table:table-cell>
          <table:table-cell office:value-type="string">
            <text:p>Albino Rocca</text:p>
          </table:table-cell>
          <table:table-cell office:value-type="float" office:value="54.648064">
            <text:p>54.6480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ARESCO MONTERSINO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500">
            <text:p>3500</text:p>
          </table:table-cell>
          <table:table-cell office:value-type="float" office:value="2333">
            <text:p>2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s5q6jjj56zgwqyqt</text:p>
          </table:table-cell>
          <table:table-cell office:value-type="string">
            <text:p>RED</text:p>
          </table:table-cell>
          <table:table-cell office:value-type="string">
            <text:p>Barbaresco Montersino</text:p>
          </table:table-cell>
          <table:table-cell office:value-type="string">
            <text:p>Albino Rocca</text:p>
          </table:table-cell>
          <table:table-cell office:value-type="float" office:value="54.648064">
            <text:p>54.6480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ARESCO COTTÀ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2333">
            <text:p>2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gdww303872k4nyx2</text:p>
          </table:table-cell>
          <table:table-cell office:value-type="string">
            <text:p>RED</text:p>
          </table:table-cell>
          <table:table-cell office:value-type="string">
            <text:p>Barbaresco Cottà</text:p>
          </table:table-cell>
          <table:table-cell office:value-type="string">
            <text:p>Albino Rocca</text:p>
          </table:table-cell>
          <table:table-cell office:value-type="float" office:value="49.97573">
            <text:p>49.975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ARESCO RONCHI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50">
            <text:p>3850</text:p>
          </table:table-cell>
          <table:table-cell office:value-type="float" office:value="2566">
            <text:p>25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hke5vkbq4k6qb9q7wcpjz8m</text:p>
          </table:table-cell>
          <table:table-cell office:value-type="string">
            <text:p>RED</text:p>
          </table:table-cell>
          <table:table-cell office:value-type="string">
            <text:p>Barbaresco Ronchi</text:p>
          </table:table-cell>
          <table:table-cell office:value-type="string">
            <text:p>Albino Rocca</text:p>
          </table:table-cell>
          <table:table-cell office:value-type="float" office:value="51.306534">
            <text:p>51.3065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ENIN SUR GRANITE CHAMPTOISÉ</text:p>
          </table:table-cell>
          <table:table-cell office:value-type="string">
            <text:p>Ser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850">
            <text:p>1850</text:p>
          </table:table-cell>
          <table:table-cell office:value-type="float" office:value="1233">
            <text:p>1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abcewkjk4djgf3dc7e</text:p>
          </table:table-cell>
          <table:table-cell office:value-type="string">
            <text:p>WHITE</text:p>
          </table:table-cell>
          <table:table-cell office:value-type="string">
            <text:p>Champtoisé Chenin Sur Granite</text:p>
          </table:table-cell>
          <table:table-cell office:value-type="string">
            <text:p>Sérol</text:p>
          </table:table-cell>
          <table:table-cell office:value-type="float" office:value="52.71736">
            <text:p>52.717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T D´EUALIE - MAGNUM - 48 mesi</text:p>
          </table:table-cell>
          <table:table-cell office:value-type="string">
            <text:p>Edouard Duva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8990">
            <text:p>8990</text:p>
          </table:table-cell>
          <table:table-cell office:value-type="float" office:value="5993">
            <text:p>59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Apr-24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ycw5dh1a61b30j6v21q5wq</text:p>
          </table:table-cell>
          <table:table-cell office:value-type="string">
            <text:p>SPARKLING</text:p>
          </table:table-cell>
          <table:table-cell office:value-type="string">
            <text:p>Brut d'Eulalie Champagne</text:p>
          </table:table-cell>
          <table:table-cell office:value-type="string">
            <text:p>Edouard Duval</text:p>
          </table:table-cell>
          <table:table-cell office:value-type="float" office:value="49.387497">
            <text:p>49.3874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T D´EULALIE - DOPPIOMAG. - 48 mesi</text:p>
          </table:table-cell>
          <table:table-cell office:value-type="string">
            <text:p>Edouard Duval</text:p>
          </table:table-cell>
          <table:table-cell office:value-type="string"/>
          <table:table-cell office:value-type="string">
            <text:p>MATHUSALEM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office:value-type="float" office:value="14000">
            <text:p>1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3,00 x 1 / S | Sep-24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ycw5dh1a61b30j6v21q5wq</text:p>
          </table:table-cell>
          <table:table-cell office:value-type="string">
            <text:p>SPARKLING</text:p>
          </table:table-cell>
          <table:table-cell office:value-type="string">
            <text:p>Brut d'Eulalie Champagne</text:p>
          </table:table-cell>
          <table:table-cell office:value-type="string">
            <text:p>Edouard Duval</text:p>
          </table:table-cell>
          <table:table-cell office:value-type="float" office:value="51.456783">
            <text:p>51.4567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T D´EULALIE - MATHUSALEM - 48 mesi</text:p>
          </table:table-cell>
          <table:table-cell office:value-type="string">
            <text:p>Edouard Duval</text:p>
          </table:table-cell>
          <table:table-cell office:value-type="string"/>
          <table:table-cell office:value-type="string">
            <text:p>IMPERIAL</text:p>
          </table:table-cell>
          <table:table-cell office:value-type="float" office:value="0">
            <text:p>0</text:p>
          </table:table-cell>
          <table:table-cell office:value-type="float" office:value="53000">
            <text:p>53000</text:p>
          </table:table-cell>
          <table:table-cell office:value-type="float" office:value="35333">
            <text:p>35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6,00 x 1 / S | Jul-23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ycw5dh1a61b30j6v21q5wq</text:p>
          </table:table-cell>
          <table:table-cell office:value-type="string">
            <text:p>SPARKLING</text:p>
          </table:table-cell>
          <table:table-cell office:value-type="string">
            <text:p>Brut d'Eulalie Champagne</text:p>
          </table:table-cell>
          <table:table-cell office:value-type="string">
            <text:p>Edouard Duval</text:p>
          </table:table-cell>
          <table:table-cell office:value-type="float" office:value="51.456783">
            <text:p>51.4567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 JANCÉLIE BRUT NATURE </text:p>
          </table:table-cell>
          <table:table-cell office:value-type="string">
            <text:p>Barrat-Mass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50">
            <text:p>3450</text:p>
          </table:table-cell>
          <table:table-cell office:value-type="float" office:value="2300">
            <text:p>2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Aug-24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2jfs61sfypg9qtx96g4</text:p>
          </table:table-cell>
          <table:table-cell office:value-type="string">
            <text:p>SPARKLING</text:p>
          </table:table-cell>
          <table:table-cell office:value-type="string">
            <text:p>La Jancélie Brut Nature Champagne</text:p>
          </table:table-cell>
          <table:table-cell office:value-type="string">
            <text:p>Barrat-Masson</text:p>
          </table:table-cell>
          <table:table-cell office:value-type="float" office:value="51.817757">
            <text:p>51.8177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RAIN D`ARGILE BRUT NATURE</text:p>
          </table:table-cell>
          <table:table-cell office:value-type="string">
            <text:p>Barrat-Masson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850">
            <text:p>3850</text:p>
          </table:table-cell>
          <table:table-cell office:value-type="float" office:value="2566">
            <text:p>25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Oct-24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q3c74tjnkej5yajyhn</text:p>
          </table:table-cell>
          <table:table-cell office:value-type="string">
            <text:p>SPARKLING</text:p>
          </table:table-cell>
          <table:table-cell office:value-type="string">
            <text:p>Grain d'Argile Brut Nature Champagne</text:p>
          </table:table-cell>
          <table:table-cell office:value-type="string">
            <text:p>Barrat-Masson</text:p>
          </table:table-cell>
          <table:table-cell office:value-type="float" office:value="51.815865">
            <text:p>51.8158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T RF</text:p>
          </table:table-cell>
          <table:table-cell office:value-type="string">
            <text:p>Roberto Fer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590">
            <text:p>1590</text:p>
          </table:table-cell>
          <table:table-cell office:value-type="float" office:value="1060">
            <text:p>10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d9ctrhva7d4xn9cvj</text:p>
          </table:table-cell>
          <table:table-cell office:value-type="string">
            <text:p>RED</text:p>
          </table:table-cell>
          <table:table-cell office:value-type="string">
            <text:p>Merlot RF</text:p>
          </table:table-cell>
          <table:table-cell office:value-type="string">
            <text:p>Roberto Ferrari</text:p>
          </table:table-cell>
          <table:table-cell office:value-type="float" office:value="45.38099">
            <text:p>45.3809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ULSAR BLANC RTC macerato</text:p>
          </table:table-cell>
          <table:table-cell office:value-type="string">
            <text:p>Roberto Fer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10000">
            <text:p>310000</text:p>
          </table:table-cell>
          <table:table-cell office:value-type="float" office:value="206666">
            <text:p>20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es2skj0hmhttjwrda</text:p>
          </table:table-cell>
          <table:table-cell office:value-type="string">
            <text:p>WHITE</text:p>
          </table:table-cell>
          <table:table-cell office:value-type="string">
            <text:p>Pulsar Blanc RTC Bio</text:p>
          </table:table-cell>
          <table:table-cell office:value-type="string">
            <text:p>Roberto Ferrari</text:p>
          </table:table-cell>
          <table:table-cell office:value-type="float" office:value="45.67842">
            <text:p>45.678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ULSAR SAUVIGNON macerato</text:p>
          </table:table-cell>
          <table:table-cell office:value-type="string">
            <text:p>Roberto Fer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85000">
            <text:p>285000</text:p>
          </table:table-cell>
          <table:table-cell office:value-type="float" office:value="190000">
            <text:p>19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e2yfda4fwpe5zvjgr</text:p>
          </table:table-cell>
          <table:table-cell office:value-type="string">
            <text:p>WHITE</text:p>
          </table:table-cell>
          <table:table-cell office:value-type="string">
            <text:p>Sauvignon Pulsar</text:p>
          </table:table-cell>
          <table:table-cell office:value-type="string">
            <text:p>Roberto Ferrari</text:p>
          </table:table-cell>
          <table:table-cell office:value-type="float" office:value="41.377495">
            <text:p>41.3774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ALPOLICELLA SUPERIORE - MAGNUM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390000">
            <text:p>390000</text:p>
          </table:table-cell>
          <table:table-cell office:value-type="float" office:value="260000">
            <text:p>26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kfdf0ebdpf1a3x0se</text:p>
          </table:table-cell>
          <table:table-cell office:value-type="string">
            <text:p>RED</text:p>
          </table:table-cell>
          <table:table-cell office:value-type="string">
            <text:p>Valpolicella Superiore</text:p>
          </table:table-cell>
          <table:table-cell office:value-type="string">
            <text:p>Marco Mosconi</text:p>
          </table:table-cell>
          <table:table-cell office:value-type="float" office:value="48.235516">
            <text:p>48.2355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DELLA VALPOL. - MAGNUM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800000">
            <text:p>800000</text:p>
          </table:table-cell>
          <table:table-cell office:value-type="float" office:value="533333">
            <text:p>5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k5mz11kpmc1cef2n8</text:p>
          </table:table-cell>
          <table:table-cell office:value-type="string">
            <text:p>RED</text:p>
          </table:table-cell>
          <table:table-cell office:value-type="string">
            <text:p>Amarone della Valpolicella</text:p>
          </table:table-cell>
          <table:table-cell office:value-type="string">
            <text:p>Marco Mosconi</text:p>
          </table:table-cell>
          <table:table-cell office:value-type="float" office:value="48.212982">
            <text:p>48.2129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UCCE BIANCO macerato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19000">
            <text:p>119000</text:p>
          </table:table-cell>
          <table:table-cell office:value-type="float" office:value="79333">
            <text:p>79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rdzpgyrysf1yma27hj</text:p>
          </table:table-cell>
          <table:table-cell office:value-type="string">
            <text:p>WHITE</text:p>
          </table:table-cell>
          <table:table-cell office:value-type="string">
            <text:p>Bucce Bio</text:p>
          </table:table-cell>
          <table:table-cell office:value-type="string">
            <text:p>Marco Mosconi</text:p>
          </table:table-cell>
          <table:table-cell office:value-type="float" office:value="48.32956">
            <text:p>48.329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TRE MONELLI ROSSO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9000">
            <text:p>99000</text:p>
          </table:table-cell>
          <table:table-cell office:value-type="float" office:value="66000">
            <text:p>66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n9y350gb92mb4eykp</text:p>
          </table:table-cell>
          <table:table-cell office:value-type="string">
            <text:p>RED</text:p>
          </table:table-cell>
          <table:table-cell office:value-type="string">
            <text:p>Rosso 3 Monelli Bio</text:p>
          </table:table-cell>
          <table:table-cell office:value-type="string">
            <text:p>Marco Mosconi</text:p>
          </table:table-cell>
          <table:table-cell office:value-type="float" office:value="46.745506">
            <text:p>46.7455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NESTRI BIANCO</text:p>
          </table:table-cell>
          <table:table-cell office:value-type="string">
            <text:p>Mero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25000">
            <text:p>125000</text:p>
          </table:table-cell>
          <table:table-cell office:value-type="float" office:value="83333">
            <text:p>8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h829j6kcj7eqh0trh</text:p>
          </table:table-cell>
          <table:table-cell office:value-type="string">
            <text:p>RED</text:p>
          </table:table-cell>
          <table:table-cell office:value-type="string">
            <text:p>Nèstri</text:p>
          </table:table-cell>
          <table:table-cell office:value-type="string">
            <text:p>Meroi</text:p>
          </table:table-cell>
          <table:table-cell office:value-type="float" office:value="40.52723">
            <text:p>40.527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DOMININ</text:p>
          </table:table-cell>
          <table:table-cell office:value-type="string">
            <text:p>Mero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29000">
            <text:p>329000</text:p>
          </table:table-cell>
          <table:table-cell office:value-type="float" office:value="219333">
            <text:p>219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hf7mqrygj7ew5ngc1</text:p>
          </table:table-cell>
          <table:table-cell office:value-type="string">
            <text:p>WHITE</text:p>
          </table:table-cell>
          <table:table-cell office:value-type="string">
            <text:p>Vigna Dominin Chardonnay</text:p>
          </table:table-cell>
          <table:table-cell office:value-type="string">
            <text:p>Meroi</text:p>
          </table:table-cell>
          <table:table-cell office:value-type="float" office:value="38.37554">
            <text:p>38.375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NESTRI ROSSO</text:p>
          </table:table-cell>
          <table:table-cell office:value-type="string">
            <text:p>Mero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25000">
            <text:p>125000</text:p>
          </table:table-cell>
          <table:table-cell office:value-type="float" office:value="83333">
            <text:p>8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h829j6kcj7eqh0trh</text:p>
          </table:table-cell>
          <table:table-cell office:value-type="string">
            <text:p>RED</text:p>
          </table:table-cell>
          <table:table-cell office:value-type="string">
            <text:p>Nèstri</text:p>
          </table:table-cell>
          <table:table-cell office:value-type="string">
            <text:p>Meroi</text:p>
          </table:table-cell>
          <table:table-cell office:value-type="float" office:value="40.52723">
            <text:p>40.527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T ROSS DI BURI</text:p>
          </table:table-cell>
          <table:table-cell office:value-type="string">
            <text:p>Mero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59000">
            <text:p>259000</text:p>
          </table:table-cell>
          <table:table-cell office:value-type="float" office:value="172666">
            <text:p>172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h6e59qa90etp4ypbq</text:p>
          </table:table-cell>
          <table:table-cell office:value-type="string">
            <text:p>RED</text:p>
          </table:table-cell>
          <table:table-cell office:value-type="string">
            <text:p>Ros di Buri</text:p>
          </table:table-cell>
          <table:table-cell office:value-type="string">
            <text:p>Meroi</text:p>
          </table:table-cell>
          <table:table-cell office:value-type="float" office:value="41.296577">
            <text:p>41.2965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FOSCO VIGNA DOMININ</text:p>
          </table:table-cell>
          <table:table-cell office:value-type="string">
            <text:p>Mero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15000">
            <text:p>415000</text:p>
          </table:table-cell>
          <table:table-cell office:value-type="float" office:value="276666">
            <text:p>27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hychs8tggt0jmcvdf</text:p>
          </table:table-cell>
          <table:table-cell office:value-type="string">
            <text:p>RED</text:p>
          </table:table-cell>
          <table:table-cell office:value-type="string">
            <text:p>Refosco dal Peduncolo Rosso Vigna Dominin</text:p>
          </table:table-cell>
          <table:table-cell office:value-type="string">
            <text:p>Meroi</text:p>
          </table:table-cell>
          <table:table-cell office:value-type="float" office:value="42.89954">
            <text:p>42.899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 DI VALTELLINA</text:p>
          </table:table-cell>
          <table:table-cell office:value-type="string">
            <text:p>I Vit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800">
            <text:p>1800</text:p>
          </table:table-cell>
          <table:table-cell office:value-type="float" office:value="1200">
            <text:p>1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erbeteveqbxw1vbkfgxghv1</text:p>
          </table:table-cell>
          <table:table-cell office:value-type="string">
            <text:p>RED</text:p>
          </table:table-cell>
          <table:table-cell office:value-type="string">
            <text:p>Nebbiolo Rosso di Valtellina</text:p>
          </table:table-cell>
          <table:table-cell office:value-type="string">
            <text:p>I Vitari</text:p>
          </table:table-cell>
          <table:table-cell office:value-type="float" office:value="44.43043">
            <text:p>44.430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ALTELLINA SUP. GRUMELLO „SO“</text:p>
          </table:table-cell>
          <table:table-cell office:value-type="string">
            <text:p>I Vit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200">
            <text:p>3200</text:p>
          </table:table-cell>
          <table:table-cell office:value-type="float" office:value="2133">
            <text:p>21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5c12g7qwz6xb6yjjgy</text:p>
          </table:table-cell>
          <table:table-cell office:value-type="string">
            <text:p>RED</text:p>
          </table:table-cell>
          <table:table-cell office:value-type="string">
            <text:p>Valtellina Superiore SO Grumello</text:p>
          </table:table-cell>
          <table:table-cell office:value-type="string">
            <text:p>I Vitari</text:p>
          </table:table-cell>
          <table:table-cell office:value-type="float" office:value="51.379906">
            <text:p>51.3799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ALTELLINA SUP. GRUMELLO „SO“ </text:p>
          </table:table-cell>
          <table:table-cell office:value-type="string">
            <text:p>I Vita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4333">
            <text:p>4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5c12g7qwz6xb6yjjgy</text:p>
          </table:table-cell>
          <table:table-cell office:value-type="string">
            <text:p>RED</text:p>
          </table:table-cell>
          <table:table-cell office:value-type="string">
            <text:p>Valtellina Superiore SO Grumello</text:p>
          </table:table-cell>
          <table:table-cell office:value-type="string">
            <text:p>I Vitari</text:p>
          </table:table-cell>
          <table:table-cell office:value-type="float" office:value="51.379906">
            <text:p>51.3799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A DEL ROSA</text:p>
          </table:table-cell>
          <table:table-cell office:value-type="string">
            <text:p>Proprieta Spe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118000">
            <text:p>118000</text:p>
          </table:table-cell>
          <table:table-cell office:value-type="float" office:value="78666">
            <text:p>78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9c68f8gxwb2kq9v5k</text:p>
          </table:table-cell>
          <table:table-cell office:value-type="string">
            <text:p>ROSE</text:p>
          </table:table-cell>
          <table:table-cell office:value-type="string">
            <text:p>Rosa del Rosa Rosato</text:p>
          </table:table-cell>
          <table:table-cell office:value-type="string">
            <text:p>Proprieta Sperino</text:p>
          </table:table-cell>
          <table:table-cell office:value-type="float" office:value="57.221">
            <text:p>57.22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ESSONA</text:p>
          </table:table-cell>
          <table:table-cell office:value-type="string">
            <text:p>Proprieta Spe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50000">
            <text:p>450000</text:p>
          </table:table-cell>
          <table:table-cell office:value-type="float" office:value="300000">
            <text:p>3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98pdr2jkf1z6h88xw</text:p>
          </table:table-cell>
          <table:table-cell office:value-type="string">
            <text:p>RED</text:p>
          </table:table-cell>
          <table:table-cell office:value-type="string">
            <text:p>Nebbiolo Lessona</text:p>
          </table:table-cell>
          <table:table-cell office:value-type="string">
            <text:p>Proprieta Sperino</text:p>
          </table:table-cell>
          <table:table-cell office:value-type="float" office:value="57.594547">
            <text:p>57.5945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ESSONA RIS. VIGNA COVÀ - MAGNUM - </text:p>
          </table:table-cell>
          <table:table-cell office:value-type="string">
            <text:p>Proprieta Sperino</text:p>
          </table:table-cell>
          <table:table-cell office:value-type="string">
            <text:p>Limitato</text:p>
          </table:table-cell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2100000">
            <text:p>2100000</text:p>
          </table:table-cell>
          <table:table-cell office:value-type="float" office:value="1400000">
            <text:p>14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9fj15qtdzjgwftqd3</text:p>
          </table:table-cell>
          <table:table-cell office:value-type="string">
            <text:p>RED</text:p>
          </table:table-cell>
          <table:table-cell office:value-type="string">
            <text:p>Vigna Covà Lessona Riserva</text:p>
          </table:table-cell>
          <table:table-cell office:value-type="string">
            <text:p>Proprieta Sperino</text:p>
          </table:table-cell>
          <table:table-cell office:value-type="float" office:value="66.020386">
            <text:p>66.0203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NGHE NEBBIOLO ROSSO DI ROCCA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1090">
            <text:p>1090</text:p>
          </table:table-cell>
          <table:table-cell office:value-type="float" office:value="726">
            <text:p>7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d40kwyg05gbgex6h</text:p>
          </table:table-cell>
          <table:table-cell office:value-type="string">
            <text:p>RED</text:p>
          </table:table-cell>
          <table:table-cell office:value-type="string">
            <text:p>Rosso di Rocca</text:p>
          </table:table-cell>
          <table:table-cell office:value-type="string">
            <text:p>Albino Rocca</text:p>
          </table:table-cell>
          <table:table-cell office:value-type="float" office:value="49.641342">
            <text:p>49.6413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LTA LANGA SOLONOIR BRUT - 30 mesi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550">
            <text:p>1550</text:p>
          </table:table-cell>
          <table:table-cell office:value-type="float" office:value="1033">
            <text:p>10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Sep-24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955ypqej5d67ke61cxw</text:p>
          </table:table-cell>
          <table:table-cell office:value-type="string">
            <text:p>SPARKLING</text:p>
          </table:table-cell>
          <table:table-cell office:value-type="string">
            <text:p>Solonoir</text:p>
          </table:table-cell>
          <table:table-cell office:value-type="string">
            <text:p>Réva</text:p>
          </table:table-cell>
          <table:table-cell office:value-type="float" office:value="40.82834">
            <text:p>40.828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NGHE BIANCO GREY (Sauvignon Gris)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290">
            <text:p>1290</text:p>
          </table:table-cell>
          <table:table-cell office:value-type="float" office:value="860">
            <text:p>8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54qe1ym0c1xn2dxbgn</text:p>
          </table:table-cell>
          <table:table-cell office:value-type="string">
            <text:p>WHITE</text:p>
          </table:table-cell>
          <table:table-cell office:value-type="string">
            <text:p>Grey</text:p>
          </table:table-cell>
          <table:table-cell office:value-type="string">
            <text:p>Réva</text:p>
          </table:table-cell>
          <table:table-cell office:value-type="float" office:value="33.95819">
            <text:p>33.9581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NGHE BIANCO GREY - MAGNUM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2300">
            <text:p>2300</text:p>
          </table:table-cell>
          <table:table-cell office:value-type="float" office:value="1533">
            <text:p>15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54qe1ym0c1xn2dxbgn</text:p>
          </table:table-cell>
          <table:table-cell office:value-type="string">
            <text:p>WHITE</text:p>
          </table:table-cell>
          <table:table-cell office:value-type="string">
            <text:p>Grey</text:p>
          </table:table-cell>
          <table:table-cell office:value-type="string">
            <text:p>Réva</text:p>
          </table:table-cell>
          <table:table-cell office:value-type="float" office:value="33.95819">
            <text:p>33.9581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ERA D`ALBA SUPERIORE - MAG.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2380">
            <text:p>2380</text:p>
          </table:table-cell>
          <table:table-cell office:value-type="float" office:value="1586">
            <text:p>158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65nxt1y81avsby9gj</text:p>
          </table:table-cell>
          <table:table-cell office:value-type="string">
            <text:p>RED</text:p>
          </table:table-cell>
          <table:table-cell office:value-type="string">
            <text:p>Barbera d'Alba Superiore</text:p>
          </table:table-cell>
          <table:table-cell office:value-type="string">
            <text:p>Réva</text:p>
          </table:table-cell>
          <table:table-cell office:value-type="float" office:value="39.065117">
            <text:p>39.0651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NEBBIOLO D`ALBA - MAGNUM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2160">
            <text:p>2160</text:p>
          </table:table-cell>
          <table:table-cell office:value-type="float" office:value="1440">
            <text:p>14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4kt52mhe7gw6p4dt8x</text:p>
          </table:table-cell>
          <table:table-cell office:value-type="string">
            <text:p>RED</text:p>
          </table:table-cell>
          <table:table-cell office:value-type="string">
            <text:p>Nebbiolo d'Alba</text:p>
          </table:table-cell>
          <table:table-cell office:value-type="string">
            <text:p>Réva</text:p>
          </table:table-cell>
          <table:table-cell office:value-type="float" office:value="36.855877">
            <text:p>36.8558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NEBBIOLO D`ALBA AMPHORA - MAG.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309000">
            <text:p>309000</text:p>
          </table:table-cell>
          <table:table-cell office:value-type="float" office:value="206000">
            <text:p>206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55hzyzvm3q29kdngrj</text:p>
          </table:table-cell>
          <table:table-cell office:value-type="string">
            <text:p>RED</text:p>
          </table:table-cell>
          <table:table-cell office:value-type="string">
            <text:p>Nebbiolo d'Alba Amphora</text:p>
          </table:table-cell>
          <table:table-cell office:value-type="string">
            <text:p>Réva</text:p>
          </table:table-cell>
          <table:table-cell office:value-type="float" office:value="42.758175">
            <text:p>42.7581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- MAGNUM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4800">
            <text:p>4800</text:p>
          </table:table-cell>
          <table:table-cell office:value-type="float" office:value="3200">
            <text:p>3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125hj0bgamgb4v5xd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Réva</text:p>
          </table:table-cell>
          <table:table-cell office:value-type="float" office:value="30.20055">
            <text:p>30.200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RAVERA - MAGNUM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1000">
            <text:p>11000</text:p>
          </table:table-cell>
          <table:table-cell office:value-type="float" office:value="7333">
            <text:p>7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d8h17atjwcw3rxm0</text:p>
          </table:table-cell>
          <table:table-cell office:value-type="string">
            <text:p>RED</text:p>
          </table:table-cell>
          <table:table-cell office:value-type="string">
            <text:p>Barolo Ravera</text:p>
          </table:table-cell>
          <table:table-cell office:value-type="string">
            <text:p>Réva</text:p>
          </table:table-cell>
          <table:table-cell office:value-type="float" office:value="40.899536">
            <text:p>40.8995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CANNUBI - MAGNUM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2050000">
            <text:p>2050000</text:p>
          </table:table-cell>
          <table:table-cell office:value-type="float" office:value="1366666">
            <text:p>13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55gqkp3js6xjakwkpx</text:p>
          </table:table-cell>
          <table:table-cell office:value-type="string">
            <text:p>RED</text:p>
          </table:table-cell>
          <table:table-cell office:value-type="string">
            <text:p>Cannubi Barolo</text:p>
          </table:table-cell>
          <table:table-cell office:value-type="string">
            <text:p>Réva</text:p>
          </table:table-cell>
          <table:table-cell office:value-type="float" office:value="40.5418">
            <text:p>40.54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RAVERA - MAGNUM</text:p>
          </table:table-cell>
          <table:table-cell office:value-type="string">
            <text:p>Reva</text:p>
          </table:table-cell>
          <table:table-cell office:value-type="string">
            <text:p>Limitato</text:p>
          </table:table-cell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150000">
            <text:p>1150000</text:p>
          </table:table-cell>
          <table:table-cell office:value-type="float" office:value="766666">
            <text:p>7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d8h17atjwcw3rxm0</text:p>
          </table:table-cell>
          <table:table-cell office:value-type="string">
            <text:p>RED</text:p>
          </table:table-cell>
          <table:table-cell office:value-type="string">
            <text:p>Barolo Ravera</text:p>
          </table:table-cell>
          <table:table-cell office:value-type="string">
            <text:p>Réva</text:p>
          </table:table-cell>
          <table:table-cell office:value-type="float" office:value="40.899536">
            <text:p>40.8995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CANNUBI - MAGNUM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850000">
            <text:p>1850000</text:p>
          </table:table-cell>
          <table:table-cell office:value-type="float" office:value="1233333">
            <text:p>12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55gqkp3js6xjakwkpx</text:p>
          </table:table-cell>
          <table:table-cell office:value-type="string">
            <text:p>RED</text:p>
          </table:table-cell>
          <table:table-cell office:value-type="string">
            <text:p>Cannubi Barolo</text:p>
          </table:table-cell>
          <table:table-cell office:value-type="string">
            <text:p>Réva</text:p>
          </table:table-cell>
          <table:table-cell office:value-type="float" office:value="40.5418">
            <text:p>40.54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CANNUBI - MAGNUM</text:p>
          </table:table-cell>
          <table:table-cell office:value-type="string">
            <text:p>Reva</text:p>
          </table:table-cell>
          <table:table-cell office:value-type="string">
            <text:p>Limitato</text:p>
          </table:table-cell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700000">
            <text:p>1700000</text:p>
          </table:table-cell>
          <table:table-cell office:value-type="float" office:value="1133333">
            <text:p>11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55gqkp3js6xjakwkpx</text:p>
          </table:table-cell>
          <table:table-cell office:value-type="string">
            <text:p>RED</text:p>
          </table:table-cell>
          <table:table-cell office:value-type="string">
            <text:p>Cannubi Barolo</text:p>
          </table:table-cell>
          <table:table-cell office:value-type="string">
            <text:p>Réva</text:p>
          </table:table-cell>
          <table:table-cell office:value-type="float" office:value="40.5418">
            <text:p>40.54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RIMAVERA ROSATO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770">
            <text:p>770</text:p>
          </table:table-cell>
          <table:table-cell office:value-type="float" office:value="513">
            <text:p>51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bgr628mmqwe2e7e6q</text:p>
          </table:table-cell>
          <table:table-cell office:value-type="string">
            <text:p>ROSE</text:p>
          </table:table-cell>
          <table:table-cell office:value-type="string">
            <text:p>Primavera Rosé</text:p>
          </table:table-cell>
          <table:table-cell office:value-type="string">
            <text:p>Poggio Al Sole</text:p>
          </table:table-cell>
          <table:table-cell office:value-type="float" office:value="40.591984">
            <text:p>40.5919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IANTI CLASSICO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290">
            <text:p>1290</text:p>
          </table:table-cell>
          <table:table-cell office:value-type="float" office:value="860">
            <text:p>8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8y51z3nr5fatpv8xk</text:p>
          </table:table-cell>
          <table:table-cell office:value-type="string">
            <text:p>RED</text:p>
          </table:table-cell>
          <table:table-cell office:value-type="string">
            <text:p>Chianti Classico Bio</text:p>
          </table:table-cell>
          <table:table-cell office:value-type="string">
            <text:p>Poggio Al Sole</text:p>
          </table:table-cell>
          <table:table-cell office:value-type="float" office:value="40.162544">
            <text:p>40.1625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IANTI CLASSICO - MAGNUM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3100">
            <text:p>3100</text:p>
          </table:table-cell>
          <table:table-cell office:value-type="float" office:value="2066">
            <text:p>20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8y51z3nr5fatpv8xk</text:p>
          </table:table-cell>
          <table:table-cell office:value-type="string">
            <text:p>RED</text:p>
          </table:table-cell>
          <table:table-cell office:value-type="string">
            <text:p>Chianti Classico Bio</text:p>
          </table:table-cell>
          <table:table-cell office:value-type="string">
            <text:p>Poggio Al Sole</text:p>
          </table:table-cell>
          <table:table-cell office:value-type="float" office:value="40.162544">
            <text:p>40.1625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IANTI CLASSICO - JEROBOAM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IMPERIAL</text:p>
          </table:table-cell>
          <table:table-cell office:value-type="float" office:value="2021">
            <text:p>2021</text:p>
          </table:table-cell>
          <table:table-cell office:value-type="float" office:value="15000">
            <text:p>15000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8y51z3nr5fatpv8xk</text:p>
          </table:table-cell>
          <table:table-cell office:value-type="string">
            <text:p>RED</text:p>
          </table:table-cell>
          <table:table-cell office:value-type="string">
            <text:p>Chianti Classico Bio</text:p>
          </table:table-cell>
          <table:table-cell office:value-type="string">
            <text:p>Poggio Al Sole</text:p>
          </table:table-cell>
          <table:table-cell office:value-type="float" office:value="40.162544">
            <text:p>40.1625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SASILIA CHIANTI CLASSICO GRAN SELEZIONE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350">
            <text:p>3350</text:p>
          </table:table-cell>
          <table:table-cell office:value-type="float" office:value="2233">
            <text:p>2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9rp2hazva5brtt860</text:p>
          </table:table-cell>
          <table:table-cell office:value-type="string">
            <text:p>RED</text:p>
          </table:table-cell>
          <table:table-cell office:value-type="string">
            <text:p>Chianti Classico Gran Selezione Casasilia Bio</text:p>
          </table:table-cell>
          <table:table-cell office:value-type="string">
            <text:p>Poggio Al Sole</text:p>
          </table:table-cell>
          <table:table-cell office:value-type="float" office:value="54.445297">
            <text:p>54.4452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SASILIA CHIANTI CLASSICO GRAN SELEZIONE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5190">
            <text:p>5190</text:p>
          </table:table-cell>
          <table:table-cell office:value-type="float" office:value="3460">
            <text:p>34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9rp2hazva5brtt860</text:p>
          </table:table-cell>
          <table:table-cell office:value-type="string">
            <text:p>RED</text:p>
          </table:table-cell>
          <table:table-cell office:value-type="string">
            <text:p>Chianti Classico Gran Selezione Casasilia Bio</text:p>
          </table:table-cell>
          <table:table-cell office:value-type="string">
            <text:p>Poggio Al Sole</text:p>
          </table:table-cell>
          <table:table-cell office:value-type="float" office:value="54.445297">
            <text:p>54.4452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SASILIA CHIANTI CLASSICO GRAN SELEZIONE</text:p>
          </table:table-cell>
          <table:table-cell office:value-type="string">
            <text:p>Poggio al Sole</text:p>
          </table:table-cell>
          <table:table-cell office:value-type="string">
            <text:p>Limitato</text:p>
          </table:table-cell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495000">
            <text:p>495000</text:p>
          </table:table-cell>
          <table:table-cell office:value-type="float" office:value="330000">
            <text:p>33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9rp2hazva5brtt860</text:p>
          </table:table-cell>
          <table:table-cell office:value-type="string">
            <text:p>RED</text:p>
          </table:table-cell>
          <table:table-cell office:value-type="string">
            <text:p>Chianti Classico Gran Selezione Casasilia Bio</text:p>
          </table:table-cell>
          <table:table-cell office:value-type="string">
            <text:p>Poggio Al Sole</text:p>
          </table:table-cell>
          <table:table-cell office:value-type="float" office:value="54.445297">
            <text:p>54.4452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TRITTICO (Sangiovese, Cabernet S., Merlot)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950">
            <text:p>950</text:p>
          </table:table-cell>
          <table:table-cell office:value-type="float" office:value="633">
            <text:p>6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93qh418hg31p3m4xf</text:p>
          </table:table-cell>
          <table:table-cell office:value-type="string">
            <text:p>RED</text:p>
          </table:table-cell>
          <table:table-cell office:value-type="string">
            <text:p>Trittico</text:p>
          </table:table-cell>
          <table:table-cell office:value-type="string">
            <text:p>Poggio Al Sole</text:p>
          </table:table-cell>
          <table:table-cell office:value-type="float" office:value="46.93703">
            <text:p>46.937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ONENTE (Sangiovese, Cabernet S., Merlot)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950">
            <text:p>2950</text:p>
          </table:table-cell>
          <table:table-cell office:value-type="float" office:value="1966">
            <text:p>19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chksbchjsv7z2904q</text:p>
          </table:table-cell>
          <table:table-cell office:value-type="string">
            <text:p>RED</text:p>
          </table:table-cell>
          <table:table-cell office:value-type="string">
            <text:p>Ponente</text:p>
          </table:table-cell>
          <table:table-cell office:value-type="string">
            <text:p>Poggio Al Sole</text:p>
          </table:table-cell>
          <table:table-cell office:value-type="float" office:value="41.90287">
            <text:p>41.902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TARTARACI ROSSO</text:p>
          </table:table-cell>
          <table:table-cell office:value-type="string">
            <text:p>Buscem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250">
            <text:p>2250</text:p>
          </table:table-cell>
          <table:table-cell office:value-type="float" office:value="1500">
            <text:p>1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rhtp4ak04205krzzjq</text:p>
          </table:table-cell>
          <table:table-cell office:value-type="string">
            <text:p>RED</text:p>
          </table:table-cell>
          <table:table-cell office:value-type="string">
            <text:p>Cuvée Tartaraci</text:p>
          </table:table-cell>
          <table:table-cell office:value-type="string">
            <text:p>Mirella Buscemi</text:p>
          </table:table-cell>
          <table:table-cell office:value-type="float" office:value="38.01061">
            <text:p>38.0106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TARTARACI ROSSO</text:p>
          </table:table-cell>
          <table:table-cell office:value-type="string">
            <text:p>Buscem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25000">
            <text:p>225000</text:p>
          </table:table-cell>
          <table:table-cell office:value-type="float" office:value="150000">
            <text:p>15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rhtp4ak04205krzzjq</text:p>
          </table:table-cell>
          <table:table-cell office:value-type="string">
            <text:p>RED</text:p>
          </table:table-cell>
          <table:table-cell office:value-type="string">
            <text:p>Cuvée Tartaraci</text:p>
          </table:table-cell>
          <table:table-cell office:value-type="string">
            <text:p>Mirella Buscemi</text:p>
          </table:table-cell>
          <table:table-cell office:value-type="float" office:value="38.01061">
            <text:p>38.0106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V RIED TRUM FEDERSPIEL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650">
            <text:p>2650</text:p>
          </table:table-cell>
          <table:table-cell office:value-type="float" office:value="1766">
            <text:p>17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atnh8kmpq8vktpe7y</text:p>
          </table:table-cell>
          <table:table-cell office:value-type="string">
            <text:p>WHITE</text:p>
          </table:table-cell>
          <table:table-cell office:value-type="string">
            <text:p>Ried Trum Grüner Veltliner Federspiel</text:p>
          </table:table-cell>
          <table:table-cell office:value-type="string">
            <text:p>Weingut Knoll</text:p>
          </table:table-cell>
          <table:table-cell office:value-type="float" office:value="35.398533">
            <text:p>35.3985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V RIED KREUTLES FEDERSPIEL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290">
            <text:p>2290</text:p>
          </table:table-cell>
          <table:table-cell office:value-type="float" office:value="1526">
            <text:p>15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8vxfeskddvfezpmbr</text:p>
          </table:table-cell>
          <table:table-cell office:value-type="string">
            <text:p>WHITE</text:p>
          </table:table-cell>
          <table:table-cell office:value-type="string">
            <text:p>Ried Kreutles Loibner Grüner Veltliner Federspiel</text:p>
          </table:table-cell>
          <table:table-cell office:value-type="string">
            <text:p>Weingut Knoll</text:p>
          </table:table-cell>
          <table:table-cell office:value-type="float" office:value="35.104828">
            <text:p>35.1048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V RIED KREUTLES SMARAGD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250">
            <text:p>3250</text:p>
          </table:table-cell>
          <table:table-cell office:value-type="float" office:value="2166">
            <text:p>21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82nm17cq351epm9e4</text:p>
          </table:table-cell>
          <table:table-cell office:value-type="string">
            <text:p>WHITE</text:p>
          </table:table-cell>
          <table:table-cell office:value-type="string">
            <text:p>Grüner Veltliner Smaragd Loibner Ried Kreutles</text:p>
          </table:table-cell>
          <table:table-cell office:value-type="string">
            <text:p>Weingut Knoll</text:p>
          </table:table-cell>
          <table:table-cell office:value-type="float" office:value="34.979813">
            <text:p>34.9798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IED LOIBENBERG SMARAGD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750">
            <text:p>4750</text:p>
          </table:table-cell>
          <table:table-cell office:value-type="float" office:value="3166">
            <text:p>31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5f4989k8ry1r5hfwcg</text:p>
          </table:table-cell>
          <table:table-cell office:value-type="string">
            <text:p>WHITE</text:p>
          </table:table-cell>
          <table:table-cell office:value-type="string">
            <text:p>Riesling Smaragd Loibner Ried Loibenberg</text:p>
          </table:table-cell>
          <table:table-cell office:value-type="string">
            <text:p>Weingut Knoll</text:p>
          </table:table-cell>
          <table:table-cell office:value-type="float" office:value="35.43322">
            <text:p>35.433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IED KELLERBERG SMARAGD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750">
            <text:p>4750</text:p>
          </table:table-cell>
          <table:table-cell office:value-type="float" office:value="3166">
            <text:p>31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5kpt2dhcqf3rxj0fmj</text:p>
          </table:table-cell>
          <table:table-cell office:value-type="string">
            <text:p>WHITE</text:p>
          </table:table-cell>
          <table:table-cell office:value-type="string">
            <text:p>Riesling Smaragd Ried Kellerberg Dürnsteiner</text:p>
          </table:table-cell>
          <table:table-cell office:value-type="string">
            <text:p>Weingut Knoll</text:p>
          </table:table-cell>
          <table:table-cell office:value-type="float" office:value="35.548378">
            <text:p>35.5483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IED KELLERBERG SM. - MAGNUM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10000">
            <text:p>10000</text:p>
          </table:table-cell>
          <table:table-cell office:value-type="float" office:value="6666">
            <text:p>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dy6q3mnmwcess59n0</text:p>
          </table:table-cell>
          <table:table-cell office:value-type="string">
            <text:p>WHITE</text:p>
          </table:table-cell>
          <table:table-cell office:value-type="string">
            <text:p>Ried Kellerberg Dürnsteiner Grüner Veltliner</text:p>
          </table:table-cell>
          <table:table-cell office:value-type="string">
            <text:p>Weingut Knoll</text:p>
          </table:table-cell>
          <table:table-cell office:value-type="float" office:value="29.423622">
            <text:p>29.4236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IED SCHÜTT SMARAGD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850">
            <text:p>5850</text:p>
          </table:table-cell>
          <table:table-cell office:value-type="float" office:value="3900">
            <text:p>3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5j8wme7zy1zyn7g3cg</text:p>
          </table:table-cell>
          <table:table-cell office:value-type="string">
            <text:p>WHITE</text:p>
          </table:table-cell>
          <table:table-cell office:value-type="string">
            <text:p>Riesling Ried Schütt Dürnsteiner Smaragd</text:p>
          </table:table-cell>
          <table:table-cell office:value-type="string">
            <text:p>Weingut Knoll</text:p>
          </table:table-cell>
          <table:table-cell office:value-type="float" office:value="36.12097">
            <text:p>36.120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TERRASSEN SMARAGD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390">
            <text:p>2390</text:p>
          </table:table-cell>
          <table:table-cell office:value-type="float" office:value="1593">
            <text:p>15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1ntk0vh4egb1m1m3</text:p>
          </table:table-cell>
          <table:table-cell office:value-type="string">
            <text:p>WHITE</text:p>
          </table:table-cell>
          <table:table-cell office:value-type="string">
            <text:p>Terrassen Riesling Smaragd</text:p>
          </table:table-cell>
          <table:table-cell office:value-type="string">
            <text:p>Rudi Pichler</text:p>
          </table:table-cell>
          <table:table-cell office:value-type="float" office:value="51.574203">
            <text:p>51.5742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ACHLEITHEN SMARAGD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200">
            <text:p>6200</text:p>
          </table:table-cell>
          <table:table-cell office:value-type="float" office:value="4133">
            <text:p>41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ahqnhwsm3md5r5n7</text:p>
          </table:table-cell>
          <table:table-cell office:value-type="string">
            <text:p>WHITE</text:p>
          </table:table-cell>
          <table:table-cell office:value-type="string">
            <text:p>Ried Achleithen Riesling Smaragd</text:p>
          </table:table-cell>
          <table:table-cell office:value-type="string">
            <text:p>Rudi Pichler</text:p>
          </table:table-cell>
          <table:table-cell office:value-type="float" office:value="51.998127">
            <text:p>51.9981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TERRASSEN SMARAGD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35000">
            <text:p>235000</text:p>
          </table:table-cell>
          <table:table-cell office:value-type="float" office:value="156666">
            <text:p>15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1ntk0vh4egb1m1m3</text:p>
          </table:table-cell>
          <table:table-cell office:value-type="string">
            <text:p>WHITE</text:p>
          </table:table-cell>
          <table:table-cell office:value-type="string">
            <text:p>Terrassen Riesling Smaragd</text:p>
          </table:table-cell>
          <table:table-cell office:value-type="string">
            <text:p>Rudi Pichler</text:p>
          </table:table-cell>
          <table:table-cell office:value-type="float" office:value="51.574203">
            <text:p>51.5742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HOCHRAIN SMARAGD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5000">
            <text:p>355000</text:p>
          </table:table-cell>
          <table:table-cell office:value-type="float" office:value="236666">
            <text:p>23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j11jqeya3s18y27h</text:p>
          </table:table-cell>
          <table:table-cell office:value-type="string">
            <text:p>WHITE</text:p>
          </table:table-cell>
          <table:table-cell office:value-type="string">
            <text:p>Wösendorfer Hochrain Riesling Smaragd</text:p>
          </table:table-cell>
          <table:table-cell office:value-type="string">
            <text:p>Rudi Pichler</text:p>
          </table:table-cell>
          <table:table-cell office:value-type="float" office:value="52.339684">
            <text:p>52.3396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HOCHRAIN SMARAGD</text:p>
          </table:table-cell>
          <table:table-cell office:value-type="string">
            <text:p>Rudi Pichler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5000">
            <text:p>355000</text:p>
          </table:table-cell>
          <table:table-cell office:value-type="float" office:value="236666">
            <text:p>23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j11jqeya3s18y27h</text:p>
          </table:table-cell>
          <table:table-cell office:value-type="string">
            <text:p>WHITE</text:p>
          </table:table-cell>
          <table:table-cell office:value-type="string">
            <text:p>Wösendorfer Hochrain Riesling Smaragd</text:p>
          </table:table-cell>
          <table:table-cell office:value-type="string">
            <text:p>Rudi Pichler</text:p>
          </table:table-cell>
          <table:table-cell office:value-type="float" office:value="52.339684">
            <text:p>52.3396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ACHLEITHEN SMARAGD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25000">
            <text:p>525000</text:p>
          </table:table-cell>
          <table:table-cell office:value-type="float" office:value="350000">
            <text:p>35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ahqnhwsm3md5r5n7</text:p>
          </table:table-cell>
          <table:table-cell office:value-type="string">
            <text:p>WHITE</text:p>
          </table:table-cell>
          <table:table-cell office:value-type="string">
            <text:p>Ried Achleithen Riesling Smaragd</text:p>
          </table:table-cell>
          <table:table-cell office:value-type="string">
            <text:p>Rudi Pichler</text:p>
          </table:table-cell>
          <table:table-cell office:value-type="float" office:value="51.998127">
            <text:p>51.9981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ACHLEITHEN SMARAGD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25000">
            <text:p>525000</text:p>
          </table:table-cell>
          <table:table-cell office:value-type="float" office:value="350000">
            <text:p>35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ahqnhwsm3md5r5n7</text:p>
          </table:table-cell>
          <table:table-cell office:value-type="string">
            <text:p>WHITE</text:p>
          </table:table-cell>
          <table:table-cell office:value-type="string">
            <text:p>Ried Achleithen Riesling Smaragd</text:p>
          </table:table-cell>
          <table:table-cell office:value-type="string">
            <text:p>Rudi Pichler</text:p>
          </table:table-cell>
          <table:table-cell office:value-type="float" office:value="51.998127">
            <text:p>51.9981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ACHLEITHEN SMARAGD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45000">
            <text:p>545000</text:p>
          </table:table-cell>
          <table:table-cell office:value-type="float" office:value="363333">
            <text:p>36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ahqnhwsm3md5r5n7</text:p>
          </table:table-cell>
          <table:table-cell office:value-type="string">
            <text:p>WHITE</text:p>
          </table:table-cell>
          <table:table-cell office:value-type="string">
            <text:p>Ried Achleithen Riesling Smaragd</text:p>
          </table:table-cell>
          <table:table-cell office:value-type="string">
            <text:p>Rudi Pichler</text:p>
          </table:table-cell>
          <table:table-cell office:value-type="float" office:value="51.998127">
            <text:p>51.9981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V RIED HINTER DER BURG 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650">
            <text:p>2650</text:p>
          </table:table-cell>
          <table:table-cell office:value-type="float" office:value="1766">
            <text:p>17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2gkc49bmvz1qv1vn9</text:p>
          </table:table-cell>
          <table:table-cell office:value-type="string">
            <text:p>WHITE</text:p>
          </table:table-cell>
          <table:table-cell office:value-type="string">
            <text:p>Grüner Veltliner Hinter der Burg Federspiel</text:p>
          </table:table-cell>
          <table:table-cell office:value-type="string">
            <text:p>Prager</text:p>
          </table:table-cell>
          <table:table-cell office:value-type="float" office:value="40.59374">
            <text:p>40.593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IED STEINRIEGL 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650">
            <text:p>2650</text:p>
          </table:table-cell>
          <table:table-cell office:value-type="float" office:value="1766">
            <text:p>17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v | 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25khf8dw3e4eq6hsy</text:p>
          </table:table-cell>
          <table:table-cell office:value-type="string">
            <text:p>WHITE</text:p>
          </table:table-cell>
          <table:table-cell office:value-type="string">
            <text:p>Riesling Federspiel Ried Steinriegl</text:p>
          </table:table-cell>
          <table:table-cell office:value-type="string">
            <text:p>Prager</text:p>
          </table:table-cell>
          <table:table-cell office:value-type="float" office:value="39.053432">
            <text:p>39.0534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V WACHSTUM BODENSTEIN SMARAGD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200">
            <text:p>5200</text:p>
          </table:table-cell>
          <table:table-cell office:value-type="float" office:value="3466">
            <text:p>34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h33bac0p483x4fky8bbb8jw</text:p>
          </table:table-cell>
          <table:table-cell office:value-type="string">
            <text:p>WHITE</text:p>
          </table:table-cell>
          <table:table-cell office:value-type="string">
            <text:p>Grüner Veltliner Smaragd Wachstum Bodenstein</text:p>
          </table:table-cell>
          <table:table-cell office:value-type="string">
            <text:p>Prager</text:p>
          </table:table-cell>
          <table:table-cell office:value-type="float" office:value="48.878708">
            <text:p>48.8787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V RIED ZWERITHALER KAMMERGUT SMARAGD</text:p>
          </table:table-cell>
          <table:table-cell office:value-type="string">
            <text:p>Prager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7500">
            <text:p>7500</text:p>
          </table:table-cell>
          <table:table-cell office:value-type="float" office:value="5000">
            <text:p>5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2a6hwrqx7g151sn5f</text:p>
          </table:table-cell>
          <table:table-cell office:value-type="string">
            <text:p>WHITE</text:p>
          </table:table-cell>
          <table:table-cell office:value-type="string">
            <text:p>Ried Zwerithaler Kammergut Grüner Veltliner Smaragd</text:p>
          </table:table-cell>
          <table:table-cell office:value-type="string">
            <text:p>Prager</text:p>
          </table:table-cell>
          <table:table-cell office:value-type="float" office:value="53.40629">
            <text:p>53.4062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WACHSTUM BODENSTEIN SMARAGD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200">
            <text:p>5200</text:p>
          </table:table-cell>
          <table:table-cell office:value-type="float" office:value="3466">
            <text:p>34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h33bac0p483x4fky8bbb8jw</text:p>
          </table:table-cell>
          <table:table-cell office:value-type="string">
            <text:p>WHITE</text:p>
          </table:table-cell>
          <table:table-cell office:value-type="string">
            <text:p>Grüner Veltliner Smaragd Wachstum Bodenstein</text:p>
          </table:table-cell>
          <table:table-cell office:value-type="string">
            <text:p>Prager</text:p>
          </table:table-cell>
          <table:table-cell office:value-type="float" office:value="48.878708">
            <text:p>48.8787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IED KLAUS SMARAGD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200">
            <text:p>5200</text:p>
          </table:table-cell>
          <table:table-cell office:value-type="float" office:value="3466">
            <text:p>34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6ywvcw2y2be0m5rvwj</text:p>
          </table:table-cell>
          <table:table-cell office:value-type="string">
            <text:p>WHITE</text:p>
          </table:table-cell>
          <table:table-cell office:value-type="string">
            <text:p>Ried Klaus Riesling Smaragd</text:p>
          </table:table-cell>
          <table:table-cell office:value-type="string">
            <text:p>Prager</text:p>
          </table:table-cell>
          <table:table-cell office:value-type="float" office:value="45.37927">
            <text:p>45.379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V RIED A. STOCKKULTUR SM.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00">
            <text:p>490000</text:p>
          </table:table-cell>
          <table:table-cell office:value-type="float" office:value="326666">
            <text:p>3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2a2z2657a7zaqfm1n</text:p>
          </table:table-cell>
          <table:table-cell office:value-type="string">
            <text:p>WHITE</text:p>
          </table:table-cell>
          <table:table-cell office:value-type="string">
            <text:p>Achleiten Stockkultur Grüner Veltliner Smaragd</text:p>
          </table:table-cell>
          <table:table-cell office:value-type="string">
            <text:p>Prager</text:p>
          </table:table-cell>
          <table:table-cell office:value-type="float" office:value="36.24974">
            <text:p>36.249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V RIED A. STOCKKULTUR SM.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50000">
            <text:p>550000</text:p>
          </table:table-cell>
          <table:table-cell office:value-type="float" office:value="366666">
            <text:p>3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2a2z2657a7zaqfm1n</text:p>
          </table:table-cell>
          <table:table-cell office:value-type="string">
            <text:p>WHITE</text:p>
          </table:table-cell>
          <table:table-cell office:value-type="string">
            <text:p>Achleiten Stockkultur Grüner Veltliner Smaragd</text:p>
          </table:table-cell>
          <table:table-cell office:value-type="string">
            <text:p>Prager</text:p>
          </table:table-cell>
          <table:table-cell office:value-type="float" office:value="36.24974">
            <text:p>36.249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V RIED ZW. KAMMERGUT SM.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30000">
            <text:p>730000</text:p>
          </table:table-cell>
          <table:table-cell office:value-type="float" office:value="486666">
            <text:p>48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2a6hwrqx7g151sn5f</text:p>
          </table:table-cell>
          <table:table-cell office:value-type="string">
            <text:p>WHITE</text:p>
          </table:table-cell>
          <table:table-cell office:value-type="string">
            <text:p>Ried Zwerithaler Kammergut Grüner Veltliner Smaragd</text:p>
          </table:table-cell>
          <table:table-cell office:value-type="string">
            <text:p>Prager</text:p>
          </table:table-cell>
          <table:table-cell office:value-type="float" office:value="38.75602">
            <text:p>38.756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IED ACHLEITEN SMARAGD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29000">
            <text:p>429000</text:p>
          </table:table-cell>
          <table:table-cell office:value-type="float" office:value="286000">
            <text:p>286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2q5jgmnj8fqhb49vf</text:p>
          </table:table-cell>
          <table:table-cell office:value-type="string">
            <text:p>WHITE</text:p>
          </table:table-cell>
          <table:table-cell office:value-type="string">
            <text:p>Achleiten Riesling Smaragd</text:p>
          </table:table-cell>
          <table:table-cell office:value-type="string">
            <text:p>Prager</text:p>
          </table:table-cell>
          <table:table-cell office:value-type="float" office:value="44.001976">
            <text:p>44.0019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IED ACHLEITEN SMARAGD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65000">
            <text:p>465000</text:p>
          </table:table-cell>
          <table:table-cell office:value-type="float" office:value="310000">
            <text:p>31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2q5jgmnj8fqhb49vf</text:p>
          </table:table-cell>
          <table:table-cell office:value-type="string">
            <text:p>WHITE</text:p>
          </table:table-cell>
          <table:table-cell office:value-type="string">
            <text:p>Achleiten Riesling Smaragd</text:p>
          </table:table-cell>
          <table:table-cell office:value-type="string">
            <text:p>Prager</text:p>
          </table:table-cell>
          <table:table-cell office:value-type="float" office:value="44.001976">
            <text:p>44.0019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IED ACHLEITEN SMARAGD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90000">
            <text:p>490000</text:p>
          </table:table-cell>
          <table:table-cell office:value-type="float" office:value="326666">
            <text:p>3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2q5jgmnj8fqhb49vf</text:p>
          </table:table-cell>
          <table:table-cell office:value-type="string">
            <text:p>WHITE</text:p>
          </table:table-cell>
          <table:table-cell office:value-type="string">
            <text:p>Achleiten Riesling Smaragd</text:p>
          </table:table-cell>
          <table:table-cell office:value-type="string">
            <text:p>Prager</text:p>
          </table:table-cell>
          <table:table-cell office:value-type="float" office:value="44.001976">
            <text:p>44.0019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IED KLAUS SMARAGD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00">
            <text:p>490000</text:p>
          </table:table-cell>
          <table:table-cell office:value-type="float" office:value="326666">
            <text:p>3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6ywvcw2y2be0m5rvwj</text:p>
          </table:table-cell>
          <table:table-cell office:value-type="string">
            <text:p>WHITE</text:p>
          </table:table-cell>
          <table:table-cell office:value-type="string">
            <text:p>Ried Klaus Riesling Smaragd</text:p>
          </table:table-cell>
          <table:table-cell office:value-type="string">
            <text:p>Prager</text:p>
          </table:table-cell>
          <table:table-cell office:value-type="float" office:value="45.37927">
            <text:p>45.379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IED KLAUS SMARAGD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00">
            <text:p>490000</text:p>
          </table:table-cell>
          <table:table-cell office:value-type="float" office:value="326666">
            <text:p>3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6ywvcw2y2be0m5rvwj</text:p>
          </table:table-cell>
          <table:table-cell office:value-type="string">
            <text:p>WHITE</text:p>
          </table:table-cell>
          <table:table-cell office:value-type="string">
            <text:p>Ried Klaus Riesling Smaragd</text:p>
          </table:table-cell>
          <table:table-cell office:value-type="string">
            <text:p>Prager</text:p>
          </table:table-cell>
          <table:table-cell office:value-type="float" office:value="45.37927">
            <text:p>45.379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IED KLAUS SMARAGD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35000">
            <text:p>535000</text:p>
          </table:table-cell>
          <table:table-cell office:value-type="float" office:value="356666">
            <text:p>35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6ywvcw2y2be0m5rvwj</text:p>
          </table:table-cell>
          <table:table-cell office:value-type="string">
            <text:p>WHITE</text:p>
          </table:table-cell>
          <table:table-cell office:value-type="string">
            <text:p>Ried Klaus Riesling Smaragd</text:p>
          </table:table-cell>
          <table:table-cell office:value-type="string">
            <text:p>Prager</text:p>
          </table:table-cell>
          <table:table-cell office:value-type="float" office:value="45.37927">
            <text:p>45.379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IED KLAUS SMARAGD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50000">
            <text:p>550000</text:p>
          </table:table-cell>
          <table:table-cell office:value-type="float" office:value="366666">
            <text:p>3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6ywvcw2y2be0m5rvwj</text:p>
          </table:table-cell>
          <table:table-cell office:value-type="string">
            <text:p>WHITE</text:p>
          </table:table-cell>
          <table:table-cell office:value-type="string">
            <text:p>Ried Klaus Riesling Smaragd</text:p>
          </table:table-cell>
          <table:table-cell office:value-type="string">
            <text:p>Prager</text:p>
          </table:table-cell>
          <table:table-cell office:value-type="float" office:value="45.37927">
            <text:p>45.379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IED KLAUS SMARAGD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65000">
            <text:p>565000</text:p>
          </table:table-cell>
          <table:table-cell office:value-type="float" office:value="376666">
            <text:p>37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6ywvcw2y2be0m5rvwj</text:p>
          </table:table-cell>
          <table:table-cell office:value-type="string">
            <text:p>WHITE</text:p>
          </table:table-cell>
          <table:table-cell office:value-type="string">
            <text:p>Ried Klaus Riesling Smaragd</text:p>
          </table:table-cell>
          <table:table-cell office:value-type="string">
            <text:p>Prager</text:p>
          </table:table-cell>
          <table:table-cell office:value-type="float" office:value="45.37927">
            <text:p>45.379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IED KLAUS SMARAGD - MAGNUM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150000">
            <text:p>1150000</text:p>
          </table:table-cell>
          <table:table-cell office:value-type="float" office:value="766666">
            <text:p>7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6ywvcw2y2be0m5rvwj</text:p>
          </table:table-cell>
          <table:table-cell office:value-type="string">
            <text:p>WHITE</text:p>
          </table:table-cell>
          <table:table-cell office:value-type="string">
            <text:p>Ried Klaus Riesling Smaragd</text:p>
          </table:table-cell>
          <table:table-cell office:value-type="string">
            <text:p>Prager</text:p>
          </table:table-cell>
          <table:table-cell office:value-type="float" office:value="45.37927">
            <text:p>45.379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IED KLAUS SMARAGD - MAGNUM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180000">
            <text:p>1180000</text:p>
          </table:table-cell>
          <table:table-cell office:value-type="float" office:value="786666">
            <text:p>78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6ywvcw2y2be0m5rvwj</text:p>
          </table:table-cell>
          <table:table-cell office:value-type="string">
            <text:p>WHITE</text:p>
          </table:table-cell>
          <table:table-cell office:value-type="string">
            <text:p>Ried Klaus Riesling Smaragd</text:p>
          </table:table-cell>
          <table:table-cell office:value-type="string">
            <text:p>Prager</text:p>
          </table:table-cell>
          <table:table-cell office:value-type="float" office:value="45.37927">
            <text:p>45.379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IED KLAUS SMARAGD - MAGNUM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200000">
            <text:p>1200000</text:p>
          </table:table-cell>
          <table:table-cell office:value-type="float" office:value="800000">
            <text:p>8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6ywvcw2y2be0m5rvwj</text:p>
          </table:table-cell>
          <table:table-cell office:value-type="string">
            <text:p>WHITE</text:p>
          </table:table-cell>
          <table:table-cell office:value-type="string">
            <text:p>Ried Klaus Riesling Smaragd</text:p>
          </table:table-cell>
          <table:table-cell office:value-type="string">
            <text:p>Prager</text:p>
          </table:table-cell>
          <table:table-cell office:value-type="float" office:value="45.37927">
            <text:p>45.379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V ROTES TOR FEDERSPIEL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2850">
            <text:p>2850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rz0kkpxwekfvjsny</text:p>
          </table:table-cell>
          <table:table-cell office:value-type="string">
            <text:p>WHITE</text:p>
          </table:table-cell>
          <table:table-cell office:value-type="string">
            <text:p>Grüner Veltliner Federspiel Rotes Tor</text:p>
          </table:table-cell>
          <table:table-cell office:value-type="string">
            <text:p>Franz Hirtzberger</text:p>
          </table:table-cell>
          <table:table-cell office:value-type="float" office:value="36.877052">
            <text:p>36.8770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V ROTES TOR FEDERSPIEL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850">
            <text:p>2850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rz0kkpxwekfvjsny</text:p>
          </table:table-cell>
          <table:table-cell office:value-type="string">
            <text:p>WHITE</text:p>
          </table:table-cell>
          <table:table-cell office:value-type="string">
            <text:p>Grüner Veltliner Federspiel Rotes Tor</text:p>
          </table:table-cell>
          <table:table-cell office:value-type="string">
            <text:p>Franz Hirtzberger</text:p>
          </table:table-cell>
          <table:table-cell office:value-type="float" office:value="36.877052">
            <text:p>36.8770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V ROTES TOR FEDERSPIEL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850">
            <text:p>2850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rz0kkpxwekfvjsny</text:p>
          </table:table-cell>
          <table:table-cell office:value-type="string">
            <text:p>WHITE</text:p>
          </table:table-cell>
          <table:table-cell office:value-type="string">
            <text:p>Grüner Veltliner Federspiel Rotes Tor</text:p>
          </table:table-cell>
          <table:table-cell office:value-type="string">
            <text:p>Franz Hirtzberger</text:p>
          </table:table-cell>
          <table:table-cell office:value-type="float" office:value="36.877052">
            <text:p>36.8770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STEINTERRASSEN FEDERSPIEL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2850">
            <text:p>2850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81knzd98am8ry24p</text:p>
          </table:table-cell>
          <table:table-cell office:value-type="string">
            <text:p>WHITE</text:p>
          </table:table-cell>
          <table:table-cell office:value-type="string">
            <text:p>Riesling Steinterrassen Federspiel</text:p>
          </table:table-cell>
          <table:table-cell office:value-type="string">
            <text:p>Franz Hirtzberger</text:p>
          </table:table-cell>
          <table:table-cell office:value-type="float" office:value="39.764374">
            <text:p>39.7643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STEINTERRASSEN FEDERSPIEL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850">
            <text:p>2850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81knzd98am8ry24p</text:p>
          </table:table-cell>
          <table:table-cell office:value-type="string">
            <text:p>WHITE</text:p>
          </table:table-cell>
          <table:table-cell office:value-type="string">
            <text:p>Riesling Steinterrassen Federspiel</text:p>
          </table:table-cell>
          <table:table-cell office:value-type="string">
            <text:p>Franz Hirtzberger</text:p>
          </table:table-cell>
          <table:table-cell office:value-type="float" office:value="39.764374">
            <text:p>39.7643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V ROTES TOR SMARAGD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4950">
            <text:p>4950</text:p>
          </table:table-cell>
          <table:table-cell office:value-type="float" office:value="3300">
            <text:p>3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1ttkftzc5gnbgyz9</text:p>
          </table:table-cell>
          <table:table-cell office:value-type="string">
            <text:p>WHITE</text:p>
          </table:table-cell>
          <table:table-cell office:value-type="string">
            <text:p>Rotes Tor - Grüner Veltliner Smaragd</text:p>
          </table:table-cell>
          <table:table-cell office:value-type="string">
            <text:p>Franz Hirtzberger</text:p>
          </table:table-cell>
          <table:table-cell office:value-type="float" office:value="36.73884">
            <text:p>36.738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V ROTES TOR SMARAGD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950">
            <text:p>4950</text:p>
          </table:table-cell>
          <table:table-cell office:value-type="float" office:value="3300">
            <text:p>3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1ttkftzc5gnbgyz9</text:p>
          </table:table-cell>
          <table:table-cell office:value-type="string">
            <text:p>WHITE</text:p>
          </table:table-cell>
          <table:table-cell office:value-type="string">
            <text:p>Rotes Tor - Grüner Veltliner Smaragd</text:p>
          </table:table-cell>
          <table:table-cell office:value-type="string">
            <text:p>Franz Hirtzberger</text:p>
          </table:table-cell>
          <table:table-cell office:value-type="float" office:value="36.73884">
            <text:p>36.738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V RIED AXPOINT SMARAGD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4950">
            <text:p>4950</text:p>
          </table:table-cell>
          <table:table-cell office:value-type="float" office:value="3300">
            <text:p>3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997202qvxzkwcet9</text:p>
          </table:table-cell>
          <table:table-cell office:value-type="string">
            <text:p>WHITE</text:p>
          </table:table-cell>
          <table:table-cell office:value-type="string">
            <text:p>Axpoint - Grüner Veltliner Smaragd</text:p>
          </table:table-cell>
          <table:table-cell office:value-type="string">
            <text:p>Franz Hirtzberger</text:p>
          </table:table-cell>
          <table:table-cell office:value-type="float" office:value="35.05591">
            <text:p>35.055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V RIED AXPOINT SMARAGD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950">
            <text:p>4950</text:p>
          </table:table-cell>
          <table:table-cell office:value-type="float" office:value="3300">
            <text:p>3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997202qvxzkwcet9</text:p>
          </table:table-cell>
          <table:table-cell office:value-type="string">
            <text:p>WHITE</text:p>
          </table:table-cell>
          <table:table-cell office:value-type="string">
            <text:p>Axpoint - Grüner Veltliner Smaragd</text:p>
          </table:table-cell>
          <table:table-cell office:value-type="string">
            <text:p>Franz Hirtzberger</text:p>
          </table:table-cell>
          <table:table-cell office:value-type="float" office:value="35.05591">
            <text:p>35.055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V HONIVOGEL SMARAGD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10000">
            <text:p>10000</text:p>
          </table:table-cell>
          <table:table-cell office:value-type="float" office:value="6666">
            <text:p>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yezr560bch0xjakx</text:p>
          </table:table-cell>
          <table:table-cell office:value-type="string">
            <text:p>WHITE</text:p>
          </table:table-cell>
          <table:table-cell office:value-type="string">
            <text:p>Grüner Veltliner Smaragd Honivogl</text:p>
          </table:table-cell>
          <table:table-cell office:value-type="string">
            <text:p>Franz Hirtzberger</text:p>
          </table:table-cell>
          <table:table-cell office:value-type="float" office:value="38.52092">
            <text:p>38.520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V HONIVOGEL SMARAGD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4">
            <text:p>2024</text:p>
          </table:table-cell>
          <table:table-cell office:value-type="float" office:value="21000">
            <text:p>21000</text:p>
          </table:table-cell>
          <table:table-cell office:value-type="float" office:value="14000">
            <text:p>1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yezr560bch0xjakx</text:p>
          </table:table-cell>
          <table:table-cell office:value-type="string">
            <text:p>WHITE</text:p>
          </table:table-cell>
          <table:table-cell office:value-type="string">
            <text:p>Grüner Veltliner Smaragd Honivogl</text:p>
          </table:table-cell>
          <table:table-cell office:value-type="string">
            <text:p>Franz Hirtzberger</text:p>
          </table:table-cell>
          <table:table-cell office:value-type="float" office:value="38.52092">
            <text:p>38.520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IED HOCHRAIN SMARAGD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5900">
            <text:p>5900</text:p>
          </table:table-cell>
          <table:table-cell office:value-type="float" office:value="3933">
            <text:p>39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4ee39a987db4gjj3</text:p>
          </table:table-cell>
          <table:table-cell office:value-type="string">
            <text:p>WHITE</text:p>
          </table:table-cell>
          <table:table-cell office:value-type="string">
            <text:p>Riesling Smaragd Hochrain</text:p>
          </table:table-cell>
          <table:table-cell office:value-type="string">
            <text:p>Franz Hirtzberger</text:p>
          </table:table-cell>
          <table:table-cell office:value-type="float" office:value="39.373512">
            <text:p>39.3735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IED STEINPORZ SMARAGD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5900">
            <text:p>5900</text:p>
          </table:table-cell>
          <table:table-cell office:value-type="float" office:value="3933">
            <text:p>39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yv5356ef82ds0e3j</text:p>
          </table:table-cell>
          <table:table-cell office:value-type="string">
            <text:p>WHITE</text:p>
          </table:table-cell>
          <table:table-cell office:value-type="string">
            <text:p>Ried Steinporz - Riesling Smaragd</text:p>
          </table:table-cell>
          <table:table-cell office:value-type="string">
            <text:p>Franz Hirtzberger</text:p>
          </table:table-cell>
          <table:table-cell office:value-type="float" office:value="41.642284">
            <text:p>41.6422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IED STEINPORZ SMARAGD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900">
            <text:p>5900</text:p>
          </table:table-cell>
          <table:table-cell office:value-type="float" office:value="3933">
            <text:p>39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yv5356ef82ds0e3j</text:p>
          </table:table-cell>
          <table:table-cell office:value-type="string">
            <text:p>WHITE</text:p>
          </table:table-cell>
          <table:table-cell office:value-type="string">
            <text:p>Ried Steinporz - Riesling Smaragd</text:p>
          </table:table-cell>
          <table:table-cell office:value-type="string">
            <text:p>Franz Hirtzberger</text:p>
          </table:table-cell>
          <table:table-cell office:value-type="float" office:value="41.642284">
            <text:p>41.6422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IED SINGERRIEDEL SMARAGD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10000">
            <text:p>10000</text:p>
          </table:table-cell>
          <table:table-cell office:value-type="float" office:value="6666">
            <text:p>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v23prbb4tgvnczjy</text:p>
          </table:table-cell>
          <table:table-cell office:value-type="string">
            <text:p>WHITE</text:p>
          </table:table-cell>
          <table:table-cell office:value-type="string">
            <text:p>Riesling Smaragd Singerriedel</text:p>
          </table:table-cell>
          <table:table-cell office:value-type="string">
            <text:p>Franz Hirtzberger</text:p>
          </table:table-cell>
          <table:table-cell office:value-type="float" office:value="40.543278">
            <text:p>40.5432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IED SINGERRIEDEL SMARAGD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4">
            <text:p>2024</text:p>
          </table:table-cell>
          <table:table-cell office:value-type="float" office:value="21000">
            <text:p>21000</text:p>
          </table:table-cell>
          <table:table-cell office:value-type="float" office:value="14000">
            <text:p>1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v23prbb4tgvnczjy</text:p>
          </table:table-cell>
          <table:table-cell office:value-type="string">
            <text:p>WHITE</text:p>
          </table:table-cell>
          <table:table-cell office:value-type="string">
            <text:p>Riesling Smaragd Singerriedel</text:p>
          </table:table-cell>
          <table:table-cell office:value-type="string">
            <text:p>Franz Hirtzberger</text:p>
          </table:table-cell>
          <table:table-cell office:value-type="float" office:value="40.543278">
            <text:p>40.5432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IED SINGERRIEDEL SMARAGD</text:p>
          </table:table-cell>
          <table:table-cell office:value-type="string">
            <text:p>Hirtzberger</text:p>
          </table:table-cell>
          <table:table-cell office:value-type="string">
            <text:p>Limitato</text:p>
          </table:table-cell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21000">
            <text:p>21000</text:p>
          </table:table-cell>
          <table:table-cell office:value-type="float" office:value="14000">
            <text:p>1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v23prbb4tgvnczjy</text:p>
          </table:table-cell>
          <table:table-cell office:value-type="string">
            <text:p>WHITE</text:p>
          </table:table-cell>
          <table:table-cell office:value-type="string">
            <text:p>Riesling Smaragd Singerriedel</text:p>
          </table:table-cell>
          <table:table-cell office:value-type="string">
            <text:p>Franz Hirtzberger</text:p>
          </table:table-cell>
          <table:table-cell office:value-type="float" office:value="40.543278">
            <text:p>40.5432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V SPITZER GRABEN SMARAGD</text:p>
          </table:table-cell>
          <table:table-cell office:value-type="string">
            <text:p>Piewal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850">
            <text:p>1850</text:p>
          </table:table-cell>
          <table:table-cell office:value-type="float" office:value="1233">
            <text:p>1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batxk46ee716dc7mt</text:p>
          </table:table-cell>
          <table:table-cell office:value-type="string">
            <text:p>WHITE</text:p>
          </table:table-cell>
          <table:table-cell office:value-type="string">
            <text:p>Spitzer Graben Smaragd Grüner Veltliner</text:p>
          </table:table-cell>
          <table:table-cell office:value-type="string">
            <text:p>Weingut Piewald</text:p>
          </table:table-cell>
          <table:table-cell office:value-type="float" office:value="43.283108">
            <text:p>43.2831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IED BIERN SMARAGD</text:p>
          </table:table-cell>
          <table:table-cell office:value-type="string">
            <text:p>Piewal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090">
            <text:p>2090</text:p>
          </table:table-cell>
          <table:table-cell office:value-type="float" office:value="1393">
            <text:p>13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4265yt3etmj8625mdz</text:p>
          </table:table-cell>
          <table:table-cell office:value-type="string">
            <text:p>WHITE</text:p>
          </table:table-cell>
          <table:table-cell office:value-type="string">
            <text:p>Riesling Ried Biern Smaragd</text:p>
          </table:table-cell>
          <table:table-cell office:value-type="string">
            <text:p>Weingut Piewald</text:p>
          </table:table-cell>
          <table:table-cell office:value-type="float" office:value="40.061134">
            <text:p>40.0611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IED BIERN SMARAGD - MAGNUM</text:p>
          </table:table-cell>
          <table:table-cell office:value-type="string">
            <text:p>Piewald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4850">
            <text:p>4850</text:p>
          </table:table-cell>
          <table:table-cell office:value-type="float" office:value="3233">
            <text:p>3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4265yt3etmj8625mdz</text:p>
          </table:table-cell>
          <table:table-cell office:value-type="string">
            <text:p>WHITE</text:p>
          </table:table-cell>
          <table:table-cell office:value-type="string">
            <text:p>Riesling Ried Biern Smaragd</text:p>
          </table:table-cell>
          <table:table-cell office:value-type="string">
            <text:p>Weingut Piewald</text:p>
          </table:table-cell>
          <table:table-cell office:value-type="float" office:value="40.061134">
            <text:p>40.0611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IED BIERN SMARAGD</text:p>
          </table:table-cell>
          <table:table-cell office:value-type="string">
            <text:p>Piewal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09000">
            <text:p>209000</text:p>
          </table:table-cell>
          <table:table-cell office:value-type="float" office:value="139333">
            <text:p>139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4265yt3etmj8625mdz</text:p>
          </table:table-cell>
          <table:table-cell office:value-type="string">
            <text:p>WHITE</text:p>
          </table:table-cell>
          <table:table-cell office:value-type="string">
            <text:p>Riesling Ried Biern Smaragd</text:p>
          </table:table-cell>
          <table:table-cell office:value-type="string">
            <text:p>Weingut Piewald</text:p>
          </table:table-cell>
          <table:table-cell office:value-type="float" office:value="40.061134">
            <text:p>40.0611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V AM BERG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1290">
            <text:p>1290</text:p>
          </table:table-cell>
          <table:table-cell office:value-type="float" office:value="860">
            <text:p>8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4pedwgykbhvq1rcm8</text:p>
          </table:table-cell>
          <table:table-cell office:value-type="string">
            <text:p>WHITE</text:p>
          </table:table-cell>
          <table:table-cell office:value-type="string">
            <text:p>Grüner Veltliner Am Berg</text:p>
          </table:table-cell>
          <table:table-cell office:value-type="string">
            <text:p>Bernhard Ott</text:p>
          </table:table-cell>
          <table:table-cell office:value-type="float" office:value="30.60552">
            <text:p>30.605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V AM BERG - DOPPIOMAGNUM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MATHUSALEM</text:p>
          </table:table-cell>
          <table:table-cell office:value-type="float" office:value="2023">
            <text:p>2023</text:p>
          </table:table-cell>
          <table:table-cell office:value-type="float" office:value="7900">
            <text:p>7900</text:p>
          </table:table-cell>
          <table:table-cell office:value-type="float" office:value="5266">
            <text:p>52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4pedwgykbhvq1rcm8</text:p>
          </table:table-cell>
          <table:table-cell office:value-type="string">
            <text:p>WHITE</text:p>
          </table:table-cell>
          <table:table-cell office:value-type="string">
            <text:p>Grüner Veltliner Am Berg</text:p>
          </table:table-cell>
          <table:table-cell office:value-type="string">
            <text:p>Bernhard Ott</text:p>
          </table:table-cell>
          <table:table-cell office:value-type="float" office:value="30.60552">
            <text:p>30.605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V FASS 4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789">
            <text:p>1789</text:p>
          </table:table-cell>
          <table:table-cell office:value-type="float" office:value="1192">
            <text:p>1192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44gxm4sejjrckq5xk</text:p>
          </table:table-cell>
          <table:table-cell office:value-type="string">
            <text:p>WHITE</text:p>
          </table:table-cell>
          <table:table-cell office:value-type="string">
            <text:p>Grüner Veltliner Fass 4 Bio</text:p>
          </table:table-cell>
          <table:table-cell office:value-type="string">
            <text:p>Bernhard Ott</text:p>
          </table:table-cell>
          <table:table-cell office:value-type="float" office:value="29.094543">
            <text:p>29.0945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V FASS 4 - MAGNUM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4">
            <text:p>2024</text:p>
          </table:table-cell>
          <table:table-cell office:value-type="float" office:value="4050">
            <text:p>4050</text:p>
          </table:table-cell>
          <table:table-cell office:value-type="float" office:value="2700">
            <text:p>2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44gxm4sejjrckq5xk</text:p>
          </table:table-cell>
          <table:table-cell office:value-type="string">
            <text:p>WHITE</text:p>
          </table:table-cell>
          <table:table-cell office:value-type="string">
            <text:p>Grüner Veltliner Fass 4 Bio</text:p>
          </table:table-cell>
          <table:table-cell office:value-type="string">
            <text:p>Bernhard Ott</text:p>
          </table:table-cell>
          <table:table-cell office:value-type="float" office:value="29.094543">
            <text:p>29.0945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V FASS 4 - DOPPIOMAGNUM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MATHUSALEM</text:p>
          </table:table-cell>
          <table:table-cell office:value-type="float" office:value="2022">
            <text:p>2022</text:p>
          </table:table-cell>
          <table:table-cell office:value-type="float" office:value="8750">
            <text:p>8750</text:p>
          </table:table-cell>
          <table:table-cell office:value-type="float" office:value="5833">
            <text:p>58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44gxm4sejjrckq5xk</text:p>
          </table:table-cell>
          <table:table-cell office:value-type="string">
            <text:p>WHITE</text:p>
          </table:table-cell>
          <table:table-cell office:value-type="string">
            <text:p>Grüner Veltliner Fass 4 Bio</text:p>
          </table:table-cell>
          <table:table-cell office:value-type="string">
            <text:p>Bernhard Ott</text:p>
          </table:table-cell>
          <table:table-cell office:value-type="float" office:value="29.094543">
            <text:p>29.0945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V FASS 4 - JEROBOAM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IMPERIAL</text:p>
          </table:table-cell>
          <table:table-cell office:value-type="float" office:value="2021">
            <text:p>2021</text:p>
          </table:table-cell>
          <table:table-cell office:value-type="float" office:value="19900">
            <text:p>19900</text:p>
          </table:table-cell>
          <table:table-cell office:value-type="float" office:value="13266">
            <text:p>132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44gxm4sejjrckq5xk</text:p>
          </table:table-cell>
          <table:table-cell office:value-type="string">
            <text:p>WHITE</text:p>
          </table:table-cell>
          <table:table-cell office:value-type="string">
            <text:p>Grüner Veltliner Fass 4 Bio</text:p>
          </table:table-cell>
          <table:table-cell office:value-type="string">
            <text:p>Bernhard Ott</text:p>
          </table:table-cell>
          <table:table-cell office:value-type="float" office:value="29.094543">
            <text:p>29.0945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ALIE ROSÉ (vino rosato)</text:p>
          </table:table-cell>
          <table:table-cell office:value-type="string">
            <text:p>Ott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490">
            <text:p>1490</text:p>
          </table:table-cell>
          <table:table-cell office:value-type="float" office:value="993">
            <text:p>9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5s9gc4crrsy8y3mzv</text:p>
          </table:table-cell>
          <table:table-cell office:value-type="string">
            <text:p>ROSE</text:p>
          </table:table-cell>
          <table:table-cell office:value-type="string">
            <text:p>Rosalie Rosé</text:p>
          </table:table-cell>
          <table:table-cell office:value-type="string">
            <text:p>Bernhard Ott</text:p>
          </table:table-cell>
          <table:table-cell office:value-type="float" office:value="31.85924">
            <text:p>31.859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V QVEVRE macerato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4200">
            <text:p>4200</text:p>
          </table:table-cell>
          <table:table-cell office:value-type="float" office:value="2800">
            <text:p>2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7egr79cvz5z0w6pgd</text:p>
          </table:table-cell>
          <table:table-cell office:value-type="string">
            <text:p>WHITE</text:p>
          </table:table-cell>
          <table:table-cell office:value-type="string">
            <text:p>Qvevre</text:p>
          </table:table-cell>
          <table:table-cell office:value-type="string">
            <text:p>Bernhard Ott</text:p>
          </table:table-cell>
          <table:table-cell office:value-type="float" office:value="26.267052">
            <text:p>26.2670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V RIED STEIN 1ÖTW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65000">
            <text:p>365000</text:p>
          </table:table-cell>
          <table:table-cell office:value-type="float" office:value="243333">
            <text:p>24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ycw53wv71k58qh21qsp5ge</text:p>
          </table:table-cell>
          <table:table-cell office:value-type="string">
            <text:p>WHITE</text:p>
          </table:table-cell>
          <table:table-cell office:value-type="string">
            <text:p>Ried Stein 1 ÖTW</text:p>
          </table:table-cell>
          <table:table-cell office:value-type="string">
            <text:p>Bernhard Ott</text:p>
          </table:table-cell>
          <table:table-cell office:value-type="float" office:value="33.52281">
            <text:p>33.5228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V RIED STEIN 1ÖTW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95000">
            <text:p>395000</text:p>
          </table:table-cell>
          <table:table-cell office:value-type="float" office:value="263333">
            <text:p>26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ycw53wv71k58qh21qsp5ge</text:p>
          </table:table-cell>
          <table:table-cell office:value-type="string">
            <text:p>WHITE</text:p>
          </table:table-cell>
          <table:table-cell office:value-type="string">
            <text:p>Ried Stein 1 ÖTW</text:p>
          </table:table-cell>
          <table:table-cell office:value-type="string">
            <text:p>Bernhard Ott</text:p>
          </table:table-cell>
          <table:table-cell office:value-type="float" office:value="33.52281">
            <text:p>33.5228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FUCHSENTANZ</text:p>
          </table:table-cell>
          <table:table-cell office:value-type="string">
            <text:p>Diwal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190">
            <text:p>1190</text:p>
          </table:table-cell>
          <table:table-cell office:value-type="float" office:value="793">
            <text:p>7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3e9ymrrxtxe4qa8bt9</text:p>
          </table:table-cell>
          <table:table-cell office:value-type="string">
            <text:p>WHITE</text:p>
          </table:table-cell>
          <table:table-cell office:value-type="string">
            <text:p>Fuchsentanz Riesling</text:p>
          </table:table-cell>
          <table:table-cell office:value-type="string">
            <text:p>Diwald</text:p>
          </table:table-cell>
          <table:table-cell office:value-type="float" office:value="40.94475">
            <text:p>40.944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T RESERVE - 36 mesi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150">
            <text:p>2150</text:p>
          </table:table-cell>
          <table:table-cell office:value-type="float" office:value="1433">
            <text:p>14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Nov-23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vbyfc194q87wk932c</text:p>
          </table:table-cell>
          <table:table-cell office:value-type="string">
            <text:p>SPARKLING</text:p>
          </table:table-cell>
          <table:table-cell office:value-type="string">
            <text:p>Brut Reserve</text:p>
          </table:table-cell>
          <table:table-cell office:value-type="string">
            <text:p>Schloss Gobelsburg</text:p>
          </table:table-cell>
          <table:table-cell office:value-type="float" office:value="41.28239">
            <text:p>41.2823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T RESERVE - MAGNUM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4450">
            <text:p>4450</text:p>
          </table:table-cell>
          <table:table-cell office:value-type="float" office:value="2966">
            <text:p>29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1 / S | Mar-22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vbyfc194q87wk932c</text:p>
          </table:table-cell>
          <table:table-cell office:value-type="string">
            <text:p>SPARKLING</text:p>
          </table:table-cell>
          <table:table-cell office:value-type="string">
            <text:p>Brut Reserve</text:p>
          </table:table-cell>
          <table:table-cell office:value-type="string">
            <text:p>Schloss Gobelsburg</text:p>
          </table:table-cell>
          <table:table-cell office:value-type="float" office:value="41.28239">
            <text:p>41.2823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NC DE BLANCS BRUT - 36 mesi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650">
            <text:p>2650</text:p>
          </table:table-cell>
          <table:table-cell office:value-type="float" office:value="1766">
            <text:p>17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Feb-22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vzaedaz58jzyta4a6</text:p>
          </table:table-cell>
          <table:table-cell office:value-type="string">
            <text:p>SPARKLING</text:p>
          </table:table-cell>
          <table:table-cell office:value-type="string">
            <text:p>Blanc de Blancs</text:p>
          </table:table-cell>
          <table:table-cell office:value-type="string">
            <text:p>Schloss Gobelsburg</text:p>
          </table:table-cell>
          <table:table-cell office:value-type="float" office:value="46.934387">
            <text:p>46.9343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NC DE BLANCS BRUT - MAGNUM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5450">
            <text:p>5450</text:p>
          </table:table-cell>
          <table:table-cell office:value-type="float" office:value="3633">
            <text:p>36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1 / S | Feb-22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vzaedaz58jzyta4a6</text:p>
          </table:table-cell>
          <table:table-cell office:value-type="string">
            <text:p>SPARKLING</text:p>
          </table:table-cell>
          <table:table-cell office:value-type="string">
            <text:p>Blanc de Blancs</text:p>
          </table:table-cell>
          <table:table-cell office:value-type="string">
            <text:p>Schloss Gobelsburg</text:p>
          </table:table-cell>
          <table:table-cell office:value-type="float" office:value="46.934387">
            <text:p>46.9343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V LÖSS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950">
            <text:p>950</text:p>
          </table:table-cell>
          <table:table-cell office:value-type="float" office:value="633">
            <text:p>6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vt5xbqccj14m6pggn</text:p>
          </table:table-cell>
          <table:table-cell office:value-type="string">
            <text:p>WHITE</text:p>
          </table:table-cell>
          <table:table-cell office:value-type="string">
            <text:p>Grüner Veltliner Löss</text:p>
          </table:table-cell>
          <table:table-cell office:value-type="string">
            <text:p>Schloss Gobelsburg</text:p>
          </table:table-cell>
          <table:table-cell office:value-type="float" office:value="40.461147">
            <text:p>40.4611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URGESTEIN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1290">
            <text:p>1290</text:p>
          </table:table-cell>
          <table:table-cell office:value-type="float" office:value="860">
            <text:p>8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v3qs9470gncv88kwd</text:p>
          </table:table-cell>
          <table:table-cell office:value-type="string">
            <text:p>WHITE</text:p>
          </table:table-cell>
          <table:table-cell office:value-type="string">
            <text:p>Riesling Urgestein</text:p>
          </table:table-cell>
          <table:table-cell office:value-type="string">
            <text:p>Schloss Gobelsburg</text:p>
          </table:table-cell>
          <table:table-cell office:value-type="float" office:value="44.22363">
            <text:p>44.223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V LANGENLOIS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650">
            <text:p>1650</text:p>
          </table:table-cell>
          <table:table-cell office:value-type="float" office:value="1100">
            <text:p>1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v421v9h6jz4bwf9wh</text:p>
          </table:table-cell>
          <table:table-cell office:value-type="string">
            <text:p>WHITE</text:p>
          </table:table-cell>
          <table:table-cell office:value-type="string">
            <text:p>Langenlois Grüner Veltliner</text:p>
          </table:table-cell>
          <table:table-cell office:value-type="string">
            <text:p>Schloss Gobelsburg</text:p>
          </table:table-cell>
          <table:table-cell office:value-type="float" office:value="43.64283">
            <text:p>43.642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V LANGENLOIS</text:p>
          </table:table-cell>
          <table:table-cell office:value-type="string">
            <text:p>Schloss Gobelsburg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590">
            <text:p>1590</text:p>
          </table:table-cell>
          <table:table-cell office:value-type="float" office:value="1060">
            <text:p>10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v421v9h6jz4bwf9wh</text:p>
          </table:table-cell>
          <table:table-cell office:value-type="string">
            <text:p>WHITE</text:p>
          </table:table-cell>
          <table:table-cell office:value-type="string">
            <text:p>Langenlois Grüner Veltliner</text:p>
          </table:table-cell>
          <table:table-cell office:value-type="string">
            <text:p>Schloss Gobelsburg</text:p>
          </table:table-cell>
          <table:table-cell office:value-type="float" office:value="43.64283">
            <text:p>43.642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ZÖBING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689">
            <text:p>1689</text:p>
          </table:table-cell>
          <table:table-cell office:value-type="float" office:value="1126">
            <text:p>11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vet5a0c0txzcyq3b1</text:p>
          </table:table-cell>
          <table:table-cell office:value-type="string">
            <text:p>WHITE</text:p>
          </table:table-cell>
          <table:table-cell office:value-type="string">
            <text:p>Zöbing Riesling</text:p>
          </table:table-cell>
          <table:table-cell office:value-type="string">
            <text:p>Schloss Gobelsburg</text:p>
          </table:table-cell>
          <table:table-cell office:value-type="float" office:value="45.15591">
            <text:p>45.155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ZÖBING</text:p>
          </table:table-cell>
          <table:table-cell office:value-type="string">
            <text:p>Schloss Gobelsburg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490">
            <text:p>1490</text:p>
          </table:table-cell>
          <table:table-cell office:value-type="float" office:value="993">
            <text:p>9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vet5a0c0txzcyq3b1</text:p>
          </table:table-cell>
          <table:table-cell office:value-type="string">
            <text:p>WHITE</text:p>
          </table:table-cell>
          <table:table-cell office:value-type="string">
            <text:p>Zöbing Riesling</text:p>
          </table:table-cell>
          <table:table-cell office:value-type="string">
            <text:p>Schloss Gobelsburg</text:p>
          </table:table-cell>
          <table:table-cell office:value-type="float" office:value="45.15591">
            <text:p>45.155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V RIED LAMM 1ÖTW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90">
            <text:p>4990</text:p>
          </table:table-cell>
          <table:table-cell office:value-type="float" office:value="3326">
            <text:p>33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vv5406frw97s7srqr</text:p>
          </table:table-cell>
          <table:table-cell office:value-type="string">
            <text:p>WHITE</text:p>
          </table:table-cell>
          <table:table-cell office:value-type="string">
            <text:p>Grüner Veltliner Ried Lamm 1 ÖTW Erste Lage</text:p>
          </table:table-cell>
          <table:table-cell office:value-type="string">
            <text:p>Schloss Gobelsburg</text:p>
          </table:table-cell>
          <table:table-cell office:value-type="float" office:value="45.049286">
            <text:p>45.0492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IED HEILIGENSTEIN 1ÖTW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90">
            <text:p>4990</text:p>
          </table:table-cell>
          <table:table-cell office:value-type="float" office:value="3326">
            <text:p>33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v4qbdbad6zxdydatg</text:p>
          </table:table-cell>
          <table:table-cell office:value-type="string">
            <text:p>WHITE</text:p>
          </table:table-cell>
          <table:table-cell office:value-type="string">
            <text:p>Ried Heiligenstein 1 ÖTW</text:p>
          </table:table-cell>
          <table:table-cell office:value-type="string">
            <text:p>Schloss Gobelsburg</text:p>
          </table:table-cell>
          <table:table-cell office:value-type="float" office:value="50.960693">
            <text:p>50.9606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IED HEILIGENSTEIN 1ÖTW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9000">
            <text:p>499000</text:p>
          </table:table-cell>
          <table:table-cell office:value-type="float" office:value="332666">
            <text:p>332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v4qbdbad6zxdydatg</text:p>
          </table:table-cell>
          <table:table-cell office:value-type="string">
            <text:p>WHITE</text:p>
          </table:table-cell>
          <table:table-cell office:value-type="string">
            <text:p>Ried Heiligenstein 1 ÖTW</text:p>
          </table:table-cell>
          <table:table-cell office:value-type="string">
            <text:p>Schloss Gobelsburg</text:p>
          </table:table-cell>
          <table:table-cell office:value-type="float" office:value="50.960693">
            <text:p>50.9606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URE &amp; NAKED BRUT NATURE</text:p>
          </table:table-cell>
          <table:table-cell office:value-type="string">
            <text:p>Am 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1850">
            <text:p>1850</text:p>
          </table:table-cell>
          <table:table-cell office:value-type="float" office:value="1233">
            <text:p>1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64m6qge76pqkr43bat</text:p>
          </table:table-cell>
          <table:table-cell office:value-type="string">
            <text:p>SPARKLING</text:p>
          </table:table-cell>
          <table:table-cell office:value-type="string">
            <text:p>Pure &amp; Naked PetNat Brut Bio</text:p>
          </table:table-cell>
          <table:table-cell office:value-type="string">
            <text:p>Am Stein</text:p>
          </table:table-cell>
          <table:table-cell office:value-type="float" office:value="48.268326">
            <text:p>48.2683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ÉE HELLE FREUDE</text:p>
          </table:table-cell>
          <table:table-cell office:value-type="string">
            <text:p>Am 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090">
            <text:p>1090</text:p>
          </table:table-cell>
          <table:table-cell office:value-type="float" office:value="726">
            <text:p>7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65q8jxctxvv8hx9n28</text:p>
          </table:table-cell>
          <table:table-cell office:value-type="string">
            <text:p>WHITE</text:p>
          </table:table-cell>
          <table:table-cell office:value-type="string">
            <text:p>Helle Freude</text:p>
          </table:table-cell>
          <table:table-cell office:value-type="string">
            <text:p>Am Stein</text:p>
          </table:table-cell>
          <table:table-cell office:value-type="float" office:value="51.220325">
            <text:p>51.2203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ILVANER WÜRZBURG</text:p>
          </table:table-cell>
          <table:table-cell office:value-type="string">
            <text:p>Am 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390">
            <text:p>1390</text:p>
          </table:table-cell>
          <table:table-cell office:value-type="float" office:value="926">
            <text:p>9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30ta7ya4ksat7wrsbb</text:p>
          </table:table-cell>
          <table:table-cell office:value-type="string">
            <text:p>WHITE</text:p>
          </table:table-cell>
          <table:table-cell office:value-type="string">
            <text:p>Würzburger Silvaner</text:p>
          </table:table-cell>
          <table:table-cell office:value-type="string">
            <text:p>Am Stein</text:p>
          </table:table-cell>
          <table:table-cell office:value-type="float" office:value="46.928524">
            <text:p>46.9285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ILVANER WÜRZBURG</text:p>
          </table:table-cell>
          <table:table-cell office:value-type="string">
            <text:p>Am 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390">
            <text:p>1390</text:p>
          </table:table-cell>
          <table:table-cell office:value-type="float" office:value="926">
            <text:p>9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30ta7ya4ksat7wrsbb</text:p>
          </table:table-cell>
          <table:table-cell office:value-type="string">
            <text:p>WHITE</text:p>
          </table:table-cell>
          <table:table-cell office:value-type="string">
            <text:p>Würzburger Silvaner</text:p>
          </table:table-cell>
          <table:table-cell office:value-type="string">
            <text:p>Am Stein</text:p>
          </table:table-cell>
          <table:table-cell office:value-type="float" office:value="46.928524">
            <text:p>46.9285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ILVANER WÜRZBURGER STEIN 1G</text:p>
          </table:table-cell>
          <table:table-cell office:value-type="string">
            <text:p>Am 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950">
            <text:p>1950</text:p>
          </table:table-cell>
          <table:table-cell office:value-type="float" office:value="1300">
            <text:p>1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30203ekn40wh4wzfvr</text:p>
          </table:table-cell>
          <table:table-cell office:value-type="string">
            <text:p>WHITE</text:p>
          </table:table-cell>
          <table:table-cell office:value-type="string">
            <text:p>Würzburger Stein Silvaner</text:p>
          </table:table-cell>
          <table:table-cell office:value-type="string">
            <text:p>Am Stein</text:p>
          </table:table-cell>
          <table:table-cell office:value-type="float" office:value="55.370636">
            <text:p>55.3706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ILVANER INNERE LEISTE 1G</text:p>
          </table:table-cell>
          <table:table-cell office:value-type="string">
            <text:p>Am 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989">
            <text:p>1989</text:p>
          </table:table-cell>
          <table:table-cell office:value-type="float" office:value="1326">
            <text:p>13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31m2bpsrr8fr8jzd3d</text:p>
          </table:table-cell>
          <table:table-cell office:value-type="string">
            <text:p>WHITE</text:p>
          </table:table-cell>
          <table:table-cell office:value-type="string">
            <text:p>Würzburger Innere Leiste Silvaner</text:p>
          </table:table-cell>
          <table:table-cell office:value-type="string">
            <text:p>Am Stein</text:p>
          </table:table-cell>
          <table:table-cell office:value-type="float" office:value="56.18128">
            <text:p>56.181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MEERSPINNE G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500">
            <text:p>6500</text:p>
          </table:table-cell>
          <table:table-cell office:value-type="float" office:value="4333">
            <text:p>4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e3a1cyydvnbkhcwapq</text:p>
          </table:table-cell>
          <table:table-cell office:value-type="string">
            <text:p>DESSERT</text:p>
          </table:table-cell>
          <table:table-cell office:value-type="string">
            <text:p>Meerspinne GG</text:p>
          </table:table-cell>
          <table:table-cell office:value-type="string">
            <text:p>A. Christmann</text:p>
          </table:table-cell>
          <table:table-cell office:value-type="float" office:value="39.069477">
            <text:p>39.0694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IDIG G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7000">
            <text:p>7000</text:p>
          </table:table-cell>
          <table:table-cell office:value-type="float" office:value="4666">
            <text:p>4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naaez85vvkwqs37nrd</text:p>
          </table:table-cell>
          <table:table-cell office:value-type="string">
            <text:p>WHITE</text:p>
          </table:table-cell>
          <table:table-cell office:value-type="string">
            <text:p>Riesling Idig GG</text:p>
          </table:table-cell>
          <table:table-cell office:value-type="string">
            <text:p>A. Christmann</text:p>
          </table:table-cell>
          <table:table-cell office:value-type="float" office:value="38.090553">
            <text:p>38.0905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IDIG GG - MAGNUM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14900">
            <text:p>14900</text:p>
          </table:table-cell>
          <table:table-cell office:value-type="float" office:value="9933">
            <text:p>99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1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naaez85vvkwqs37nrd</text:p>
          </table:table-cell>
          <table:table-cell office:value-type="string">
            <text:p>WHITE</text:p>
          </table:table-cell>
          <table:table-cell office:value-type="string">
            <text:p>Riesling Idig GG</text:p>
          </table:table-cell>
          <table:table-cell office:value-type="string">
            <text:p>A. Christmann</text:p>
          </table:table-cell>
          <table:table-cell office:value-type="float" office:value="38.090553">
            <text:p>38.0905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ÄTBURGUNDER AUS DEN LAGEN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690">
            <text:p>2690</text:p>
          </table:table-cell>
          <table:table-cell office:value-type="float" office:value="1793">
            <text:p>17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85tcf1nw4c8jd4wc1ny</text:p>
          </table:table-cell>
          <table:table-cell office:value-type="string">
            <text:p>SPARKLING</text:p>
          </table:table-cell>
          <table:table-cell office:value-type="string">
            <text:p>Aus den Lagen Spätburgunder</text:p>
          </table:table-cell>
          <table:table-cell office:value-type="string">
            <text:p>A. Christmann</text:p>
          </table:table-cell>
          <table:table-cell office:value-type="float" office:value="42.12401">
            <text:p>42.1240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ÄTBURGUNDER SCHLÖSSL 1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150">
            <text:p>4150</text:p>
          </table:table-cell>
          <table:table-cell office:value-type="float" office:value="2766">
            <text:p>27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85khb71h1zrat586zy7</text:p>
          </table:table-cell>
          <table:table-cell office:value-type="string">
            <text:p>SPARKLING</text:p>
          </table:table-cell>
          <table:table-cell office:value-type="string">
            <text:p>Gimmeldinger Schlössel Spätburgunder</text:p>
          </table:table-cell>
          <table:table-cell office:value-type="string">
            <text:p>A. Christmann</text:p>
          </table:table-cell>
          <table:table-cell office:value-type="float" office:value="31.32653">
            <text:p>31.326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ÄTBURGUNDER ÖLBERG 1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500">
            <text:p>5500</text:p>
          </table:table-cell>
          <table:table-cell office:value-type="float" office:value="3666">
            <text:p>3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sd1xr7x33tw7d3vbtkf</text:p>
          </table:table-cell>
          <table:table-cell office:value-type="string">
            <text:p>SPARKLING</text:p>
          </table:table-cell>
          <table:table-cell office:value-type="string">
            <text:p>Königsbacher Ölberg Spätburgunder</text:p>
          </table:table-cell>
          <table:table-cell office:value-type="string">
            <text:p>A. Christmann</text:p>
          </table:table-cell>
          <table:table-cell office:value-type="float" office:value="32.61421">
            <text:p>32.6142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ÄTBURGUNDER BIENGARTEN 1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350">
            <text:p>5350</text:p>
          </table:table-cell>
          <table:table-cell office:value-type="float" office:value="3566">
            <text:p>35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zs8yvwwvjdsxe0v3bb8</text:p>
          </table:table-cell>
          <table:table-cell office:value-type="string">
            <text:p>SPARKLING</text:p>
          </table:table-cell>
          <table:table-cell office:value-type="string">
            <text:p>Gimmeldinger Biengarten Spätburgunder</text:p>
          </table:table-cell>
          <table:table-cell office:value-type="string">
            <text:p>A. Christmann</text:p>
          </table:table-cell>
          <table:table-cell office:value-type="float" office:value="34.218132">
            <text:p>34.2181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ÄTBURGUNDER IDIG GG</text:p>
          </table:table-cell>
          <table:table-cell office:value-type="string">
            <text:p>Christmann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300">
            <text:p>8300</text:p>
          </table:table-cell>
          <table:table-cell office:value-type="float" office:value="5533">
            <text:p>55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yyqdevkvkaqdgd30xsp</text:p>
          </table:table-cell>
          <table:table-cell office:value-type="string">
            <text:p>SPARKLING</text:p>
          </table:table-cell>
          <table:table-cell office:value-type="string">
            <text:p>IDIG Spätburgunder GG</text:p>
          </table:table-cell>
          <table:table-cell office:value-type="string">
            <text:p>A. Christmann</text:p>
          </table:table-cell>
          <table:table-cell office:value-type="float" office:value="42.859894">
            <text:p>42.8598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ÄTBURGUND.ER DIG GG - MAGNUM</text:p>
          </table:table-cell>
          <table:table-cell office:value-type="string">
            <text:p>Christmann</text:p>
          </table:table-cell>
          <table:table-cell office:value-type="string">
            <text:p>Limitato</text:p>
          </table:table-cell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7200">
            <text:p>17200</text:p>
          </table:table-cell>
          <table:table-cell office:value-type="float" office:value="11466">
            <text:p>114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yyqdevkvkaqdgd30xsp</text:p>
          </table:table-cell>
          <table:table-cell office:value-type="string">
            <text:p>SPARKLING</text:p>
          </table:table-cell>
          <table:table-cell office:value-type="string">
            <text:p>IDIG Spätburgunder GG</text:p>
          </table:table-cell>
          <table:table-cell office:value-type="string">
            <text:p>A. Christmann</text:p>
          </table:table-cell>
          <table:table-cell office:value-type="float" office:value="33.441193">
            <text:p>33.4411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EITERPFAD-HOFSTÜCK G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70000">
            <text:p>470000</text:p>
          </table:table-cell>
          <table:table-cell office:value-type="float" office:value="313333">
            <text:p>31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vpwctqhks1gnk2gncg</text:p>
          </table:table-cell>
          <table:table-cell office:value-type="string">
            <text:p>DESSERT</text:p>
          </table:table-cell>
          <table:table-cell office:value-type="string">
            <text:p>Reiterpfad-Hofstuck GG</text:p>
          </table:table-cell>
          <table:table-cell office:value-type="string">
            <text:p>A. Christmann</text:p>
          </table:table-cell>
          <table:table-cell office:value-type="float" office:value="45.671227">
            <text:p>45.6712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EITERPFAD-HOFSTÜCK G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90000">
            <text:p>490000</text:p>
          </table:table-cell>
          <table:table-cell office:value-type="float" office:value="326666">
            <text:p>3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vpwctqhks1gnk2gncg</text:p>
          </table:table-cell>
          <table:table-cell office:value-type="string">
            <text:p>DESSERT</text:p>
          </table:table-cell>
          <table:table-cell office:value-type="string">
            <text:p>Reiterpfad-Hofstuck GG</text:p>
          </table:table-cell>
          <table:table-cell office:value-type="string">
            <text:p>A. Christmann</text:p>
          </table:table-cell>
          <table:table-cell office:value-type="float" office:value="45.671227">
            <text:p>45.6712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MEERSPINNE G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20000">
            <text:p>620000</text:p>
          </table:table-cell>
          <table:table-cell office:value-type="float" office:value="413333">
            <text:p>41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e3a1cyydvnbkhcwapq</text:p>
          </table:table-cell>
          <table:table-cell office:value-type="string">
            <text:p>DESSERT</text:p>
          </table:table-cell>
          <table:table-cell office:value-type="string">
            <text:p>Meerspinne GG</text:p>
          </table:table-cell>
          <table:table-cell office:value-type="string">
            <text:p>A. Christmann</text:p>
          </table:table-cell>
          <table:table-cell office:value-type="float" office:value="39.069477">
            <text:p>39.0694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MEERSPINNE G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20000">
            <text:p>620000</text:p>
          </table:table-cell>
          <table:table-cell office:value-type="float" office:value="413333">
            <text:p>41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e3a1cyydvnbkhcwapq</text:p>
          </table:table-cell>
          <table:table-cell office:value-type="string">
            <text:p>DESSERT</text:p>
          </table:table-cell>
          <table:table-cell office:value-type="string">
            <text:p>Meerspinne GG</text:p>
          </table:table-cell>
          <table:table-cell office:value-type="string">
            <text:p>A. Christmann</text:p>
          </table:table-cell>
          <table:table-cell office:value-type="float" office:value="39.069477">
            <text:p>39.0694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MEERSPINNE G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40000">
            <text:p>640000</text:p>
          </table:table-cell>
          <table:table-cell office:value-type="float" office:value="426666">
            <text:p>4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e3a1cyydvnbkhcwapq</text:p>
          </table:table-cell>
          <table:table-cell office:value-type="string">
            <text:p>DESSERT</text:p>
          </table:table-cell>
          <table:table-cell office:value-type="string">
            <text:p>Meerspinne GG</text:p>
          </table:table-cell>
          <table:table-cell office:value-type="string">
            <text:p>A. Christmann</text:p>
          </table:table-cell>
          <table:table-cell office:value-type="float" office:value="39.069477">
            <text:p>39.0694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MEERSPINNE G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40000">
            <text:p>640000</text:p>
          </table:table-cell>
          <table:table-cell office:value-type="float" office:value="426666">
            <text:p>4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e3a1cyydvnbkhcwapq</text:p>
          </table:table-cell>
          <table:table-cell office:value-type="string">
            <text:p>DESSERT</text:p>
          </table:table-cell>
          <table:table-cell office:value-type="string">
            <text:p>Meerspinne GG</text:p>
          </table:table-cell>
          <table:table-cell office:value-type="string">
            <text:p>A. Christmann</text:p>
          </table:table-cell>
          <table:table-cell office:value-type="float" office:value="39.069477">
            <text:p>39.0694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MEERSPINNE G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50000">
            <text:p>650000</text:p>
          </table:table-cell>
          <table:table-cell office:value-type="float" office:value="433333">
            <text:p>4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e3a1cyydvnbkhcwapq</text:p>
          </table:table-cell>
          <table:table-cell office:value-type="string">
            <text:p>DESSERT</text:p>
          </table:table-cell>
          <table:table-cell office:value-type="string">
            <text:p>Meerspinne GG</text:p>
          </table:table-cell>
          <table:table-cell office:value-type="string">
            <text:p>A. Christmann</text:p>
          </table:table-cell>
          <table:table-cell office:value-type="float" office:value="39.069477">
            <text:p>39.0694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MEERSPINNE G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70000">
            <text:p>670000</text:p>
          </table:table-cell>
          <table:table-cell office:value-type="float" office:value="446666">
            <text:p>44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e3a1cyydvnbkhcwapq</text:p>
          </table:table-cell>
          <table:table-cell office:value-type="string">
            <text:p>DESSERT</text:p>
          </table:table-cell>
          <table:table-cell office:value-type="string">
            <text:p>Meerspinne GG</text:p>
          </table:table-cell>
          <table:table-cell office:value-type="string">
            <text:p>A. Christmann</text:p>
          </table:table-cell>
          <table:table-cell office:value-type="float" office:value="39.069477">
            <text:p>39.0694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MEERSPINNE G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690000">
            <text:p>690000</text:p>
          </table:table-cell>
          <table:table-cell office:value-type="float" office:value="460000">
            <text:p>46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e3a1cyydvnbkhcwapq</text:p>
          </table:table-cell>
          <table:table-cell office:value-type="string">
            <text:p>DESSERT</text:p>
          </table:table-cell>
          <table:table-cell office:value-type="string">
            <text:p>Meerspinne GG</text:p>
          </table:table-cell>
          <table:table-cell office:value-type="string">
            <text:p>A. Christmann</text:p>
          </table:table-cell>
          <table:table-cell office:value-type="float" office:value="39.069477">
            <text:p>39.0694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IDIG G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40000">
            <text:p>640000</text:p>
          </table:table-cell>
          <table:table-cell office:value-type="float" office:value="426666">
            <text:p>4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naaez85vvkwqs37nrd</text:p>
          </table:table-cell>
          <table:table-cell office:value-type="string">
            <text:p>WHITE</text:p>
          </table:table-cell>
          <table:table-cell office:value-type="string">
            <text:p>Riesling Idig GG</text:p>
          </table:table-cell>
          <table:table-cell office:value-type="string">
            <text:p>A. Christmann</text:p>
          </table:table-cell>
          <table:table-cell office:value-type="float" office:value="38.090553">
            <text:p>38.0905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IDIG G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60000">
            <text:p>660000</text:p>
          </table:table-cell>
          <table:table-cell office:value-type="float" office:value="440000">
            <text:p>44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naaez85vvkwqs37nrd</text:p>
          </table:table-cell>
          <table:table-cell office:value-type="string">
            <text:p>WHITE</text:p>
          </table:table-cell>
          <table:table-cell office:value-type="string">
            <text:p>Riesling Idig GG</text:p>
          </table:table-cell>
          <table:table-cell office:value-type="string">
            <text:p>A. Christmann</text:p>
          </table:table-cell>
          <table:table-cell office:value-type="float" office:value="38.090553">
            <text:p>38.0905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IDIG G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700000">
            <text:p>700000</text:p>
          </table:table-cell>
          <table:table-cell office:value-type="float" office:value="466666">
            <text:p>4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naaez85vvkwqs37nrd</text:p>
          </table:table-cell>
          <table:table-cell office:value-type="string">
            <text:p>WHITE</text:p>
          </table:table-cell>
          <table:table-cell office:value-type="string">
            <text:p>Riesling Idig GG</text:p>
          </table:table-cell>
          <table:table-cell office:value-type="string">
            <text:p>A. Christmann</text:p>
          </table:table-cell>
          <table:table-cell office:value-type="float" office:value="38.090553">
            <text:p>38.0905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IDIG G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750000">
            <text:p>750000</text:p>
          </table:table-cell>
          <table:table-cell office:value-type="float" office:value="500000">
            <text:p>5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naaez85vvkwqs37nrd</text:p>
          </table:table-cell>
          <table:table-cell office:value-type="string">
            <text:p>WHITE</text:p>
          </table:table-cell>
          <table:table-cell office:value-type="string">
            <text:p>Riesling Idig GG</text:p>
          </table:table-cell>
          <table:table-cell office:value-type="string">
            <text:p>A. Christmann</text:p>
          </table:table-cell>
          <table:table-cell office:value-type="float" office:value="38.090553">
            <text:p>38.0905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IDIG GG - MAGNUM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350000">
            <text:p>1350000</text:p>
          </table:table-cell>
          <table:table-cell office:value-type="float" office:value="900000">
            <text:p>9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1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naaez85vvkwqs37nrd</text:p>
          </table:table-cell>
          <table:table-cell office:value-type="string">
            <text:p>WHITE</text:p>
          </table:table-cell>
          <table:table-cell office:value-type="string">
            <text:p>Riesling Idig GG</text:p>
          </table:table-cell>
          <table:table-cell office:value-type="string">
            <text:p>A. Christmann</text:p>
          </table:table-cell>
          <table:table-cell office:value-type="float" office:value="38.090553">
            <text:p>38.0905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IDIG GG - MAGNUM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350000">
            <text:p>1350000</text:p>
          </table:table-cell>
          <table:table-cell office:value-type="float" office:value="900000">
            <text:p>9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1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naaez85vvkwqs37nrd</text:p>
          </table:table-cell>
          <table:table-cell office:value-type="string">
            <text:p>WHITE</text:p>
          </table:table-cell>
          <table:table-cell office:value-type="string">
            <text:p>Riesling Idig GG</text:p>
          </table:table-cell>
          <table:table-cell office:value-type="string">
            <text:p>A. Christmann</text:p>
          </table:table-cell>
          <table:table-cell office:value-type="float" office:value="38.090553">
            <text:p>38.0905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IDIG GG - MAGNUM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390000">
            <text:p>1390000</text:p>
          </table:table-cell>
          <table:table-cell office:value-type="float" office:value="926666">
            <text:p>9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1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naaez85vvkwqs37nrd</text:p>
          </table:table-cell>
          <table:table-cell office:value-type="string">
            <text:p>WHITE</text:p>
          </table:table-cell>
          <table:table-cell office:value-type="string">
            <text:p>Riesling Idig GG</text:p>
          </table:table-cell>
          <table:table-cell office:value-type="string">
            <text:p>A. Christmann</text:p>
          </table:table-cell>
          <table:table-cell office:value-type="float" office:value="38.090553">
            <text:p>38.0905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IDIG GG - MAGNUM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429000">
            <text:p>1429000</text:p>
          </table:table-cell>
          <table:table-cell office:value-type="float" office:value="952666">
            <text:p>952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1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naaez85vvkwqs37nrd</text:p>
          </table:table-cell>
          <table:table-cell office:value-type="string">
            <text:p>WHITE</text:p>
          </table:table-cell>
          <table:table-cell office:value-type="string">
            <text:p>Riesling Idig GG</text:p>
          </table:table-cell>
          <table:table-cell office:value-type="string">
            <text:p>A. Christmann</text:p>
          </table:table-cell>
          <table:table-cell office:value-type="float" office:value="38.090553">
            <text:p>38.0905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IDIG GG - MAGNUM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450000">
            <text:p>1450000</text:p>
          </table:table-cell>
          <table:table-cell office:value-type="float" office:value="966666">
            <text:p>9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1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naaez85vvkwqs37nrd</text:p>
          </table:table-cell>
          <table:table-cell office:value-type="string">
            <text:p>WHITE</text:p>
          </table:table-cell>
          <table:table-cell office:value-type="string">
            <text:p>Riesling Idig GG</text:p>
          </table:table-cell>
          <table:table-cell office:value-type="string">
            <text:p>A. Christmann</text:p>
          </table:table-cell>
          <table:table-cell office:value-type="float" office:value="38.090553">
            <text:p>38.0905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IDIG GG - MAGNUM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1500000">
            <text:p>1500000</text:p>
          </table:table-cell>
          <table:table-cell office:value-type="float" office:value="1000000">
            <text:p>10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1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naaez85vvkwqs37nrd</text:p>
          </table:table-cell>
          <table:table-cell office:value-type="string">
            <text:p>WHITE</text:p>
          </table:table-cell>
          <table:table-cell office:value-type="string">
            <text:p>Riesling Idig GG</text:p>
          </table:table-cell>
          <table:table-cell office:value-type="string">
            <text:p>A. Christmann</text:p>
          </table:table-cell>
          <table:table-cell office:value-type="float" office:value="38.090553">
            <text:p>38.0905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IDIG GG - MAGNUM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550000">
            <text:p>1550000</text:p>
          </table:table-cell>
          <table:table-cell office:value-type="float" office:value="1033333">
            <text:p>10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1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naaez85vvkwqs37nrd</text:p>
          </table:table-cell>
          <table:table-cell office:value-type="string">
            <text:p>WHITE</text:p>
          </table:table-cell>
          <table:table-cell office:value-type="string">
            <text:p>Riesling Idig GG</text:p>
          </table:table-cell>
          <table:table-cell office:value-type="string">
            <text:p>A. Christmann</text:p>
          </table:table-cell>
          <table:table-cell office:value-type="float" office:value="38.090553">
            <text:p>38.0905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SPUMANTE EXTRA BRUT - 30 mesi</text:p>
          </table:table-cell>
          <table:table-cell office:value-type="string">
            <text:p>Eymann</text:p>
          </table:table-cell>
          <table:table-cell office:value-type="string">
            <text:p>Solera 30 mesi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789">
            <text:p>1789</text:p>
          </table:table-cell>
          <table:table-cell office:value-type="float" office:value="1192">
            <text:p>1192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Apr-24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0g9zmtsrsq89caen5wt</text:p>
          </table:table-cell>
          <table:table-cell office:value-type="string">
            <text:p>DESSERT</text:p>
          </table:table-cell>
          <table:table-cell office:value-type="string">
            <text:p>Riesling Extra Brut</text:p>
          </table:table-cell>
          <table:table-cell office:value-type="string">
            <text:p>Eymann</text:p>
          </table:table-cell>
          <table:table-cell office:value-type="float" office:value="33.56171">
            <text:p>33.561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SPUMANTE EXTRA BRUT - 42 mesi MAGNUM</text:p>
          </table:table-cell>
          <table:table-cell office:value-type="string">
            <text:p>Eymann</text:p>
          </table:table-cell>
          <table:table-cell office:value-type="string">
            <text:p>Solera 42 mesi</text:p>
          </table:table-cell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3790">
            <text:p>3790</text:p>
          </table:table-cell>
          <table:table-cell office:value-type="float" office:value="2526">
            <text:p>25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1 / S | Feb-23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0g9zmtsrsq89caen5wt</text:p>
          </table:table-cell>
          <table:table-cell office:value-type="string">
            <text:p>DESSERT</text:p>
          </table:table-cell>
          <table:table-cell office:value-type="string">
            <text:p>Riesling Extra Brut</text:p>
          </table:table-cell>
          <table:table-cell office:value-type="string">
            <text:p>Eymann</text:p>
          </table:table-cell>
          <table:table-cell office:value-type="float" office:value="33.56171">
            <text:p>33.561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TOREYE ALTE REBEN</text:p>
          </table:table-cell>
          <table:table-cell office:value-type="string">
            <text:p>Ey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550">
            <text:p>1550</text:p>
          </table:table-cell>
          <table:table-cell office:value-type="float" office:value="1033">
            <text:p>10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h5rjpcdy0k8dz9aqzeb</text:p>
          </table:table-cell>
          <table:table-cell office:value-type="string">
            <text:p>WHITE</text:p>
          </table:table-cell>
          <table:table-cell office:value-type="string">
            <text:p>Toreye Riesling Alte Reben</text:p>
          </table:table-cell>
          <table:table-cell office:value-type="string">
            <text:p>Eymann</text:p>
          </table:table-cell>
          <table:table-cell office:value-type="float" office:value="43.09919">
            <text:p>43.0991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TOREYE ALTE REBEN - MAGNUM</text:p>
          </table:table-cell>
          <table:table-cell office:value-type="string">
            <text:p>Eyman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3290">
            <text:p>3290</text:p>
          </table:table-cell>
          <table:table-cell office:value-type="float" office:value="2193">
            <text:p>21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1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h5rjpcdy0k8dz9aqzeb</text:p>
          </table:table-cell>
          <table:table-cell office:value-type="string">
            <text:p>WHITE</text:p>
          </table:table-cell>
          <table:table-cell office:value-type="string">
            <text:p>Toreye Riesling Alte Reben</text:p>
          </table:table-cell>
          <table:table-cell office:value-type="string">
            <text:p>Eymann</text:p>
          </table:table-cell>
          <table:table-cell office:value-type="float" office:value="43.09919">
            <text:p>43.0991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FUCHSMANTEL</text:p>
          </table:table-cell>
          <table:table-cell office:value-type="string">
            <text:p>Ey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890">
            <text:p>2890</text:p>
          </table:table-cell>
          <table:table-cell office:value-type="float" office:value="1926">
            <text:p>19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3ebsm52zm4xxm55dwmq</text:p>
          </table:table-cell>
          <table:table-cell office:value-type="string">
            <text:p>DESSERT</text:p>
          </table:table-cell>
          <table:table-cell office:value-type="string">
            <text:p>Fuchsmantel Riesling</text:p>
          </table:table-cell>
          <table:table-cell office:value-type="string">
            <text:p>Eymann</text:p>
          </table:table-cell>
          <table:table-cell office:value-type="float" office:value="38.19301">
            <text:p>38.1930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ÄTBURGUNDER TOREYE</text:p>
          </table:table-cell>
          <table:table-cell office:value-type="string">
            <text:p>Ey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689">
            <text:p>1689</text:p>
          </table:table-cell>
          <table:table-cell office:value-type="float" office:value="1126">
            <text:p>11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yc8re2fftgww2rkyj9y</text:p>
          </table:table-cell>
          <table:table-cell office:value-type="string">
            <text:p>SPARKLING</text:p>
          </table:table-cell>
          <table:table-cell office:value-type="string">
            <text:p>Toreye Spätburgunder Trocken</text:p>
          </table:table-cell>
          <table:table-cell office:value-type="string">
            <text:p>Eymann</text:p>
          </table:table-cell>
          <table:table-cell office:value-type="float" office:value="37.775253">
            <text:p>37.7752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VOM KALKGESTEIN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889">
            <text:p>1889</text:p>
          </table:table-cell>
          <table:table-cell office:value-type="float" office:value="1259">
            <text:p>125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j8rqshg5my15ec7f</text:p>
          </table:table-cell>
          <table:table-cell office:value-type="string">
            <text:p>WHITE</text:p>
          </table:table-cell>
          <table:table-cell office:value-type="string">
            <text:p>Riesling Vom Kalkstein Trocken</text:p>
          </table:table-cell>
          <table:table-cell office:value-type="string">
            <text:p>Wittmann</text:p>
          </table:table-cell>
          <table:table-cell office:value-type="float" office:value="34.81853">
            <text:p>34.818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AULERDE GG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350">
            <text:p>5350</text:p>
          </table:table-cell>
          <table:table-cell office:value-type="float" office:value="3566">
            <text:p>35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6n62h4rcrgkc4t9k</text:p>
          </table:table-cell>
          <table:table-cell office:value-type="string">
            <text:p>WHITE</text:p>
          </table:table-cell>
          <table:table-cell office:value-type="string">
            <text:p>Aulerde Riesling GG</text:p>
          </table:table-cell>
          <table:table-cell office:value-type="string">
            <text:p>Wittmann</text:p>
          </table:table-cell>
          <table:table-cell office:value-type="float" office:value="39.4054">
            <text:p>39.40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KIRCHSPIEL GG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500">
            <text:p>6500</text:p>
          </table:table-cell>
          <table:table-cell office:value-type="float" office:value="4333">
            <text:p>4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5ayz75a0zkwbvbjm</text:p>
          </table:table-cell>
          <table:table-cell office:value-type="string">
            <text:p>WHITE</text:p>
          </table:table-cell>
          <table:table-cell office:value-type="string">
            <text:p>Kirchspiel Riesling GG</text:p>
          </table:table-cell>
          <table:table-cell office:value-type="string">
            <text:p>Wittmann</text:p>
          </table:table-cell>
          <table:table-cell office:value-type="float" office:value="40.58283">
            <text:p>40.582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BRUNNENHÄUSCHEN GG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7500">
            <text:p>7500</text:p>
          </table:table-cell>
          <table:table-cell office:value-type="float" office:value="5000">
            <text:p>5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yavj1n0e1y0r1b48</text:p>
          </table:table-cell>
          <table:table-cell office:value-type="string">
            <text:p>WHITE</text:p>
          </table:table-cell>
          <table:table-cell office:value-type="string">
            <text:p>Brunnenhäuschen Riesling GG</text:p>
          </table:table-cell>
          <table:table-cell office:value-type="string">
            <text:p>Wittmann</text:p>
          </table:table-cell>
          <table:table-cell office:value-type="float" office:value="42.274918">
            <text:p>42.2749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MORSTEIN GG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7500">
            <text:p>7500</text:p>
          </table:table-cell>
          <table:table-cell office:value-type="float" office:value="5000">
            <text:p>5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h6m02w9wbee0tnf0</text:p>
          </table:table-cell>
          <table:table-cell office:value-type="string">
            <text:p>WHITE</text:p>
          </table:table-cell>
          <table:table-cell office:value-type="string">
            <text:p>Morstein Riesling GG</text:p>
          </table:table-cell>
          <table:table-cell office:value-type="string">
            <text:p>Wittmann</text:p>
          </table:table-cell>
          <table:table-cell office:value-type="float" office:value="39.958946">
            <text:p>39.9589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MORSTEIN GG - MAGNUM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15500">
            <text:p>15500</text:p>
          </table:table-cell>
          <table:table-cell office:value-type="float" office:value="10333">
            <text:p>10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h6m02w9wbee0tnf0</text:p>
          </table:table-cell>
          <table:table-cell office:value-type="string">
            <text:p>WHITE</text:p>
          </table:table-cell>
          <table:table-cell office:value-type="string">
            <text:p>Morstein Riesling GG</text:p>
          </table:table-cell>
          <table:table-cell office:value-type="string">
            <text:p>Wittmann</text:p>
          </table:table-cell>
          <table:table-cell office:value-type="float" office:value="39.958946">
            <text:p>39.9589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AULERDE GG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60000">
            <text:p>560000</text:p>
          </table:table-cell>
          <table:table-cell office:value-type="float" office:value="373333">
            <text:p>37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6n62h4rcrgkc4t9k</text:p>
          </table:table-cell>
          <table:table-cell office:value-type="string">
            <text:p>WHITE</text:p>
          </table:table-cell>
          <table:table-cell office:value-type="string">
            <text:p>Aulerde Riesling GG</text:p>
          </table:table-cell>
          <table:table-cell office:value-type="string">
            <text:p>Wittmann</text:p>
          </table:table-cell>
          <table:table-cell office:value-type="float" office:value="39.4054">
            <text:p>39.40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KIRCHSPIEL GG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70000">
            <text:p>670000</text:p>
          </table:table-cell>
          <table:table-cell office:value-type="float" office:value="446666">
            <text:p>44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5ayz75a0zkwbvbjm</text:p>
          </table:table-cell>
          <table:table-cell office:value-type="string">
            <text:p>WHITE</text:p>
          </table:table-cell>
          <table:table-cell office:value-type="string">
            <text:p>Kirchspiel Riesling GG</text:p>
          </table:table-cell>
          <table:table-cell office:value-type="string">
            <text:p>Wittmann</text:p>
          </table:table-cell>
          <table:table-cell office:value-type="float" office:value="40.58283">
            <text:p>40.582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BRUNNENHÄUSCHEN GG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70000">
            <text:p>770000</text:p>
          </table:table-cell>
          <table:table-cell office:value-type="float" office:value="513333">
            <text:p>51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yavj1n0e1y0r1b48</text:p>
          </table:table-cell>
          <table:table-cell office:value-type="string">
            <text:p>WHITE</text:p>
          </table:table-cell>
          <table:table-cell office:value-type="string">
            <text:p>Brunnenhäuschen Riesling GG</text:p>
          </table:table-cell>
          <table:table-cell office:value-type="string">
            <text:p>Wittmann</text:p>
          </table:table-cell>
          <table:table-cell office:value-type="float" office:value="42.274918">
            <text:p>42.2749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BRUNNENHÄUSCHEN GG</text:p>
          </table:table-cell>
          <table:table-cell office:value-type="string">
            <text:p>Wittmann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90000">
            <text:p>790000</text:p>
          </table:table-cell>
          <table:table-cell office:value-type="float" office:value="526666">
            <text:p>5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yavj1n0e1y0r1b48</text:p>
          </table:table-cell>
          <table:table-cell office:value-type="string">
            <text:p>WHITE</text:p>
          </table:table-cell>
          <table:table-cell office:value-type="string">
            <text:p>Brunnenhäuschen Riesling GG</text:p>
          </table:table-cell>
          <table:table-cell office:value-type="string">
            <text:p>Wittmann</text:p>
          </table:table-cell>
          <table:table-cell office:value-type="float" office:value="42.274918">
            <text:p>42.2749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KIRCHSPIEL GG - MAGNUM</text:p>
          </table:table-cell>
          <table:table-cell office:value-type="string">
            <text:p>Wittmann</text:p>
          </table:table-cell>
          <table:table-cell office:value-type="string">
            <text:p>Limitato</text:p>
          </table:table-cell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2500">
            <text:p>12500</text:p>
          </table:table-cell>
          <table:table-cell office:value-type="float" office:value="8333">
            <text:p>8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5ayz75a0zkwbvbjm</text:p>
          </table:table-cell>
          <table:table-cell office:value-type="string">
            <text:p>WHITE</text:p>
          </table:table-cell>
          <table:table-cell office:value-type="string">
            <text:p>Kirchspiel Riesling GG</text:p>
          </table:table-cell>
          <table:table-cell office:value-type="string">
            <text:p>Wittmann</text:p>
          </table:table-cell>
          <table:table-cell office:value-type="float" office:value="40.58283">
            <text:p>40.582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KIRCHSPIEL GG - MAGNUM</text:p>
          </table:table-cell>
          <table:table-cell office:value-type="string">
            <text:p>Wittmann</text:p>
          </table:table-cell>
          <table:table-cell office:value-type="string">
            <text:p>Limitato</text:p>
          </table:table-cell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300000">
            <text:p>1300000</text:p>
          </table:table-cell>
          <table:table-cell office:value-type="float" office:value="866666">
            <text:p>8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5ayz75a0zkwbvbjm</text:p>
          </table:table-cell>
          <table:table-cell office:value-type="string">
            <text:p>WHITE</text:p>
          </table:table-cell>
          <table:table-cell office:value-type="string">
            <text:p>Kirchspiel Riesling GG</text:p>
          </table:table-cell>
          <table:table-cell office:value-type="string">
            <text:p>Wittmann</text:p>
          </table:table-cell>
          <table:table-cell office:value-type="float" office:value="40.58283">
            <text:p>40.582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KIRCHSPIEL GG - MAGNUM</text:p>
          </table:table-cell>
          <table:table-cell office:value-type="string">
            <text:p>Wittmann</text:p>
          </table:table-cell>
          <table:table-cell office:value-type="string">
            <text:p>Limitato</text:p>
          </table:table-cell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350000">
            <text:p>1350000</text:p>
          </table:table-cell>
          <table:table-cell office:value-type="float" office:value="900000">
            <text:p>9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5ayz75a0zkwbvbjm</text:p>
          </table:table-cell>
          <table:table-cell office:value-type="string">
            <text:p>WHITE</text:p>
          </table:table-cell>
          <table:table-cell office:value-type="string">
            <text:p>Kirchspiel Riesling GG</text:p>
          </table:table-cell>
          <table:table-cell office:value-type="string">
            <text:p>Wittmann</text:p>
          </table:table-cell>
          <table:table-cell office:value-type="float" office:value="40.58283">
            <text:p>40.582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MORSTEIN GG - MAGNUM</text:p>
          </table:table-cell>
          <table:table-cell office:value-type="string">
            <text:p>Wittmann</text:p>
          </table:table-cell>
          <table:table-cell office:value-type="string">
            <text:p>Limitato</text:p>
          </table:table-cell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430000">
            <text:p>1430000</text:p>
          </table:table-cell>
          <table:table-cell office:value-type="float" office:value="953333">
            <text:p>95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h6m02w9wbee0tnf0</text:p>
          </table:table-cell>
          <table:table-cell office:value-type="string">
            <text:p>WHITE</text:p>
          </table:table-cell>
          <table:table-cell office:value-type="string">
            <text:p>Morstein Riesling GG</text:p>
          </table:table-cell>
          <table:table-cell office:value-type="string">
            <text:p>Wittmann</text:p>
          </table:table-cell>
          <table:table-cell office:value-type="float" office:value="39.958946">
            <text:p>39.9589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JAKOBUS</text:p>
          </table:table-cell>
          <table:table-cell office:value-type="string">
            <text:p>Peter Jakob Kü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490">
            <text:p>1490</text:p>
          </table:table-cell>
          <table:table-cell office:value-type="float" office:value="993">
            <text:p>9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gjty25e3af5tmpx90</text:p>
          </table:table-cell>
          <table:table-cell office:value-type="string">
            <text:p>WHITE</text:p>
          </table:table-cell>
          <table:table-cell office:value-type="string">
            <text:p>Riesling Trocken Jacobus Bio</text:p>
          </table:table-cell>
          <table:table-cell office:value-type="string">
            <text:p>Peter Jakob Kühn</text:p>
          </table:table-cell>
          <table:table-cell office:value-type="float" office:value="45.912457">
            <text:p>45.9124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JAKOBUS - MAGNUM</text:p>
          </table:table-cell>
          <table:table-cell office:value-type="string">
            <text:p>Peter Jakob Küh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3850">
            <text:p>3850</text:p>
          </table:table-cell>
          <table:table-cell office:value-type="float" office:value="2566">
            <text:p>25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gjty25e3af5tmpx90</text:p>
          </table:table-cell>
          <table:table-cell office:value-type="string">
            <text:p>WHITE</text:p>
          </table:table-cell>
          <table:table-cell office:value-type="string">
            <text:p>Riesling Trocken Jacobus Bio</text:p>
          </table:table-cell>
          <table:table-cell office:value-type="string">
            <text:p>Peter Jakob Kühn</text:p>
          </table:table-cell>
          <table:table-cell office:value-type="float" office:value="45.912457">
            <text:p>45.9124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QUARZIT</text:p>
          </table:table-cell>
          <table:table-cell office:value-type="string">
            <text:p>Peter Jakob Kü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989">
            <text:p>1989</text:p>
          </table:table-cell>
          <table:table-cell office:value-type="float" office:value="1326">
            <text:p>13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gyhrddqgac50473fs</text:p>
          </table:table-cell>
          <table:table-cell office:value-type="string">
            <text:p>WHITE</text:p>
          </table:table-cell>
          <table:table-cell office:value-type="string">
            <text:p>Riesling Trocken Quarzit Bio</text:p>
          </table:table-cell>
          <table:table-cell office:value-type="string">
            <text:p>Peter Jakob Kühn</text:p>
          </table:table-cell>
          <table:table-cell office:value-type="float" office:value="46.814075">
            <text:p>46.8140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QUARZIT - MAGNUM</text:p>
          </table:table-cell>
          <table:table-cell office:value-type="string">
            <text:p>Peter Jakob Küh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4850">
            <text:p>4850</text:p>
          </table:table-cell>
          <table:table-cell office:value-type="float" office:value="3233">
            <text:p>3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gyhrddqgac50473fs</text:p>
          </table:table-cell>
          <table:table-cell office:value-type="string">
            <text:p>WHITE</text:p>
          </table:table-cell>
          <table:table-cell office:value-type="string">
            <text:p>Riesling Trocken Quarzit Bio</text:p>
          </table:table-cell>
          <table:table-cell office:value-type="string">
            <text:p>Peter Jakob Kühn</text:p>
          </table:table-cell>
          <table:table-cell office:value-type="float" office:value="46.814075">
            <text:p>46.8140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HENDELBERG 1G</text:p>
          </table:table-cell>
          <table:table-cell office:value-type="string">
            <text:p>Peter Jakob Kü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50">
            <text:p>3850</text:p>
          </table:table-cell>
          <table:table-cell office:value-type="float" office:value="2566">
            <text:p>25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hwydnaexkwhj8nh8k</text:p>
          </table:table-cell>
          <table:table-cell office:value-type="string">
            <text:p>WHITE</text:p>
          </table:table-cell>
          <table:table-cell office:value-type="string">
            <text:p>Hallgarten Hendelberg 1G Riesling Trocken</text:p>
          </table:table-cell>
          <table:table-cell office:value-type="string">
            <text:p>Peter Jakob Kühn</text:p>
          </table:table-cell>
          <table:table-cell office:value-type="float" office:value="54.054207">
            <text:p>54.0542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ST. NIKOLAUS GG</text:p>
          </table:table-cell>
          <table:table-cell office:value-type="string">
            <text:p>Peter Jakob Kü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000">
            <text:p>6000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j2v1vhpkajdhh5f1v</text:p>
          </table:table-cell>
          <table:table-cell office:value-type="string">
            <text:p>DESSERT</text:p>
          </table:table-cell>
          <table:table-cell office:value-type="string">
            <text:p>Mittelheim St. Nikolaus Riesling Auslese</text:p>
          </table:table-cell>
          <table:table-cell office:value-type="string">
            <text:p>Peter Jakob Kühn</text:p>
          </table:table-cell>
          <table:table-cell office:value-type="float" office:value="48.48129">
            <text:p>48.4812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DOOSBERG GG</text:p>
          </table:table-cell>
          <table:table-cell office:value-type="string">
            <text:p>Peter Jakob Kü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800">
            <text:p>5800</text:p>
          </table:table-cell>
          <table:table-cell office:value-type="float" office:value="3866">
            <text:p>38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gh56k5d6nb8j3crmw</text:p>
          </table:table-cell>
          <table:table-cell office:value-type="string">
            <text:p>WHITE</text:p>
          </table:table-cell>
          <table:table-cell office:value-type="string">
            <text:p>Riesling Trocken Doosberg GG</text:p>
          </table:table-cell>
          <table:table-cell office:value-type="string">
            <text:p>Peter Jakob Kühn</text:p>
          </table:table-cell>
          <table:table-cell office:value-type="float" office:value="52.69716">
            <text:p>52.697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DOOSBERG GG - MAGNUM</text:p>
          </table:table-cell>
          <table:table-cell office:value-type="string">
            <text:p>Peter Jakob Küh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2500">
            <text:p>12500</text:p>
          </table:table-cell>
          <table:table-cell office:value-type="float" office:value="8333">
            <text:p>8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gh56k5d6nb8j3crmw</text:p>
          </table:table-cell>
          <table:table-cell office:value-type="string">
            <text:p>WHITE</text:p>
          </table:table-cell>
          <table:table-cell office:value-type="string">
            <text:p>Riesling Trocken Doosberg GG</text:p>
          </table:table-cell>
          <table:table-cell office:value-type="string">
            <text:p>Peter Jakob Kühn</text:p>
          </table:table-cell>
          <table:table-cell office:value-type="float" office:value="52.69716">
            <text:p>52.697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LANDGEFLECHT</text:p>
          </table:table-cell>
          <table:table-cell office:value-type="string">
            <text:p>Peter Jakob Kü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500">
            <text:p>10500</text:p>
          </table:table-cell>
          <table:table-cell office:value-type="float" office:value="7000">
            <text:p>7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hzxwrgj29zx9q6cde</text:p>
          </table:table-cell>
          <table:table-cell office:value-type="string">
            <text:p>WHITE</text:p>
          </table:table-cell>
          <table:table-cell office:value-type="string">
            <text:p>Landgeflecht Riesling Trocken</text:p>
          </table:table-cell>
          <table:table-cell office:value-type="string">
            <text:p>Peter Jakob Kühn</text:p>
          </table:table-cell>
          <table:table-cell office:value-type="float" office:value="51.678104">
            <text:p>51.6781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LANDGEFLECHT</text:p>
          </table:table-cell>
          <table:table-cell office:value-type="string">
            <text:p>Peter Jakob Kü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500">
            <text:p>10500</text:p>
          </table:table-cell>
          <table:table-cell office:value-type="float" office:value="7000">
            <text:p>7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hzxwrgj29zx9q6cde</text:p>
          </table:table-cell>
          <table:table-cell office:value-type="string">
            <text:p>WHITE</text:p>
          </table:table-cell>
          <table:table-cell office:value-type="string">
            <text:p>Landgeflecht Riesling Trocken</text:p>
          </table:table-cell>
          <table:table-cell office:value-type="string">
            <text:p>Peter Jakob Kühn</text:p>
          </table:table-cell>
          <table:table-cell office:value-type="float" office:value="51.678104">
            <text:p>51.6781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SCHLEHDORN</text:p>
          </table:table-cell>
          <table:table-cell office:value-type="string">
            <text:p>Peter Jakob Kühn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80000">
            <text:p>1180000</text:p>
          </table:table-cell>
          <table:table-cell office:value-type="float" office:value="786666">
            <text:p>78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gq6py0kq8gmkcv9gk</text:p>
          </table:table-cell>
          <table:table-cell office:value-type="string">
            <text:p>WHITE</text:p>
          </table:table-cell>
          <table:table-cell office:value-type="string">
            <text:p>Schlehdorn Riesling Trocken</text:p>
          </table:table-cell>
          <table:table-cell office:value-type="string">
            <text:p>Peter Jakob Kühn</text:p>
          </table:table-cell>
          <table:table-cell office:value-type="float" office:value="51.678104">
            <text:p>51.6781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LENCHEN AUSLESE</text:p>
          </table:table-cell>
          <table:table-cell office:value-type="string">
            <text:p>Peter Jakob Küh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8">
            <text:p>2018</text:p>
          </table:table-cell>
          <table:table-cell office:value-type="float" office:value="3590">
            <text:p>3590</text:p>
          </table:table-cell>
          <table:table-cell office:value-type="float" office:value="2393">
            <text:p>23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12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h6rp479pgd4p9rr2n</text:p>
          </table:table-cell>
          <table:table-cell office:value-type="string">
            <text:p>DESSERT</text:p>
          </table:table-cell>
          <table:table-cell office:value-type="string">
            <text:p>Oestricher Lenchen Riesling Auslese</text:p>
          </table:table-cell>
          <table:table-cell office:value-type="string">
            <text:p>Peter Jakob Kühn</text:p>
          </table:table-cell>
          <table:table-cell office:value-type="float" office:value="50.62022">
            <text:p>50.620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LENCHEN BEERENAUSLESE</text:p>
          </table:table-cell>
          <table:table-cell office:value-type="string">
            <text:p>Peter Jakob Kühn</text:p>
          </table:table-cell>
          <table:table-cell office:value-type="string">
            <text:p>Limitato</text:p>
          </table:table-cell>
          <table:table-cell office:value-type="string">
            <text:p>HALF_BOTTLE</text:p>
          </table:table-cell>
          <table:table-cell office:value-type="float" office:value="2018">
            <text:p>2018</text:p>
          </table:table-cell>
          <table:table-cell office:value-type="float" office:value="7990">
            <text:p>7990</text:p>
          </table:table-cell>
          <table:table-cell office:value-type="float" office:value="5326">
            <text:p>53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23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hb9rsr1h1tar3c9w8</text:p>
          </table:table-cell>
          <table:table-cell office:value-type="string">
            <text:p>DESSERT</text:p>
          </table:table-cell>
          <table:table-cell office:value-type="string">
            <text:p>Lenchen Riesling Beerenauslese</text:p>
          </table:table-cell>
          <table:table-cell office:value-type="string">
            <text:p>Peter Jakob Kühn</text:p>
          </table:table-cell>
          <table:table-cell office:value-type="float" office:value="53.168655">
            <text:p>53.1686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LENCHEN TROCKENBEERENAUSLESE</text:p>
          </table:table-cell>
          <table:table-cell office:value-type="string">
            <text:p>Peter Jakob Kühn</text:p>
          </table:table-cell>
          <table:table-cell office:value-type="string">
            <text:p>Limitato</text:p>
          </table:table-cell>
          <table:table-cell office:value-type="string">
            <text:p>HALF_BOTTLE</text:p>
          </table:table-cell>
          <table:table-cell office:value-type="float" office:value="2018">
            <text:p>2018</text:p>
          </table:table-cell>
          <table:table-cell office:value-type="float" office:value="16490">
            <text:p>16490</text:p>
          </table:table-cell>
          <table:table-cell office:value-type="float" office:value="10993">
            <text:p>109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31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hendp900a47wszzbm</text:p>
          </table:table-cell>
          <table:table-cell office:value-type="string">
            <text:p>DESSERT</text:p>
          </table:table-cell>
          <table:table-cell office:value-type="string">
            <text:p>Oestrich Lenchen Riesling Trockenbeerenauslese</text:p>
          </table:table-cell>
          <table:table-cell office:value-type="string">
            <text:p>Peter Jakob Kühn</text:p>
          </table:table-cell>
          <table:table-cell office:value-type="float" office:value="51.823296">
            <text:p>51.8232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VULKANGESTEIN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25000">
            <text:p>225000</text:p>
          </table:table-cell>
          <table:table-cell office:value-type="float" office:value="150000">
            <text:p>15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h3c03gdhgde79j6hms3</text:p>
          </table:table-cell>
          <table:table-cell office:value-type="string">
            <text:p>WHITE</text:p>
          </table:table-cell>
          <table:table-cell office:value-type="string">
            <text:p>Riesling Trocken Vulkangestein</text:p>
          </table:table-cell>
          <table:table-cell office:value-type="string">
            <text:p>Schäfer-Fröhlich</text:p>
          </table:table-cell>
          <table:table-cell office:value-type="float" office:value="45.958767">
            <text:p>45.9587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SCHIEFERGESTEIN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65000">
            <text:p>265000</text:p>
          </table:table-cell>
          <table:table-cell office:value-type="float" office:value="176666">
            <text:p>17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33ya1p7rpk4krwkf1jx</text:p>
          </table:table-cell>
          <table:table-cell office:value-type="string">
            <text:p>DESSERT</text:p>
          </table:table-cell>
          <table:table-cell office:value-type="string">
            <text:p>Schiefergestein Riesling Feinherb</text:p>
          </table:table-cell>
          <table:table-cell office:value-type="string">
            <text:p>Schäfer-Fröhlich</text:p>
          </table:table-cell>
          <table:table-cell office:value-type="float" office:value="46.124493">
            <text:p>46.1244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SCHIEFERGESTEIN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65000">
            <text:p>265000</text:p>
          </table:table-cell>
          <table:table-cell office:value-type="float" office:value="176666">
            <text:p>17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33ya1p7rpk4krwkf1jx</text:p>
          </table:table-cell>
          <table:table-cell office:value-type="string">
            <text:p>DESSERT</text:p>
          </table:table-cell>
          <table:table-cell office:value-type="string">
            <text:p>Schiefergestein Riesling Feinherb</text:p>
          </table:table-cell>
          <table:table-cell office:value-type="string">
            <text:p>Schäfer-Fröhlich</text:p>
          </table:table-cell>
          <table:table-cell office:value-type="float" office:value="46.124493">
            <text:p>46.1244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SCHIEFERGESTEIN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75000">
            <text:p>275000</text:p>
          </table:table-cell>
          <table:table-cell office:value-type="float" office:value="183333">
            <text:p>18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33ya1p7rpk4krwkf1jx</text:p>
          </table:table-cell>
          <table:table-cell office:value-type="string">
            <text:p>DESSERT</text:p>
          </table:table-cell>
          <table:table-cell office:value-type="string">
            <text:p>Schiefergestein Riesling Feinherb</text:p>
          </table:table-cell>
          <table:table-cell office:value-type="string">
            <text:p>Schäfer-Fröhlich</text:p>
          </table:table-cell>
          <table:table-cell office:value-type="float" office:value="46.124493">
            <text:p>46.1244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FELSENBERG GG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00000">
            <text:p>600000</text:p>
          </table:table-cell>
          <table:table-cell office:value-type="float" office:value="400000">
            <text:p>4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8jmh3y72b4dtsbq48z</text:p>
          </table:table-cell>
          <table:table-cell office:value-type="string">
            <text:p>WHITE</text:p>
          </table:table-cell>
          <table:table-cell office:value-type="string">
            <text:p>Felsenberg Riesling GG</text:p>
          </table:table-cell>
          <table:table-cell office:value-type="string">
            <text:p>Schäfer-Fröhlich</text:p>
          </table:table-cell>
          <table:table-cell office:value-type="float" office:value="52.264107">
            <text:p>52.2641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FELSENBERG GG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00000">
            <text:p>600000</text:p>
          </table:table-cell>
          <table:table-cell office:value-type="float" office:value="400000">
            <text:p>4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8jmh3y72b4dtsbq48z</text:p>
          </table:table-cell>
          <table:table-cell office:value-type="string">
            <text:p>WHITE</text:p>
          </table:table-cell>
          <table:table-cell office:value-type="string">
            <text:p>Felsenberg Riesling GG</text:p>
          </table:table-cell>
          <table:table-cell office:value-type="string">
            <text:p>Schäfer-Fröhlich</text:p>
          </table:table-cell>
          <table:table-cell office:value-type="float" office:value="52.264107">
            <text:p>52.2641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FELSENBERG GG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20000">
            <text:p>620000</text:p>
          </table:table-cell>
          <table:table-cell office:value-type="float" office:value="413333">
            <text:p>41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8jmh3y72b4dtsbq48z</text:p>
          </table:table-cell>
          <table:table-cell office:value-type="string">
            <text:p>WHITE</text:p>
          </table:table-cell>
          <table:table-cell office:value-type="string">
            <text:p>Felsenberg Riesling GG</text:p>
          </table:table-cell>
          <table:table-cell office:value-type="string">
            <text:p>Schäfer-Fröhlich</text:p>
          </table:table-cell>
          <table:table-cell office:value-type="float" office:value="52.264107">
            <text:p>52.2641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STROMBERG GG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40000">
            <text:p>640000</text:p>
          </table:table-cell>
          <table:table-cell office:value-type="float" office:value="426666">
            <text:p>4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xpaezvvwr271gm2yqq</text:p>
          </table:table-cell>
          <table:table-cell office:value-type="string">
            <text:p>WHITE</text:p>
          </table:table-cell>
          <table:table-cell office:value-type="string">
            <text:p>Riesling GG Stromberg</text:p>
          </table:table-cell>
          <table:table-cell office:value-type="string">
            <text:p>Schäfer-Fröhlich</text:p>
          </table:table-cell>
          <table:table-cell office:value-type="float" office:value="52.438618">
            <text:p>52.4386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STROMBERG GG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00">
            <text:p>650000</text:p>
          </table:table-cell>
          <table:table-cell office:value-type="float" office:value="433333">
            <text:p>4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xpaezvvwr271gm2yqq</text:p>
          </table:table-cell>
          <table:table-cell office:value-type="string">
            <text:p>WHITE</text:p>
          </table:table-cell>
          <table:table-cell office:value-type="string">
            <text:p>Riesling GG Stromberg</text:p>
          </table:table-cell>
          <table:table-cell office:value-type="string">
            <text:p>Schäfer-Fröhlich</text:p>
          </table:table-cell>
          <table:table-cell office:value-type="float" office:value="52.438618">
            <text:p>52.4386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STROMBERG GG</text:p>
          </table:table-cell>
          <table:table-cell office:value-type="string">
            <text:p>Schäfer-Fröhlich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80000">
            <text:p>680000</text:p>
          </table:table-cell>
          <table:table-cell office:value-type="float" office:value="453333">
            <text:p>45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xpaezvvwr271gm2yqq</text:p>
          </table:table-cell>
          <table:table-cell office:value-type="string">
            <text:p>WHITE</text:p>
          </table:table-cell>
          <table:table-cell office:value-type="string">
            <text:p>Riesling GG Stromberg</text:p>
          </table:table-cell>
          <table:table-cell office:value-type="string">
            <text:p>Schäfer-Fröhlich</text:p>
          </table:table-cell>
          <table:table-cell office:value-type="float" office:value="52.438618">
            <text:p>52.4386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STROMBERG GG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00000">
            <text:p>700000</text:p>
          </table:table-cell>
          <table:table-cell office:value-type="float" office:value="466666">
            <text:p>4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xpaezvvwr271gm2yqq</text:p>
          </table:table-cell>
          <table:table-cell office:value-type="string">
            <text:p>WHITE</text:p>
          </table:table-cell>
          <table:table-cell office:value-type="string">
            <text:p>Riesling GG Stromberg</text:p>
          </table:table-cell>
          <table:table-cell office:value-type="string">
            <text:p>Schäfer-Fröhlich</text:p>
          </table:table-cell>
          <table:table-cell office:value-type="float" office:value="52.438618">
            <text:p>52.4386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HALENBERG GG</text:p>
          </table:table-cell>
          <table:table-cell office:value-type="string">
            <text:p>Schäfer-Fröhlich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40000">
            <text:p>640000</text:p>
          </table:table-cell>
          <table:table-cell office:value-type="float" office:value="426666">
            <text:p>4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8jmhv1ptapw68v54em</text:p>
          </table:table-cell>
          <table:table-cell office:value-type="string">
            <text:p>WHITE</text:p>
          </table:table-cell>
          <table:table-cell office:value-type="string">
            <text:p>Halenberg Riesling GG</text:p>
          </table:table-cell>
          <table:table-cell office:value-type="string">
            <text:p>Schäfer-Fröhlich</text:p>
          </table:table-cell>
          <table:table-cell office:value-type="float" office:value="50.33361">
            <text:p>50.3336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HALENBERG GG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40000">
            <text:p>640000</text:p>
          </table:table-cell>
          <table:table-cell office:value-type="float" office:value="426666">
            <text:p>4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8jmhv1ptapw68v54em</text:p>
          </table:table-cell>
          <table:table-cell office:value-type="string">
            <text:p>WHITE</text:p>
          </table:table-cell>
          <table:table-cell office:value-type="string">
            <text:p>Halenberg Riesling GG</text:p>
          </table:table-cell>
          <table:table-cell office:value-type="string">
            <text:p>Schäfer-Fröhlich</text:p>
          </table:table-cell>
          <table:table-cell office:value-type="float" office:value="50.33361">
            <text:p>50.3336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FELSENECK GG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00000">
            <text:p>700000</text:p>
          </table:table-cell>
          <table:table-cell office:value-type="float" office:value="466666">
            <text:p>4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xm7899356jtnpn7971</text:p>
          </table:table-cell>
          <table:table-cell office:value-type="string">
            <text:p>WHITE</text:p>
          </table:table-cell>
          <table:table-cell office:value-type="string">
            <text:p>Felseneck Riesling GG</text:p>
          </table:table-cell>
          <table:table-cell office:value-type="string">
            <text:p>Schäfer-Fröhlich</text:p>
          </table:table-cell>
          <table:table-cell office:value-type="float" office:value="52.836376">
            <text:p>52.8363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FELSENECK GG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20000">
            <text:p>720000</text:p>
          </table:table-cell>
          <table:table-cell office:value-type="float" office:value="480000">
            <text:p>48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xm7899356jtnpn7971</text:p>
          </table:table-cell>
          <table:table-cell office:value-type="string">
            <text:p>WHITE</text:p>
          </table:table-cell>
          <table:table-cell office:value-type="string">
            <text:p>Felseneck Riesling GG</text:p>
          </table:table-cell>
          <table:table-cell office:value-type="string">
            <text:p>Schäfer-Fröhlich</text:p>
          </table:table-cell>
          <table:table-cell office:value-type="float" office:value="52.836376">
            <text:p>52.8363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FELSENECK GG</text:p>
          </table:table-cell>
          <table:table-cell office:value-type="string">
            <text:p>Schäfer-Fröhlich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50000">
            <text:p>750000</text:p>
          </table:table-cell>
          <table:table-cell office:value-type="float" office:value="500000">
            <text:p>5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xm7899356jtnpn7971</text:p>
          </table:table-cell>
          <table:table-cell office:value-type="string">
            <text:p>WHITE</text:p>
          </table:table-cell>
          <table:table-cell office:value-type="string">
            <text:p>Felseneck Riesling GG</text:p>
          </table:table-cell>
          <table:table-cell office:value-type="string">
            <text:p>Schäfer-Fröhlich</text:p>
          </table:table-cell>
          <table:table-cell office:value-type="float" office:value="52.836376">
            <text:p>52.8363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FINAL</text:p>
          </table:table-cell>
          <table:table-cell office:value-type="string">
            <text:p>Schäfer-Fröhlich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250000">
            <text:p>5250000</text:p>
          </table:table-cell>
          <table:table-cell office:value-type="float" office:value="3500000">
            <text:p>35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1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83gqxjwmwp1tz011s9</text:p>
          </table:table-cell>
          <table:table-cell office:value-type="string">
            <text:p>DESSERT</text:p>
          </table:table-cell>
          <table:table-cell office:value-type="string">
            <text:p>Finale Edition Ortega Beerenauslese</text:p>
          </table:table-cell>
          <table:table-cell office:value-type="string">
            <text:p>Schäfer &amp; Sohn</text:p>
          </table:table-cell>
          <table:table-cell office:value-type="float" office:value="22.67083">
            <text:p>22.670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FINAL</text:p>
          </table:table-cell>
          <table:table-cell office:value-type="string">
            <text:p>Schäfer-Fröhlich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50000">
            <text:p>5550000</text:p>
          </table:table-cell>
          <table:table-cell office:value-type="float" office:value="3700000">
            <text:p>37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1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83gqxjwmwp1tz011s9</text:p>
          </table:table-cell>
          <table:table-cell office:value-type="string">
            <text:p>DESSERT</text:p>
          </table:table-cell>
          <table:table-cell office:value-type="string">
            <text:p>Finale Edition Ortega Beerenauslese</text:p>
          </table:table-cell>
          <table:table-cell office:value-type="string">
            <text:p>Schäfer &amp; Sohn</text:p>
          </table:table-cell>
          <table:table-cell office:value-type="float" office:value="22.67083">
            <text:p>22.670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TROCKEN</text:p>
          </table:table-cell>
          <table:table-cell office:value-type="string">
            <text:p>Clemens Busch</text:p>
          </table:table-cell>
          <table:table-cell office:value-type="string">
            <text:p>dal 09/06</text:p>
          </table:table-cell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1190">
            <text:p>1190</text:p>
          </table:table-cell>
          <table:table-cell office:value-type="float" office:value="793">
            <text:p>7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d22aqh02svjdwm5sg</text:p>
          </table:table-cell>
          <table:table-cell office:value-type="string">
            <text:p>WHITE</text:p>
          </table:table-cell>
          <table:table-cell office:value-type="string">
            <text:p>Riesling Trocken LS</text:p>
          </table:table-cell>
          <table:table-cell office:value-type="string">
            <text:p>Clemens Busch</text:p>
          </table:table-cell>
          <table:table-cell office:value-type="float" office:value="36.4915">
            <text:p>36.49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(ALTER)NATIV macerato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789">
            <text:p>1789</text:p>
          </table:table-cell>
          <table:table-cell office:value-type="float" office:value="1192">
            <text:p>1192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mrbed5z3v277bpw06</text:p>
          </table:table-cell>
          <table:table-cell office:value-type="string">
            <text:p>WHITE</text:p>
          </table:table-cell>
          <table:table-cell office:value-type="string">
            <text:p>(Alter) Native Riesling</text:p>
          </table:table-cell>
          <table:table-cell office:value-type="string">
            <text:p>Clemens Busch</text:p>
          </table:table-cell>
          <table:table-cell office:value-type="float" office:value="47.11267">
            <text:p>47.112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VOM GRAUEN SCHIEFER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650">
            <text:p>1650</text:p>
          </table:table-cell>
          <table:table-cell office:value-type="float" office:value="1100">
            <text:p>1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3eegt2d1b9pnx1y2</text:p>
          </table:table-cell>
          <table:table-cell office:value-type="string">
            <text:p>WHITE</text:p>
          </table:table-cell>
          <table:table-cell office:value-type="string">
            <text:p>Vom Grauen Schiefer</text:p>
          </table:table-cell>
          <table:table-cell office:value-type="string">
            <text:p>Clemens Busch</text:p>
          </table:table-cell>
          <table:table-cell office:value-type="float" office:value="54.372345">
            <text:p>54.3723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VOM GRAUEN SCHIEFER - MAGNUM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2533">
            <text:p>25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3eegt2d1b9pnx1y2</text:p>
          </table:table-cell>
          <table:table-cell office:value-type="string">
            <text:p>WHITE</text:p>
          </table:table-cell>
          <table:table-cell office:value-type="string">
            <text:p>Vom Grauen Schiefer</text:p>
          </table:table-cell>
          <table:table-cell office:value-type="string">
            <text:p>Clemens Busch</text:p>
          </table:table-cell>
          <table:table-cell office:value-type="float" office:value="54.372345">
            <text:p>54.3723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VOM ROTEN SCHIEFER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650">
            <text:p>1650</text:p>
          </table:table-cell>
          <table:table-cell office:value-type="float" office:value="1100">
            <text:p>1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3me1917c3mr2tct0</text:p>
          </table:table-cell>
          <table:table-cell office:value-type="string">
            <text:p>WHITE</text:p>
          </table:table-cell>
          <table:table-cell office:value-type="string">
            <text:p>Riesling Vom Roten Schiefer Bio</text:p>
          </table:table-cell>
          <table:table-cell office:value-type="string">
            <text:p>Clemens Busch</text:p>
          </table:table-cell>
          <table:table-cell office:value-type="float" office:value="50.75323">
            <text:p>50.753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VOM ROTEN SCHIEFER - MAGNUM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2533">
            <text:p>25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3me1917c3mr2tct0</text:p>
          </table:table-cell>
          <table:table-cell office:value-type="string">
            <text:p>WHITE</text:p>
          </table:table-cell>
          <table:table-cell office:value-type="string">
            <text:p>Riesling Vom Roten Schiefer Bio</text:p>
          </table:table-cell>
          <table:table-cell office:value-type="string">
            <text:p>Clemens Busch</text:p>
          </table:table-cell>
          <table:table-cell office:value-type="float" office:value="50.75323">
            <text:p>50.753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VOM ROTEN SCHIEFER - D. MAGNUM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MATHUSALEM</text:p>
          </table:table-cell>
          <table:table-cell office:value-type="float" office:value="2022">
            <text:p>2022</text:p>
          </table:table-cell>
          <table:table-cell office:value-type="float" office:value="7190">
            <text:p>7190</text:p>
          </table:table-cell>
          <table:table-cell office:value-type="float" office:value="4793">
            <text:p>47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3,0 x 1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3me1917c3mr2tct0</text:p>
          </table:table-cell>
          <table:table-cell office:value-type="string">
            <text:p>WHITE</text:p>
          </table:table-cell>
          <table:table-cell office:value-type="string">
            <text:p>Riesling Vom Roten Schiefer Bio</text:p>
          </table:table-cell>
          <table:table-cell office:value-type="string">
            <text:p>Clemens Busch</text:p>
          </table:table-cell>
          <table:table-cell office:value-type="float" office:value="50.75323">
            <text:p>50.753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VOM BLAUEN SCHIEFER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150">
            <text:p>2150</text:p>
          </table:table-cell>
          <table:table-cell office:value-type="float" office:value="1433">
            <text:p>14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w8h91ebdevannn5s</text:p>
          </table:table-cell>
          <table:table-cell office:value-type="string">
            <text:p>WHITE</text:p>
          </table:table-cell>
          <table:table-cell office:value-type="string">
            <text:p>Vom Blauen Schiefer</text:p>
          </table:table-cell>
          <table:table-cell office:value-type="string">
            <text:p>Clemens Busch</text:p>
          </table:table-cell>
          <table:table-cell office:value-type="float" office:value="53.687733">
            <text:p>53.6877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NONNENGARTEN 1G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150">
            <text:p>2150</text:p>
          </table:table-cell>
          <table:table-cell office:value-type="float" office:value="1433">
            <text:p>14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c5qk03bp794ds5k2</text:p>
          </table:table-cell>
          <table:table-cell office:value-type="string">
            <text:p>WHITE</text:p>
          </table:table-cell>
          <table:table-cell office:value-type="string">
            <text:p>Riesling Nonnengarten</text:p>
          </table:table-cell>
          <table:table-cell office:value-type="string">
            <text:p>Clemens Busch</text:p>
          </table:table-cell>
          <table:table-cell office:value-type="float" office:value="44.446217">
            <text:p>44.4462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NONNENGARTEN 1G - MAGNUM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4850">
            <text:p>4850</text:p>
          </table:table-cell>
          <table:table-cell office:value-type="float" office:value="3233">
            <text:p>3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c5qk03bp794ds5k2</text:p>
          </table:table-cell>
          <table:table-cell office:value-type="string">
            <text:p>WHITE</text:p>
          </table:table-cell>
          <table:table-cell office:value-type="string">
            <text:p>Riesling Nonnengarten</text:p>
          </table:table-cell>
          <table:table-cell office:value-type="string">
            <text:p>Clemens Busch</text:p>
          </table:table-cell>
          <table:table-cell office:value-type="float" office:value="44.446217">
            <text:p>44.4462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MARIENBURG FALKENLAY GG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50">
            <text:p>375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0jmsg3khqjz617ey</text:p>
          </table:table-cell>
          <table:table-cell office:value-type="string">
            <text:p>WHITE</text:p>
          </table:table-cell>
          <table:table-cell office:value-type="string">
            <text:p>Marienburg GG Falkenlay</text:p>
          </table:table-cell>
          <table:table-cell office:value-type="string">
            <text:p>Clemens Busch</text:p>
          </table:table-cell>
          <table:table-cell office:value-type="float" office:value="62.13292">
            <text:p>62.132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MARIENBURG FAHRLAY GG 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50">
            <text:p>375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bd7fttab65my9v39</text:p>
          </table:table-cell>
          <table:table-cell office:value-type="string">
            <text:p>WHITE</text:p>
          </table:table-cell>
          <table:table-cell office:value-type="string">
            <text:p>Marienburg GG Fahrlay</text:p>
          </table:table-cell>
          <table:table-cell office:value-type="string">
            <text:p>Clemens Busch</text:p>
          </table:table-cell>
          <table:table-cell office:value-type="float" office:value="62.13292">
            <text:p>62.132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MARIENBURG FAHRLAY TERRASSEN GG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850">
            <text:p>5850</text:p>
          </table:table-cell>
          <table:table-cell office:value-type="float" office:value="3900">
            <text:p>3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cyx51p93xgp0e14z8</text:p>
          </table:table-cell>
          <table:table-cell office:value-type="string">
            <text:p>WHITE</text:p>
          </table:table-cell>
          <table:table-cell office:value-type="string">
            <text:p>Marienburg GG Fahrlay Terrassen</text:p>
          </table:table-cell>
          <table:table-cell office:value-type="string">
            <text:p>Clemens Busch</text:p>
          </table:table-cell>
          <table:table-cell office:value-type="float" office:value="65.50596">
            <text:p>65.505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MARIENBURG RAFFES 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800">
            <text:p>9800</text:p>
          </table:table-cell>
          <table:table-cell office:value-type="float" office:value="6533">
            <text:p>65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cbcx6ywp42r9k1nw0</text:p>
          </table:table-cell>
          <table:table-cell office:value-type="string">
            <text:p>WHITE</text:p>
          </table:table-cell>
          <table:table-cell office:value-type="string">
            <text:p>Marienburg Raffes</text:p>
          </table:table-cell>
          <table:table-cell office:value-type="string">
            <text:p>Clemens Busch</text:p>
          </table:table-cell>
          <table:table-cell office:value-type="float" office:value="56.49647">
            <text:p>56.496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MARIENBURG FELSTERRASSE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800">
            <text:p>9800</text:p>
          </table:table-cell>
          <table:table-cell office:value-type="float" office:value="6533">
            <text:p>65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4nykbeqafjgpvmat</text:p>
          </table:table-cell>
          <table:table-cell office:value-type="string">
            <text:p>WHITE</text:p>
          </table:table-cell>
          <table:table-cell office:value-type="string">
            <text:p>Marienburg GG Felsterrasse</text:p>
          </table:table-cell>
          <table:table-cell office:value-type="string">
            <text:p>Clemens Busch</text:p>
          </table:table-cell>
          <table:table-cell office:value-type="float" office:value="55.709198">
            <text:p>55.7091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MARIENBURG KABINETT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950">
            <text:p>1950</text:p>
          </table:table-cell>
          <table:table-cell office:value-type="float" office:value="1300">
            <text:p>1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5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vgqaczned47rs7ea</text:p>
          </table:table-cell>
          <table:table-cell office:value-type="string">
            <text:p>WHITE</text:p>
          </table:table-cell>
          <table:table-cell office:value-type="string">
            <text:p>Marienburg Kabinett</text:p>
          </table:table-cell>
          <table:table-cell office:value-type="string">
            <text:p>Clemens Busch</text:p>
          </table:table-cell>
          <table:table-cell office:value-type="float" office:value="50.305504">
            <text:p>50.3055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MARIENBURG SPÄTLESE GK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850">
            <text:p>2850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9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c5nb9xmtqrb1hwqj9</text:p>
          </table:table-cell>
          <table:table-cell office:value-type="string">
            <text:p>WHITE</text:p>
          </table:table-cell>
          <table:table-cell office:value-type="string">
            <text:p>Marienburg Spätlese Fahrlay</text:p>
          </table:table-cell>
          <table:table-cell office:value-type="string">
            <text:p>Clemens Busch</text:p>
          </table:table-cell>
          <table:table-cell office:value-type="float" office:value="47.640205">
            <text:p>47.6402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MARIENBURG FAHRLAY AUSLESE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9">
            <text:p>2019</text:p>
          </table:table-cell>
          <table:table-cell office:value-type="float" office:value="2450">
            <text:p>2450</text:p>
          </table:table-cell>
          <table:table-cell office:value-type="float" office:value="1633">
            <text:p>16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13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c5gk2ghmdcqs2h80a</text:p>
          </table:table-cell>
          <table:table-cell office:value-type="string">
            <text:p>WHITE</text:p>
          </table:table-cell>
          <table:table-cell office:value-type="string">
            <text:p>Marienburg Auslese Fahrlay</text:p>
          </table:table-cell>
          <table:table-cell office:value-type="string">
            <text:p>Clemens Busch</text:p>
          </table:table-cell>
          <table:table-cell office:value-type="float" office:value="60.235786">
            <text:p>60.2357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MARIENBURG AUSLESE GK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8">
            <text:p>2018</text:p>
          </table:table-cell>
          <table:table-cell office:value-type="float" office:value="3190">
            <text:p>3190</text:p>
          </table:table-cell>
          <table:table-cell office:value-type="float" office:value="2126">
            <text:p>21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18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c5an9r1rwb8ffmrb3</text:p>
          </table:table-cell>
          <table:table-cell office:value-type="string">
            <text:p>WHITE</text:p>
          </table:table-cell>
          <table:table-cell office:value-type="string">
            <text:p>Marienburg Auslese</text:p>
          </table:table-cell>
          <table:table-cell office:value-type="string">
            <text:p>Clemens Busch</text:p>
          </table:table-cell>
          <table:table-cell office:value-type="float" office:value="50.677277">
            <text:p>50.6772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MARIENBURG FALKENLAY GG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95000">
            <text:p>395000</text:p>
          </table:table-cell>
          <table:table-cell office:value-type="float" office:value="263333">
            <text:p>26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0jmsg3khqjz617ey</text:p>
          </table:table-cell>
          <table:table-cell office:value-type="string">
            <text:p>WHITE</text:p>
          </table:table-cell>
          <table:table-cell office:value-type="string">
            <text:p>Marienburg GG Falkenlay</text:p>
          </table:table-cell>
          <table:table-cell office:value-type="string">
            <text:p>Clemens Busch</text:p>
          </table:table-cell>
          <table:table-cell office:value-type="float" office:value="62.13292">
            <text:p>62.132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MARIENBURG FAHRLAY GG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00">
            <text:p>390000</text:p>
          </table:table-cell>
          <table:table-cell office:value-type="float" office:value="260000">
            <text:p>26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bd7fttab65my9v39</text:p>
          </table:table-cell>
          <table:table-cell office:value-type="string">
            <text:p>WHITE</text:p>
          </table:table-cell>
          <table:table-cell office:value-type="string">
            <text:p>Marienburg GG Fahrlay</text:p>
          </table:table-cell>
          <table:table-cell office:value-type="string">
            <text:p>Clemens Busch</text:p>
          </table:table-cell>
          <table:table-cell office:value-type="float" office:value="62.13292">
            <text:p>62.132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MARIENBURG FAHRLAY TERRASSEN GG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00">
            <text:p>500000</text:p>
          </table:table-cell>
          <table:table-cell office:value-type="float" office:value="333333">
            <text:p>3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cyx51p93xgp0e14z8</text:p>
          </table:table-cell>
          <table:table-cell office:value-type="string">
            <text:p>WHITE</text:p>
          </table:table-cell>
          <table:table-cell office:value-type="string">
            <text:p>Marienburg GG Fahrlay Terrassen</text:p>
          </table:table-cell>
          <table:table-cell office:value-type="string">
            <text:p>Clemens Busch</text:p>
          </table:table-cell>
          <table:table-cell office:value-type="float" office:value="65.50596">
            <text:p>65.505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MARIENBURG FELSTERRASSE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80000">
            <text:p>980000</text:p>
          </table:table-cell>
          <table:table-cell office:value-type="float" office:value="653333">
            <text:p>65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4nykbeqafjgpvmat</text:p>
          </table:table-cell>
          <table:table-cell office:value-type="string">
            <text:p>WHITE</text:p>
          </table:table-cell>
          <table:table-cell office:value-type="string">
            <text:p>Marienburg GG Felsterrasse</text:p>
          </table:table-cell>
          <table:table-cell office:value-type="string">
            <text:p>Clemens Busch</text:p>
          </table:table-cell>
          <table:table-cell office:value-type="float" office:value="55.709198">
            <text:p>55.7091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MARIENBURG FELSTERRASSE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80000">
            <text:p>980000</text:p>
          </table:table-cell>
          <table:table-cell office:value-type="float" office:value="653333">
            <text:p>65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4nykbeqafjgpvmat</text:p>
          </table:table-cell>
          <table:table-cell office:value-type="string">
            <text:p>WHITE</text:p>
          </table:table-cell>
          <table:table-cell office:value-type="string">
            <text:p>Marienburg GG Felsterrasse</text:p>
          </table:table-cell>
          <table:table-cell office:value-type="string">
            <text:p>Clemens Busch</text:p>
          </table:table-cell>
          <table:table-cell office:value-type="float" office:value="55.709198">
            <text:p>55.7091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MARIENBURG FAHRLAY GG - MAG.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795000">
            <text:p>795000</text:p>
          </table:table-cell>
          <table:table-cell office:value-type="float" office:value="530000">
            <text:p>53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bd7fttab65my9v39</text:p>
          </table:table-cell>
          <table:table-cell office:value-type="string">
            <text:p>WHITE</text:p>
          </table:table-cell>
          <table:table-cell office:value-type="string">
            <text:p>Marienburg GG Fahrlay</text:p>
          </table:table-cell>
          <table:table-cell office:value-type="string">
            <text:p>Clemens Busch</text:p>
          </table:table-cell>
          <table:table-cell office:value-type="float" office:value="62.13292">
            <text:p>62.132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M. FALKENLAY GG - MAGNUM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795000">
            <text:p>795000</text:p>
          </table:table-cell>
          <table:table-cell office:value-type="float" office:value="530000">
            <text:p>53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0jmsg3khqjz617ey</text:p>
          </table:table-cell>
          <table:table-cell office:value-type="string">
            <text:p>WHITE</text:p>
          </table:table-cell>
          <table:table-cell office:value-type="string">
            <text:p>Marienburg GG Falkenlay</text:p>
          </table:table-cell>
          <table:table-cell office:value-type="string">
            <text:p>Clemens Busch</text:p>
          </table:table-cell>
          <table:table-cell office:value-type="float" office:value="52.298176">
            <text:p>52.2981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M. FALKENLAY GG - DOPPIOMAGN.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MATHUSALEM</text:p>
          </table:table-cell>
          <table:table-cell office:value-type="float" office:value="2021">
            <text:p>2021</text:p>
          </table:table-cell>
          <table:table-cell office:value-type="float" office:value="1650000">
            <text:p>1650000</text:p>
          </table:table-cell>
          <table:table-cell office:value-type="float" office:value="1100000">
            <text:p>11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3,00 x 1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0jmsg3khqjz617ey</text:p>
          </table:table-cell>
          <table:table-cell office:value-type="string">
            <text:p>WHITE</text:p>
          </table:table-cell>
          <table:table-cell office:value-type="string">
            <text:p>Marienburg GG Falkenlay</text:p>
          </table:table-cell>
          <table:table-cell office:value-type="string">
            <text:p>Clemens Busch</text:p>
          </table:table-cell>
          <table:table-cell office:value-type="float" office:value="52.298176">
            <text:p>52.2981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M. FAHRLAY GG - DOPPIOMAGNUM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MATHUSALEM</text:p>
          </table:table-cell>
          <table:table-cell office:value-type="float" office:value="2016">
            <text:p>2016</text:p>
          </table:table-cell>
          <table:table-cell office:value-type="float" office:value="1850000">
            <text:p>1850000</text:p>
          </table:table-cell>
          <table:table-cell office:value-type="float" office:value="1233333">
            <text:p>12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3,00 x 1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bd7fttab65my9v39</text:p>
          </table:table-cell>
          <table:table-cell office:value-type="string">
            <text:p>WHITE</text:p>
          </table:table-cell>
          <table:table-cell office:value-type="string">
            <text:p>Marienburg GG Fahrlay</text:p>
          </table:table-cell>
          <table:table-cell office:value-type="string">
            <text:p>Clemens Busch</text:p>
          </table:table-cell>
          <table:table-cell office:value-type="float" office:value="52.298176">
            <text:p>52.2981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M. FALKENLAY GG - DOPPIOMAGNUM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MATHUSALEM</text:p>
          </table:table-cell>
          <table:table-cell office:value-type="float" office:value="2016">
            <text:p>2016</text:p>
          </table:table-cell>
          <table:table-cell office:value-type="float" office:value="1850000">
            <text:p>1850000</text:p>
          </table:table-cell>
          <table:table-cell office:value-type="float" office:value="1233333">
            <text:p>12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3,00 x 1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0jmsg3khqjz617ey</text:p>
          </table:table-cell>
          <table:table-cell office:value-type="string">
            <text:p>WHITE</text:p>
          </table:table-cell>
          <table:table-cell office:value-type="string">
            <text:p>Marienburg GG Falkenlay</text:p>
          </table:table-cell>
          <table:table-cell office:value-type="string">
            <text:p>Clemens Busch</text:p>
          </table:table-cell>
          <table:table-cell office:value-type="float" office:value="52.298176">
            <text:p>52.2981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HELDENSTÜCK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989">
            <text:p>1989</text:p>
          </table:table-cell>
          <table:table-cell office:value-type="float" office:value="1326">
            <text:p>13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h3f3jf73v3ts0tb471v</text:p>
          </table:table-cell>
          <table:table-cell office:value-type="string">
            <text:p>WHITE</text:p>
          </table:table-cell>
          <table:table-cell office:value-type="string">
            <text:p>Heldenstück Riesling Trocken</text:p>
          </table:table-cell>
          <table:table-cell office:value-type="string">
            <text:p>Schloss Lieser</text:p>
          </table:table-cell>
          <table:table-cell office:value-type="float" office:value="44.823395">
            <text:p>44.8233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WEHLENER SONNENUHR GG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250">
            <text:p>4250</text:p>
          </table:table-cell>
          <table:table-cell office:value-type="float" office:value="2833">
            <text:p>28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01y7pfbpc4vzasy1m33</text:p>
          </table:table-cell>
          <table:table-cell office:value-type="string">
            <text:p>DESSERT</text:p>
          </table:table-cell>
          <table:table-cell office:value-type="string">
            <text:p>Wehlener Sonnenuhr Riesling GG</text:p>
          </table:table-cell>
          <table:table-cell office:value-type="string">
            <text:p>Schloss Lieser</text:p>
          </table:table-cell>
          <table:table-cell office:value-type="float" office:value="54.820496">
            <text:p>54.8204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NIEDERBERG HELDEN GG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250">
            <text:p>4250</text:p>
          </table:table-cell>
          <table:table-cell office:value-type="float" office:value="2833">
            <text:p>28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s0vvq3ebf4cnnb88xt</text:p>
          </table:table-cell>
          <table:table-cell office:value-type="string">
            <text:p>DESSERT</text:p>
          </table:table-cell>
          <table:table-cell office:value-type="string">
            <text:p>Niederberg Helden Riesling GG</text:p>
          </table:table-cell>
          <table:table-cell office:value-type="string">
            <text:p>Schloss Lieser</text:p>
          </table:table-cell>
          <table:table-cell office:value-type="float" office:value="55.781754">
            <text:p>55.7817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JUFFER KABINETT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850">
            <text:p>1850</text:p>
          </table:table-cell>
          <table:table-cell office:value-type="float" office:value="1233">
            <text:p>1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4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wsykte783y3nh3sdp0dbyj</text:p>
          </table:table-cell>
          <table:table-cell office:value-type="string">
            <text:p>WHITE</text:p>
          </table:table-cell>
          <table:table-cell office:value-type="string">
            <text:p>Juffer Riesling Kabinett</text:p>
          </table:table-cell>
          <table:table-cell office:value-type="string">
            <text:p>Schloss Lieser</text:p>
          </table:table-cell>
          <table:table-cell office:value-type="float" office:value="47.47265">
            <text:p>47.472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WEHL. SONNENUHR KABINETT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650">
            <text:p>1650</text:p>
          </table:table-cell>
          <table:table-cell office:value-type="float" office:value="1100">
            <text:p>1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4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wsyktcf5zk20fsr7pg2ppn</text:p>
          </table:table-cell>
          <table:table-cell office:value-type="string">
            <text:p>WHITE</text:p>
          </table:table-cell>
          <table:table-cell office:value-type="string">
            <text:p>Wehlener Sonnenuhr Riesling Kabinett</text:p>
          </table:table-cell>
          <table:table-cell office:value-type="string">
            <text:p>Schloss Lieser</text:p>
          </table:table-cell>
          <table:table-cell office:value-type="float" office:value="45.26437">
            <text:p>45.264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NIEDERBERG HELDEN SPÄTLESE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989">
            <text:p>1989</text:p>
          </table:table-cell>
          <table:table-cell office:value-type="float" office:value="1326">
            <text:p>13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8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zeghhh8g5khwa0t4wz6</text:p>
          </table:table-cell>
          <table:table-cell office:value-type="string">
            <text:p>WHITE</text:p>
          </table:table-cell>
          <table:table-cell office:value-type="string">
            <text:p>Niederberg Helden Riesling Spätlese</text:p>
          </table:table-cell>
          <table:table-cell office:value-type="string">
            <text:p>Schloss Lieser</text:p>
          </table:table-cell>
          <table:table-cell office:value-type="float" office:value="53.50411">
            <text:p>53.5041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WEHL. SONNENUHR SPÄTLESE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090">
            <text:p>2090</text:p>
          </table:table-cell>
          <table:table-cell office:value-type="float" office:value="1393">
            <text:p>13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8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wsykf38jyqnhqb4jzyz35x</text:p>
          </table:table-cell>
          <table:table-cell office:value-type="string">
            <text:p>WHITE</text:p>
          </table:table-cell>
          <table:table-cell office:value-type="string">
            <text:p>Wehlener Sonnenuhr Riesling Spätlese</text:p>
          </table:table-cell>
          <table:table-cell office:value-type="string">
            <text:p>Schloss Lieser</text:p>
          </table:table-cell>
          <table:table-cell office:value-type="float" office:value="44.94392">
            <text:p>44.943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N. HELDEN AUSLESE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390">
            <text:p>3390</text:p>
          </table:table-cell>
          <table:table-cell office:value-type="float" office:value="2260">
            <text:p>22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9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5cdvbbgh2gxa019xbb</text:p>
          </table:table-cell>
          <table:table-cell office:value-type="string">
            <text:p>WHITE</text:p>
          </table:table-cell>
          <table:table-cell office:value-type="string">
            <text:p>Niederberg Helden Riesling Auslese</text:p>
          </table:table-cell>
          <table:table-cell office:value-type="string">
            <text:p>Schloss Lieser</text:p>
          </table:table-cell>
          <table:table-cell office:value-type="float" office:value="45.378162">
            <text:p>45.3781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N. HELDEN AUSLESE GK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900">
            <text:p>4900</text:p>
          </table:table-cell>
          <table:table-cell office:value-type="float" office:value="3266">
            <text:p>32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x 6 / S | 14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5cdvbbgh2gxa019xbb</text:p>
          </table:table-cell>
          <table:table-cell office:value-type="string">
            <text:p>WHITE</text:p>
          </table:table-cell>
          <table:table-cell office:value-type="string">
            <text:p>Niederberg Helden Riesling Auslese</text:p>
          </table:table-cell>
          <table:table-cell office:value-type="string">
            <text:p>Schloss Lieser</text:p>
          </table:table-cell>
          <table:table-cell office:value-type="float" office:value="45.378162">
            <text:p>45.3781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N. HELDEN AUSLESE GK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9">
            <text:p>2019</text:p>
          </table:table-cell>
          <table:table-cell office:value-type="float" office:value="2890">
            <text:p>2890</text:p>
          </table:table-cell>
          <table:table-cell office:value-type="float" office:value="1926">
            <text:p>19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14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5cdvbbgh2gxa019xbb</text:p>
          </table:table-cell>
          <table:table-cell office:value-type="string">
            <text:p>WHITE</text:p>
          </table:table-cell>
          <table:table-cell office:value-type="string">
            <text:p>Niederberg Helden Riesling Auslese</text:p>
          </table:table-cell>
          <table:table-cell office:value-type="string">
            <text:p>Schloss Lieser</text:p>
          </table:table-cell>
          <table:table-cell office:value-type="float" office:value="45.378162">
            <text:p>45.3781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N. HELDEN TROCKENBEERENAUSLESE</text:p>
          </table:table-cell>
          <table:table-cell office:value-type="string">
            <text:p>Schloss Lieser</text:p>
          </table:table-cell>
          <table:table-cell office:value-type="string">
            <text:p>Limitato</text:p>
          </table:table-cell>
          <table:table-cell office:value-type="string">
            <text:p>HALF_BOTTLE</text:p>
          </table:table-cell>
          <table:table-cell office:value-type="float" office:value="2018">
            <text:p>2018</text:p>
          </table:table-cell>
          <table:table-cell office:value-type="float" office:value="18000">
            <text:p>18000</text:p>
          </table:table-cell>
          <table:table-cell office:value-type="float" office:value="12000">
            <text:p>12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32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v11825datpvdvt9asz</text:p>
          </table:table-cell>
          <table:table-cell office:value-type="string">
            <text:p>DESSERT</text:p>
          </table:table-cell>
          <table:table-cell office:value-type="string">
            <text:p>Niederberg Helden Riesling Trockenbeerenauslese</text:p>
          </table:table-cell>
          <table:table-cell office:value-type="string">
            <text:p>Schloss Lieser</text:p>
          </table:table-cell>
          <table:table-cell office:value-type="float" office:value="46.581238">
            <text:p>46.5812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NIEDERBERG HELDEN GG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79000">
            <text:p>379000</text:p>
          </table:table-cell>
          <table:table-cell office:value-type="float" office:value="252666">
            <text:p>252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s0vvq3ebf4cnnb88xt</text:p>
          </table:table-cell>
          <table:table-cell office:value-type="string">
            <text:p>DESSERT</text:p>
          </table:table-cell>
          <table:table-cell office:value-type="string">
            <text:p>Niederberg Helden Riesling GG</text:p>
          </table:table-cell>
          <table:table-cell office:value-type="string">
            <text:p>Schloss Lieser</text:p>
          </table:table-cell>
          <table:table-cell office:value-type="float" office:value="55.781754">
            <text:p>55.7817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WEHLENER SONNENUHR GG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95000">
            <text:p>395000</text:p>
          </table:table-cell>
          <table:table-cell office:value-type="float" office:value="263333">
            <text:p>26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01y7pfbpc4vzasy1m33</text:p>
          </table:table-cell>
          <table:table-cell office:value-type="string">
            <text:p>DESSERT</text:p>
          </table:table-cell>
          <table:table-cell office:value-type="string">
            <text:p>Wehlener Sonnenuhr Riesling GG</text:p>
          </table:table-cell>
          <table:table-cell office:value-type="string">
            <text:p>Schloss Lieser</text:p>
          </table:table-cell>
          <table:table-cell office:value-type="float" office:value="54.820496">
            <text:p>54.8204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NIEDERBERG HELDEN GG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95000">
            <text:p>395000</text:p>
          </table:table-cell>
          <table:table-cell office:value-type="float" office:value="263333">
            <text:p>26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s0vvq3ebf4cnnb88xt</text:p>
          </table:table-cell>
          <table:table-cell office:value-type="string">
            <text:p>DESSERT</text:p>
          </table:table-cell>
          <table:table-cell office:value-type="string">
            <text:p>Niederberg Helden Riesling GG</text:p>
          </table:table-cell>
          <table:table-cell office:value-type="string">
            <text:p>Schloss Lieser</text:p>
          </table:table-cell>
          <table:table-cell office:value-type="float" office:value="55.781754">
            <text:p>55.7817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NIEDERBERG HELDEN GG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05000">
            <text:p>405000</text:p>
          </table:table-cell>
          <table:table-cell office:value-type="float" office:value="270000">
            <text:p>27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s0vvq3ebf4cnnb88xt</text:p>
          </table:table-cell>
          <table:table-cell office:value-type="string">
            <text:p>DESSERT</text:p>
          </table:table-cell>
          <table:table-cell office:value-type="string">
            <text:p>Niederberg Helden Riesling GG</text:p>
          </table:table-cell>
          <table:table-cell office:value-type="string">
            <text:p>Schloss Lieser</text:p>
          </table:table-cell>
          <table:table-cell office:value-type="float" office:value="55.781754">
            <text:p>55.7817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N. HELDEN AUSLESE GK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9">
            <text:p>2019</text:p>
          </table:table-cell>
          <table:table-cell office:value-type="float" office:value="289000">
            <text:p>289000</text:p>
          </table:table-cell>
          <table:table-cell office:value-type="float" office:value="192666">
            <text:p>192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14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5cdvbbgh2gxa019xbb</text:p>
          </table:table-cell>
          <table:table-cell office:value-type="string">
            <text:p>WHITE</text:p>
          </table:table-cell>
          <table:table-cell office:value-type="string">
            <text:p>Niederberg Helden Riesling Auslese</text:p>
          </table:table-cell>
          <table:table-cell office:value-type="string">
            <text:p>Schloss Lieser</text:p>
          </table:table-cell>
          <table:table-cell office:value-type="float" office:value="45.378162">
            <text:p>45.3781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N. HELDEN AUSLESE GK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8">
            <text:p>2018</text:p>
          </table:table-cell>
          <table:table-cell office:value-type="float" office:value="300000">
            <text:p>300000</text:p>
          </table:table-cell>
          <table:table-cell office:value-type="float" office:value="200000">
            <text:p>2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14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5cdvbbgh2gxa019xbb</text:p>
          </table:table-cell>
          <table:table-cell office:value-type="string">
            <text:p>WHITE</text:p>
          </table:table-cell>
          <table:table-cell office:value-type="string">
            <text:p>Niederberg Helden Riesling Auslese</text:p>
          </table:table-cell>
          <table:table-cell office:value-type="string">
            <text:p>Schloss Lieser</text:p>
          </table:table-cell>
          <table:table-cell office:value-type="float" office:value="45.378162">
            <text:p>45.3781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GOLDTRÖPFCHEN GG</text:p>
          </table:table-cell>
          <table:table-cell office:value-type="string">
            <text:p>Ha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90">
            <text:p>3090</text:p>
          </table:table-cell>
          <table:table-cell office:value-type="float" office:value="2060">
            <text:p>20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wc16hzz1jbwaq8gabm9</text:p>
          </table:table-cell>
          <table:table-cell office:value-type="string">
            <text:p>DESSERT</text:p>
          </table:table-cell>
          <table:table-cell office:value-type="string">
            <text:p>Goldtröpfchen GG</text:p>
          </table:table-cell>
          <table:table-cell office:value-type="string">
            <text:p>Weingut Reinhold Haart</text:p>
          </table:table-cell>
          <table:table-cell office:value-type="float" office:value="32.374886">
            <text:p>32.3748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HAART TO HEART</text:p>
          </table:table-cell>
          <table:table-cell office:value-type="string">
            <text:p>Ha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250">
            <text:p>1250</text:p>
          </table:table-cell>
          <table:table-cell office:value-type="float" office:value="833">
            <text:p>8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1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h5f3exywk73n0mnhwnf</text:p>
          </table:table-cell>
          <table:table-cell office:value-type="string">
            <text:p>WHITE</text:p>
          </table:table-cell>
          <table:table-cell office:value-type="string">
            <text:p>Haart to Heart Riesling</text:p>
          </table:table-cell>
          <table:table-cell office:value-type="string">
            <text:p>Weingut Reinhold Haart</text:p>
          </table:table-cell>
          <table:table-cell office:value-type="float" office:value="49.708412">
            <text:p>49.7084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GOLDTRÖPFCHEN KABINETT</text:p>
          </table:table-cell>
          <table:table-cell office:value-type="string">
            <text:p>Ha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650">
            <text:p>1650</text:p>
          </table:table-cell>
          <table:table-cell office:value-type="float" office:value="1100">
            <text:p>1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4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zskgnz40ydrc3wq1wba</text:p>
          </table:table-cell>
          <table:table-cell office:value-type="string">
            <text:p>DESSERT</text:p>
          </table:table-cell>
          <table:table-cell office:value-type="string">
            <text:p>Goldtröpfchen Kabinett</text:p>
          </table:table-cell>
          <table:table-cell office:value-type="string">
            <text:p>Julian Haart</text:p>
          </table:table-cell>
          <table:table-cell office:value-type="float" office:value="32.674644">
            <text:p>32.6746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GOLDTRÖPFCHEN SPÄTLESE</text:p>
          </table:table-cell>
          <table:table-cell office:value-type="string">
            <text:p>Ha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090">
            <text:p>2090</text:p>
          </table:table-cell>
          <table:table-cell office:value-type="float" office:value="1393">
            <text:p>13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8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w7z2edk3c29w367xxmf</text:p>
          </table:table-cell>
          <table:table-cell office:value-type="string">
            <text:p>DESSERT</text:p>
          </table:table-cell>
          <table:table-cell office:value-type="string">
            <text:p>Goldtröpfchen Spätlese</text:p>
          </table:table-cell>
          <table:table-cell office:value-type="string">
            <text:p>Julian Haart</text:p>
          </table:table-cell>
          <table:table-cell office:value-type="float" office:value="32.255165">
            <text:p>32.2551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GOLDTRÖPFCHEN AUSLESE</text:p>
          </table:table-cell>
          <table:table-cell office:value-type="string">
            <text:p>Ha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200">
            <text:p>3200</text:p>
          </table:table-cell>
          <table:table-cell office:value-type="float" office:value="2133">
            <text:p>21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9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k9jz7v7kn6b3qanh8d</text:p>
          </table:table-cell>
          <table:table-cell office:value-type="string">
            <text:p>DESSERT</text:p>
          </table:table-cell>
          <table:table-cell office:value-type="string">
            <text:p>Goldtröpfchen Auslese</text:p>
          </table:table-cell>
          <table:table-cell office:value-type="string">
            <text:p>Julian Haart</text:p>
          </table:table-cell>
          <table:table-cell office:value-type="float" office:value="33.046417">
            <text:p>33.0464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GOLDTRÖPFCHEN SPÄTLESE</text:p>
          </table:table-cell>
          <table:table-cell office:value-type="string">
            <text:p>Ha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19000">
            <text:p>219000</text:p>
          </table:table-cell>
          <table:table-cell office:value-type="float" office:value="146000">
            <text:p>146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8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w7z2edk3c29w367xxmf</text:p>
          </table:table-cell>
          <table:table-cell office:value-type="string">
            <text:p>DESSERT</text:p>
          </table:table-cell>
          <table:table-cell office:value-type="string">
            <text:p>Goldtröpfchen Spätlese</text:p>
          </table:table-cell>
          <table:table-cell office:value-type="string">
            <text:p>Julian Haart</text:p>
          </table:table-cell>
          <table:table-cell office:value-type="float" office:value="32.255165">
            <text:p>32.2551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GOLDTRÖPFCHEN SPÄTLESE</text:p>
          </table:table-cell>
          <table:table-cell office:value-type="string">
            <text:p>Haart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19000">
            <text:p>219000</text:p>
          </table:table-cell>
          <table:table-cell office:value-type="float" office:value="146000">
            <text:p>146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8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w7z2edk3c29w367xxmf</text:p>
          </table:table-cell>
          <table:table-cell office:value-type="string">
            <text:p>DESSERT</text:p>
          </table:table-cell>
          <table:table-cell office:value-type="string">
            <text:p>Goldtröpfchen Spätlese</text:p>
          </table:table-cell>
          <table:table-cell office:value-type="string">
            <text:p>Julian Haart</text:p>
          </table:table-cell>
          <table:table-cell office:value-type="float" office:value="32.255165">
            <text:p>32.2551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GOLDTRÖPFCHEN SPÄTLESE</text:p>
          </table:table-cell>
          <table:table-cell office:value-type="string">
            <text:p>Ha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369000">
            <text:p>369000</text:p>
          </table:table-cell>
          <table:table-cell office:value-type="float" office:value="246000">
            <text:p>246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8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w7z2edk3c29w367xxmf</text:p>
          </table:table-cell>
          <table:table-cell office:value-type="string">
            <text:p>DESSERT</text:p>
          </table:table-cell>
          <table:table-cell office:value-type="string">
            <text:p>Goldtröpfchen Spätlese</text:p>
          </table:table-cell>
          <table:table-cell office:value-type="string">
            <text:p>Julian Haart</text:p>
          </table:table-cell>
          <table:table-cell office:value-type="float" office:value="32.255165">
            <text:p>32.2551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DOMHERR SPÄTLESE</text:p>
          </table:table-cell>
          <table:table-cell office:value-type="string">
            <text:p>Haart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395000">
            <text:p>395000</text:p>
          </table:table-cell>
          <table:table-cell office:value-type="float" office:value="263333">
            <text:p>26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8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sfkajkb0qewt7fb5djz</text:p>
          </table:table-cell>
          <table:table-cell office:value-type="string">
            <text:p>DESSERT</text:p>
          </table:table-cell>
          <table:table-cell office:value-type="string">
            <text:p>Domherr Spätlese</text:p>
          </table:table-cell>
          <table:table-cell office:value-type="string">
            <text:p>Weingut Reinhold Haart</text:p>
          </table:table-cell>
          <table:table-cell office:value-type="float" office:value="30.744902">
            <text:p>30.7449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GOLDTRÖPFCHEN AUSLESE</text:p>
          </table:table-cell>
          <table:table-cell office:value-type="string">
            <text:p>Ha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35000">
            <text:p>335000</text:p>
          </table:table-cell>
          <table:table-cell office:value-type="float" office:value="223333">
            <text:p>22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9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k9jz7v7kn6b3qanh8d</text:p>
          </table:table-cell>
          <table:table-cell office:value-type="string">
            <text:p>DESSERT</text:p>
          </table:table-cell>
          <table:table-cell office:value-type="string">
            <text:p>Goldtröpfchen Auslese</text:p>
          </table:table-cell>
          <table:table-cell office:value-type="string">
            <text:p>Julian Haart</text:p>
          </table:table-cell>
          <table:table-cell office:value-type="float" office:value="33.046417">
            <text:p>33.0464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GOLDTRÖPFCHEN AUSLESE</text:p>
          </table:table-cell>
          <table:table-cell office:value-type="string">
            <text:p>Haart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9">
            <text:p>2019</text:p>
          </table:table-cell>
          <table:table-cell office:value-type="float" office:value="189000">
            <text:p>189000</text:p>
          </table:table-cell>
          <table:table-cell office:value-type="float" office:value="126000">
            <text:p>126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ca. 9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k9jz7v7kn6b3qanh8d</text:p>
          </table:table-cell>
          <table:table-cell office:value-type="string">
            <text:p>DESSERT</text:p>
          </table:table-cell>
          <table:table-cell office:value-type="string">
            <text:p>Goldtröpfchen Auslese</text:p>
          </table:table-cell>
          <table:table-cell office:value-type="string">
            <text:p>Julian Haart</text:p>
          </table:table-cell>
          <table:table-cell office:value-type="float" office:value="33.046417">
            <text:p>33.0464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GOLDTRÖPFCHEN AUSLESE</text:p>
          </table:table-cell>
          <table:table-cell office:value-type="string">
            <text:p>Haart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3">
            <text:p>2013</text:p>
          </table:table-cell>
          <table:table-cell office:value-type="float" office:value="275000">
            <text:p>275000</text:p>
          </table:table-cell>
          <table:table-cell office:value-type="float" office:value="183333">
            <text:p>18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ca. 9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k9jz7v7kn6b3qanh8d</text:p>
          </table:table-cell>
          <table:table-cell office:value-type="string">
            <text:p>DESSERT</text:p>
          </table:table-cell>
          <table:table-cell office:value-type="string">
            <text:p>Goldtröpfchen Auslese</text:p>
          </table:table-cell>
          <table:table-cell office:value-type="string">
            <text:p>Julian Haart</text:p>
          </table:table-cell>
          <table:table-cell office:value-type="float" office:value="33.046417">
            <text:p>33.0464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OHLIGSBERG AUSLESE GK</text:p>
          </table:table-cell>
          <table:table-cell office:value-type="string">
            <text:p>Haart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1">
            <text:p>2011</text:p>
          </table:table-cell>
          <table:table-cell office:value-type="float" office:value="400000">
            <text:p>400000</text:p>
          </table:table-cell>
          <table:table-cell office:value-type="float" office:value="266666">
            <text:p>2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ca. 9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rwq6mj72y4a4vvh6tak</text:p>
          </table:table-cell>
          <table:table-cell office:value-type="string">
            <text:p>DESSERT</text:p>
          </table:table-cell>
          <table:table-cell office:value-type="string">
            <text:p>Ohligsberg Auslese</text:p>
          </table:table-cell>
          <table:table-cell office:value-type="string">
            <text:p>Julian Haart</text:p>
          </table:table-cell>
          <table:table-cell office:value-type="float" office:value="36.042698">
            <text:p>36.0426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OHLIGSBERG AUSLESE GK</text:p>
          </table:table-cell>
          <table:table-cell office:value-type="string">
            <text:p>Haart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07">
            <text:p>2007</text:p>
          </table:table-cell>
          <table:table-cell office:value-type="float" office:value="415000">
            <text:p>415000</text:p>
          </table:table-cell>
          <table:table-cell office:value-type="float" office:value="276666">
            <text:p>27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ca. 9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rwq6mj72y4a4vvh6tak</text:p>
          </table:table-cell>
          <table:table-cell office:value-type="string">
            <text:p>DESSERT</text:p>
          </table:table-cell>
          <table:table-cell office:value-type="string">
            <text:p>Ohligsberg Auslese</text:p>
          </table:table-cell>
          <table:table-cell office:value-type="string">
            <text:p>Julian Haart</text:p>
          </table:table-cell>
          <table:table-cell office:value-type="float" office:value="36.042698">
            <text:p>36.0426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GOLDTRÖPFCHEN AUSLESE GK</text:p>
          </table:table-cell>
          <table:table-cell office:value-type="string">
            <text:p>Haart</text:p>
          </table:table-cell>
          <table:table-cell office:value-type="string">
            <text:p>Limitato</text:p>
          </table:table-cell>
          <table:table-cell office:value-type="string">
            <text:p>HALF_BOTTLE</text:p>
          </table:table-cell>
          <table:table-cell office:value-type="float" office:value="2011">
            <text:p>2011</text:p>
          </table:table-cell>
          <table:table-cell office:value-type="float" office:value="400000">
            <text:p>400000</text:p>
          </table:table-cell>
          <table:table-cell office:value-type="float" office:value="266666">
            <text:p>2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ca. 13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k9jz7v7kn6b3qanh8d</text:p>
          </table:table-cell>
          <table:table-cell office:value-type="string">
            <text:p>DESSERT</text:p>
          </table:table-cell>
          <table:table-cell office:value-type="string">
            <text:p>Goldtröpfchen Auslese</text:p>
          </table:table-cell>
          <table:table-cell office:value-type="string">
            <text:p>Julian Haart</text:p>
          </table:table-cell>
          <table:table-cell office:value-type="float" office:value="33.046417">
            <text:p>33.0464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GOLDTRÖPFCHEN AUSLESE GK</text:p>
          </table:table-cell>
          <table:table-cell office:value-type="string">
            <text:p>Haart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04">
            <text:p>2004</text:p>
          </table:table-cell>
          <table:table-cell office:value-type="float" office:value="450000">
            <text:p>450000</text:p>
          </table:table-cell>
          <table:table-cell office:value-type="float" office:value="300000">
            <text:p>3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ca. 13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k9jz7v7kn6b3qanh8d</text:p>
          </table:table-cell>
          <table:table-cell office:value-type="string">
            <text:p>DESSERT</text:p>
          </table:table-cell>
          <table:table-cell office:value-type="string">
            <text:p>Goldtröpfchen Auslese</text:p>
          </table:table-cell>
          <table:table-cell office:value-type="string">
            <text:p>Julian Haart</text:p>
          </table:table-cell>
          <table:table-cell office:value-type="float" office:value="33.046417">
            <text:p>33.0464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GOLDTRÖPFCHEN AUSLESE GK</text:p>
          </table:table-cell>
          <table:table-cell office:value-type="string">
            <text:p>Ha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1400000">
            <text:p>1400000</text:p>
          </table:table-cell>
          <table:table-cell office:value-type="float" office:value="933333">
            <text:p>9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13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k9jz7v7kn6b3qanh8d</text:p>
          </table:table-cell>
          <table:table-cell office:value-type="string">
            <text:p>DESSERT</text:p>
          </table:table-cell>
          <table:table-cell office:value-type="string">
            <text:p>Goldtröpfchen Auslese</text:p>
          </table:table-cell>
          <table:table-cell office:value-type="string">
            <text:p>Julian Haart</text:p>
          </table:table-cell>
          <table:table-cell office:value-type="float" office:value="33.046417">
            <text:p>33.0464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VOM SCHIEFER </text:p>
          </table:table-cell>
          <table:table-cell office:value-type="string">
            <text:p>Ansgar Clüsserat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290">
            <text:p>1290</text:p>
          </table:table-cell>
          <table:table-cell office:value-type="float" office:value="860">
            <text:p>8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s2h6vgx385a2ns8x1</text:p>
          </table:table-cell>
          <table:table-cell office:value-type="string">
            <text:p>WHITE</text:p>
          </table:table-cell>
          <table:table-cell office:value-type="string">
            <text:p>Vom Schiefer Riesling Trocken</text:p>
          </table:table-cell>
          <table:table-cell office:value-type="string">
            <text:p>Ansgar Clüsserath</text:p>
          </table:table-cell>
          <table:table-cell office:value-type="float" office:value="52.908752">
            <text:p>52.9087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STEINREICH</text:p>
          </table:table-cell>
          <table:table-cell office:value-type="string">
            <text:p>Ansgar Clüsserat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850">
            <text:p>1850</text:p>
          </table:table-cell>
          <table:table-cell office:value-type="float" office:value="1233">
            <text:p>1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s8b9f363gy07d0vw1</text:p>
          </table:table-cell>
          <table:table-cell office:value-type="string">
            <text:p>WHITE</text:p>
          </table:table-cell>
          <table:table-cell office:value-type="string">
            <text:p>Riesling Steinreich</text:p>
          </table:table-cell>
          <table:table-cell office:value-type="string">
            <text:p>Ansgar Clüsserath</text:p>
          </table:table-cell>
          <table:table-cell office:value-type="float" office:value="53.283775">
            <text:p>53.2837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STEINREICH</text:p>
          </table:table-cell>
          <table:table-cell office:value-type="string">
            <text:p>Ansgar Clüsserath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850">
            <text:p>1850</text:p>
          </table:table-cell>
          <table:table-cell office:value-type="float" office:value="1233">
            <text:p>1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s8b9f363gy07d0vw1</text:p>
          </table:table-cell>
          <table:table-cell office:value-type="string">
            <text:p>WHITE</text:p>
          </table:table-cell>
          <table:table-cell office:value-type="string">
            <text:p>Riesling Steinreich</text:p>
          </table:table-cell>
          <table:table-cell office:value-type="string">
            <text:p>Ansgar Clüsserath</text:p>
          </table:table-cell>
          <table:table-cell office:value-type="float" office:value="53.283775">
            <text:p>53.2837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T. APOTHEKE</text:p>
          </table:table-cell>
          <table:table-cell office:value-type="string">
            <text:p>Ansgar Clüsserat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50">
            <text:p>3450</text:p>
          </table:table-cell>
          <table:table-cell office:value-type="float" office:value="2300">
            <text:p>2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s17s6mrhbmxe62v20</text:p>
          </table:table-cell>
          <table:table-cell office:value-type="string">
            <text:p>WHITE</text:p>
          </table:table-cell>
          <table:table-cell office:value-type="string">
            <text:p>Trittenheimer Apotheke Riesling Spätlese</text:p>
          </table:table-cell>
          <table:table-cell office:value-type="string">
            <text:p>Ansgar Clüsserath</text:p>
          </table:table-cell>
          <table:table-cell office:value-type="float" office:value="47.25843">
            <text:p>47.258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T. APOTHEKE KABINETT</text:p>
          </table:table-cell>
          <table:table-cell office:value-type="string">
            <text:p>Ansgar Clüsserat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850">
            <text:p>1850</text:p>
          </table:table-cell>
          <table:table-cell office:value-type="float" office:value="1233">
            <text:p>1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45 g/l 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sva6pd18c4nr43780</text:p>
          </table:table-cell>
          <table:table-cell office:value-type="string">
            <text:p>WHITE</text:p>
          </table:table-cell>
          <table:table-cell office:value-type="string">
            <text:p>Trittenheimer Apotheke Riesling Kabinett</text:p>
          </table:table-cell>
          <table:table-cell office:value-type="string">
            <text:p>Ansgar Clüsserath</text:p>
          </table:table-cell>
          <table:table-cell office:value-type="float" office:value="51.723557">
            <text:p>51.7235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T. APOTHEKE KABINETT</text:p>
          </table:table-cell>
          <table:table-cell office:value-type="string">
            <text:p>Ansgar Clüsserat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789">
            <text:p>1789</text:p>
          </table:table-cell>
          <table:table-cell office:value-type="float" office:value="1192">
            <text:p>1192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45 g/l 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sva6pd18c4nr43780</text:p>
          </table:table-cell>
          <table:table-cell office:value-type="string">
            <text:p>WHITE</text:p>
          </table:table-cell>
          <table:table-cell office:value-type="string">
            <text:p>Trittenheimer Apotheke Riesling Kabinett</text:p>
          </table:table-cell>
          <table:table-cell office:value-type="string">
            <text:p>Ansgar Clüsserath</text:p>
          </table:table-cell>
          <table:table-cell office:value-type="float" office:value="51.723557">
            <text:p>51.7235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T. APOTHEKE SPÄTLESE</text:p>
          </table:table-cell>
          <table:table-cell office:value-type="string">
            <text:p>Ansgar Clüsserat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250">
            <text:p>2250</text:p>
          </table:table-cell>
          <table:table-cell office:value-type="float" office:value="1500">
            <text:p>1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65 g/l 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s17s6mrhbmxe62v20</text:p>
          </table:table-cell>
          <table:table-cell office:value-type="string">
            <text:p>WHITE</text:p>
          </table:table-cell>
          <table:table-cell office:value-type="string">
            <text:p>Trittenheimer Apotheke Riesling Spätlese</text:p>
          </table:table-cell>
          <table:table-cell office:value-type="string">
            <text:p>Ansgar Clüsserath</text:p>
          </table:table-cell>
          <table:table-cell office:value-type="float" office:value="51.403107">
            <text:p>51.4031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TROCKEN</text:p>
          </table:table-cell>
          <table:table-cell office:value-type="string">
            <text:p>Geltz-Zilliken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290">
            <text:p>1290</text:p>
          </table:table-cell>
          <table:table-cell office:value-type="float" office:value="860">
            <text:p>8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pkq07ngmv43kye33</text:p>
          </table:table-cell>
          <table:table-cell office:value-type="string">
            <text:p>WHITE</text:p>
          </table:table-cell>
          <table:table-cell office:value-type="string">
            <text:p>Riesling Trocken</text:p>
          </table:table-cell>
          <table:table-cell office:value-type="string">
            <text:p>Forstmeister Geltz-Zilliken</text:p>
          </table:table-cell>
          <table:table-cell office:value-type="float" office:value="36.431446">
            <text:p>36.4314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SAARBURG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789">
            <text:p>1789</text:p>
          </table:table-cell>
          <table:table-cell office:value-type="float" office:value="1192">
            <text:p>1192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4zn0jaehsr9xh1s2</text:p>
          </table:table-cell>
          <table:table-cell office:value-type="string">
            <text:p>WHITE</text:p>
          </table:table-cell>
          <table:table-cell office:value-type="string">
            <text:p>Riesling Trocken Saarburg</text:p>
          </table:table-cell>
          <table:table-cell office:value-type="string">
            <text:p>Forstmeister Geltz-Zilliken</text:p>
          </table:table-cell>
          <table:table-cell office:value-type="float" office:value="42.693462">
            <text:p>42.6934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SAARBURG ALTE REBEN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590">
            <text:p>2590</text:p>
          </table:table-cell>
          <table:table-cell office:value-type="float" office:value="1726">
            <text:p>17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hsj215v0tb4jts61</text:p>
          </table:table-cell>
          <table:table-cell office:value-type="string">
            <text:p>WHITE</text:p>
          </table:table-cell>
          <table:table-cell office:value-type="string">
            <text:p>Saarburger Riesling Trocken Alte Reben</text:p>
          </table:table-cell>
          <table:table-cell office:value-type="string">
            <text:p>Forstmeister Geltz-Zilliken</text:p>
          </table:table-cell>
          <table:table-cell office:value-type="float" office:value="48.3673">
            <text:p>48.36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AUSCH GG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500">
            <text:p>4500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69dhnr3r5jvhk0kf</text:p>
          </table:table-cell>
          <table:table-cell office:value-type="string">
            <text:p>WHITE</text:p>
          </table:table-cell>
          <table:table-cell office:value-type="string">
            <text:p>Riesling Rausch GG</text:p>
          </table:table-cell>
          <table:table-cell office:value-type="string">
            <text:p>Forstmeister Geltz-Zilliken</text:p>
          </table:table-cell>
          <table:table-cell office:value-type="float" office:value="46.367527">
            <text:p>46.3675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AUSCH GG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69dhnr3r5jvhk0kf</text:p>
          </table:table-cell>
          <table:table-cell office:value-type="string">
            <text:p>WHITE</text:p>
          </table:table-cell>
          <table:table-cell office:value-type="string">
            <text:p>Riesling Rausch GG</text:p>
          </table:table-cell>
          <table:table-cell office:value-type="string">
            <text:p>Forstmeister Geltz-Zilliken</text:p>
          </table:table-cell>
          <table:table-cell office:value-type="float" office:value="46.367527">
            <text:p>46.3675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BUTTERFLY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290">
            <text:p>1290</text:p>
          </table:table-cell>
          <table:table-cell office:value-type="float" office:value="860">
            <text:p>8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ca. 1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c0wc5gstnw5kqtfk</text:p>
          </table:table-cell>
          <table:table-cell office:value-type="string">
            <text:p>WHITE</text:p>
          </table:table-cell>
          <table:table-cell office:value-type="string">
            <text:p>Butterfly Riesling</text:p>
          </table:table-cell>
          <table:table-cell office:value-type="string">
            <text:p>Forstmeister Geltz-Zilliken</text:p>
          </table:table-cell>
          <table:table-cell office:value-type="float" office:value="43.62069">
            <text:p>43.6206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AUSCH DIABAS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18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h9kjdkc3b7k46xpy</text:p>
          </table:table-cell>
          <table:table-cell office:value-type="string">
            <text:p>WHITE</text:p>
          </table:table-cell>
          <table:table-cell office:value-type="string">
            <text:p>Rausch Diabas</text:p>
          </table:table-cell>
          <table:table-cell office:value-type="string">
            <text:p>Forstmeister Geltz-Zilliken</text:p>
          </table:table-cell>
          <table:table-cell office:value-type="float" office:value="51.411873">
            <text:p>51.4118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AUSCH KABINETT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450">
            <text:p>2450</text:p>
          </table:table-cell>
          <table:table-cell office:value-type="float" office:value="1633">
            <text:p>16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5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9kxnvypz8t5zes7p</text:p>
          </table:table-cell>
          <table:table-cell office:value-type="string">
            <text:p>WHITE</text:p>
          </table:table-cell>
          <table:table-cell office:value-type="string">
            <text:p>Rausch Kabinett</text:p>
          </table:table-cell>
          <table:table-cell office:value-type="string">
            <text:p>Forstmeister Geltz-Zilliken</text:p>
          </table:table-cell>
          <table:table-cell office:value-type="float" office:value="45.944756">
            <text:p>45.9447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AUSCH KABINETT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450">
            <text:p>2450</text:p>
          </table:table-cell>
          <table:table-cell office:value-type="float" office:value="1633">
            <text:p>16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5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9kxnvypz8t5zes7p</text:p>
          </table:table-cell>
          <table:table-cell office:value-type="string">
            <text:p>WHITE</text:p>
          </table:table-cell>
          <table:table-cell office:value-type="string">
            <text:p>Rausch Kabinett</text:p>
          </table:table-cell>
          <table:table-cell office:value-type="string">
            <text:p>Forstmeister Geltz-Zilliken</text:p>
          </table:table-cell>
          <table:table-cell office:value-type="float" office:value="45.944756">
            <text:p>45.9447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AUSCH SPÄTLESE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90">
            <text:p>3690</text:p>
          </table:table-cell>
          <table:table-cell office:value-type="float" office:value="2460">
            <text:p>24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8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0tna2f2s8gwb71fw</text:p>
          </table:table-cell>
          <table:table-cell office:value-type="string">
            <text:p>WHITE</text:p>
          </table:table-cell>
          <table:table-cell office:value-type="string">
            <text:p>Riesling Spätlese Rausch</text:p>
          </table:table-cell>
          <table:table-cell office:value-type="string">
            <text:p>Forstmeister Geltz-Zilliken</text:p>
          </table:table-cell>
          <table:table-cell office:value-type="float" office:value="43.78504">
            <text:p>43.785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AUSCH AUSLESE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1">
            <text:p>2021</text:p>
          </table:table-cell>
          <table:table-cell office:value-type="float" office:value="3000">
            <text:p>3000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ca. 10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bf2f10j1kegey497</text:p>
          </table:table-cell>
          <table:table-cell office:value-type="string">
            <text:p>WHITE</text:p>
          </table:table-cell>
          <table:table-cell office:value-type="string">
            <text:p>Saarburger Rausch Riesling Auslese</text:p>
          </table:table-cell>
          <table:table-cell office:value-type="string">
            <text:p>Forstmeister Geltz-Zilliken</text:p>
          </table:table-cell>
          <table:table-cell office:value-type="float" office:value="43.0601">
            <text:p>43.060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AUSCH SPÄTLESE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0">
            <text:p>2020</text:p>
          </table:table-cell>
          <table:table-cell office:value-type="float" office:value="1650">
            <text:p>1650</text:p>
          </table:table-cell>
          <table:table-cell office:value-type="float" office:value="1100">
            <text:p>1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ca. 8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0tna2f2s8gwb71fw</text:p>
          </table:table-cell>
          <table:table-cell office:value-type="string">
            <text:p>WHITE</text:p>
          </table:table-cell>
          <table:table-cell office:value-type="string">
            <text:p>Riesling Spätlese Rausch</text:p>
          </table:table-cell>
          <table:table-cell office:value-type="string">
            <text:p>Forstmeister Geltz-Zilliken</text:p>
          </table:table-cell>
          <table:table-cell office:value-type="float" office:value="43.78504">
            <text:p>43.785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AUSCH SPÄTLESE</text:p>
          </table:table-cell>
          <table:table-cell office:value-type="string">
            <text:p>Geltz-Zilliken</text:p>
          </table:table-cell>
          <table:table-cell office:value-type="string">
            <text:p>Esaurito</text:p>
          </table:table-cell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500000">
            <text:p>500000</text:p>
          </table:table-cell>
          <table:table-cell office:value-type="float" office:value="333333">
            <text:p>3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8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0tna2f2s8gwb71fw</text:p>
          </table:table-cell>
          <table:table-cell office:value-type="string">
            <text:p>WHITE</text:p>
          </table:table-cell>
          <table:table-cell office:value-type="string">
            <text:p>Riesling Spätlese Rausch</text:p>
          </table:table-cell>
          <table:table-cell office:value-type="string">
            <text:p>Forstmeister Geltz-Zilliken</text:p>
          </table:table-cell>
          <table:table-cell office:value-type="float" office:value="43.78504">
            <text:p>43.785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AUSCH AUSLESE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20000">
            <text:p>520000</text:p>
          </table:table-cell>
          <table:table-cell office:value-type="float" office:value="346666">
            <text:p>34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10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bf2f10j1kegey497</text:p>
          </table:table-cell>
          <table:table-cell office:value-type="string">
            <text:p>WHITE</text:p>
          </table:table-cell>
          <table:table-cell office:value-type="string">
            <text:p>Saarburger Rausch Riesling Auslese</text:p>
          </table:table-cell>
          <table:table-cell office:value-type="string">
            <text:p>Forstmeister Geltz-Zilliken</text:p>
          </table:table-cell>
          <table:table-cell office:value-type="float" office:value="43.0601">
            <text:p>43.060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AUSCH AUSLESE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20000">
            <text:p>520000</text:p>
          </table:table-cell>
          <table:table-cell office:value-type="float" office:value="346666">
            <text:p>34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10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bf2f10j1kegey497</text:p>
          </table:table-cell>
          <table:table-cell office:value-type="string">
            <text:p>WHITE</text:p>
          </table:table-cell>
          <table:table-cell office:value-type="string">
            <text:p>Saarburger Rausch Riesling Auslese</text:p>
          </table:table-cell>
          <table:table-cell office:value-type="string">
            <text:p>Forstmeister Geltz-Zilliken</text:p>
          </table:table-cell>
          <table:table-cell office:value-type="float" office:value="43.0601">
            <text:p>43.060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AUSCH AUSLESE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8">
            <text:p>2018</text:p>
          </table:table-cell>
          <table:table-cell office:value-type="float" office:value="275000">
            <text:p>275000</text:p>
          </table:table-cell>
          <table:table-cell office:value-type="float" office:value="183333">
            <text:p>18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ca. 10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bf2f10j1kegey497</text:p>
          </table:table-cell>
          <table:table-cell office:value-type="string">
            <text:p>WHITE</text:p>
          </table:table-cell>
          <table:table-cell office:value-type="string">
            <text:p>Saarburger Rausch Riesling Auslese</text:p>
          </table:table-cell>
          <table:table-cell office:value-type="string">
            <text:p>Forstmeister Geltz-Zilliken</text:p>
          </table:table-cell>
          <table:table-cell office:value-type="float" office:value="43.0601">
            <text:p>43.060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RAUSCH AUSLESE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650000">
            <text:p>650000</text:p>
          </table:table-cell>
          <table:table-cell office:value-type="float" office:value="433333">
            <text:p>4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10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bf2f10j1kegey497</text:p>
          </table:table-cell>
          <table:table-cell office:value-type="string">
            <text:p>WHITE</text:p>
          </table:table-cell>
          <table:table-cell office:value-type="string">
            <text:p>Saarburger Rausch Riesling Auslese</text:p>
          </table:table-cell>
          <table:table-cell office:value-type="string">
            <text:p>Forstmeister Geltz-Zilliken</text:p>
          </table:table-cell>
          <table:table-cell office:value-type="float" office:value="43.0601">
            <text:p>43.060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NTE PINOT BRUT NATURE</text:p>
          </table:table-cell>
          <table:table-cell office:value-type="string">
            <text:p>Josme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90">
            <text:p>1590</text:p>
          </table:table-cell>
          <table:table-cell office:value-type="float" office:value="1060">
            <text:p>10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0 g/l 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2fe36ja2368pg08hzb7</text:p>
          </table:table-cell>
          <table:table-cell office:value-type="string">
            <text:p>SPARKLING</text:p>
          </table:table-cell>
          <table:table-cell office:value-type="string">
            <text:p>Chante Pinot</text:p>
          </table:table-cell>
          <table:table-cell office:value-type="string">
            <text:p>Josmeyer</text:p>
          </table:table-cell>
          <table:table-cell office:value-type="float" office:value="39.16107">
            <text:p>39.161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WÜRZTR. CUVÈE FLEUR DE LOTUS </text:p>
          </table:table-cell>
          <table:table-cell office:value-type="string">
            <text:p>Josme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490">
            <text:p>1490</text:p>
          </table:table-cell>
          <table:table-cell office:value-type="float" office:value="993">
            <text:p>9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1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rrydf59f187qnmepqyc</text:p>
          </table:table-cell>
          <table:table-cell office:value-type="string">
            <text:p>WHITE</text:p>
          </table:table-cell>
          <table:table-cell office:value-type="string">
            <text:p>Fleur de Lotus</text:p>
          </table:table-cell>
          <table:table-cell office:value-type="string">
            <text:p>Josmeyer</text:p>
          </table:table-cell>
          <table:table-cell office:value-type="float" office:value="45.345642">
            <text:p>45.3456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WÜRZTR. CUVÈE DES FOLASTRIES</text:p>
          </table:table-cell>
          <table:table-cell office:value-type="string">
            <text:p>Josme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350">
            <text:p>2350</text:p>
          </table:table-cell>
          <table:table-cell office:value-type="float" office:value="1566">
            <text:p>15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1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pnh7x4g3yy1gbpdphv</text:p>
          </table:table-cell>
          <table:table-cell office:value-type="string">
            <text:p>WHITE</text:p>
          </table:table-cell>
          <table:table-cell office:value-type="string">
            <text:p>Les Folastries Gewürztraminer</text:p>
          </table:table-cell>
          <table:table-cell office:value-type="string">
            <text:p>Josmeyer</text:p>
          </table:table-cell>
          <table:table-cell office:value-type="float" office:value="38.600655">
            <text:p>38.6006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WÜRZTR. CUVÈE DES FOLASTRIES</text:p>
          </table:table-cell>
          <table:table-cell office:value-type="string">
            <text:p>Josme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450">
            <text:p>2450</text:p>
          </table:table-cell>
          <table:table-cell office:value-type="float" office:value="1633">
            <text:p>16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8,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pnh7x4g3yy1gbpdphv</text:p>
          </table:table-cell>
          <table:table-cell office:value-type="string">
            <text:p>WHITE</text:p>
          </table:table-cell>
          <table:table-cell office:value-type="string">
            <text:p>Les Folastries Gewürztraminer</text:p>
          </table:table-cell>
          <table:table-cell office:value-type="string">
            <text:p>Josmeyer</text:p>
          </table:table-cell>
          <table:table-cell office:value-type="float" office:value="38.600655">
            <text:p>38.6006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AUXERROIS „H“ V.V.</text:p>
          </table:table-cell>
          <table:table-cell office:value-type="string">
            <text:p>Josme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590">
            <text:p>2590</text:p>
          </table:table-cell>
          <table:table-cell office:value-type="float" office:value="1726">
            <text:p>17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2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qwrfjvr57ddpj23wm16</text:p>
          </table:table-cell>
          <table:table-cell office:value-type="string">
            <text:p>WHITE</text:p>
          </table:table-cell>
          <table:table-cell office:value-type="string">
            <text:p>H Vieilles Vignes Pinot Auxerrois</text:p>
          </table:table-cell>
          <table:table-cell office:value-type="string">
            <text:p>Josmeyer</text:p>
          </table:table-cell>
          <table:table-cell office:value-type="float" office:value="39.71093">
            <text:p>39.710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DRAGON</text:p>
          </table:table-cell>
          <table:table-cell office:value-type="string">
            <text:p>Josme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850">
            <text:p>2850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1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04jammvb6yehdg6vczr</text:p>
          </table:table-cell>
          <table:table-cell office:value-type="string">
            <text:p>WHITE</text:p>
          </table:table-cell>
          <table:table-cell office:value-type="string">
            <text:p>Le Dragon Riesling</text:p>
          </table:table-cell>
          <table:table-cell office:value-type="string">
            <text:p>Josmeyer</text:p>
          </table:table-cell>
          <table:table-cell office:value-type="float" office:value="37.441853">
            <text:p>37.4418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GRAND CRU HENGST</text:p>
          </table:table-cell>
          <table:table-cell office:value-type="string">
            <text:p>Josme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000">
            <text:p>4000</text:p>
          </table:table-cell>
          <table:table-cell office:value-type="float" office:value="2666">
            <text:p>2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2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prrvtfcy2wxkcz4jrj</text:p>
          </table:table-cell>
          <table:table-cell office:value-type="string">
            <text:p>WHITE</text:p>
          </table:table-cell>
          <table:table-cell office:value-type="string">
            <text:p>Gewürztraminer Grand Cru Hengst</text:p>
          </table:table-cell>
          <table:table-cell office:value-type="string">
            <text:p>Josmeyer</text:p>
          </table:table-cell>
          <table:table-cell office:value-type="float" office:value="40.724052">
            <text:p>40.7240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R GRAND CRU HENGST</text:p>
          </table:table-cell>
          <table:table-cell office:value-type="string">
            <text:p>Josme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4590">
            <text:p>4590</text:p>
          </table:table-cell>
          <table:table-cell office:value-type="float" office:value="3060">
            <text:p>30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3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prrvtfcy2wxkcz4jrj</text:p>
          </table:table-cell>
          <table:table-cell office:value-type="string">
            <text:p>WHITE</text:p>
          </table:table-cell>
          <table:table-cell office:value-type="string">
            <text:p>Gewürztraminer Grand Cru Hengst</text:p>
          </table:table-cell>
          <table:table-cell office:value-type="string">
            <text:p>Josmeyer</text:p>
          </table:table-cell>
          <table:table-cell office:value-type="float" office:value="40.724052">
            <text:p>40.7240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ETITE CHABLIS</text:p>
          </table:table-cell>
          <table:table-cell office:value-type="string">
            <text:p>Thierry Laff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989">
            <text:p>1989</text:p>
          </table:table-cell>
          <table:table-cell office:value-type="float" office:value="1326">
            <text:p>13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dmapqq6dffrnng2jdg</text:p>
          </table:table-cell>
          <table:table-cell office:value-type="string">
            <text:p>WHITE</text:p>
          </table:table-cell>
          <table:table-cell office:value-type="string">
            <text:p>Petit Chablis</text:p>
          </table:table-cell>
          <table:table-cell office:value-type="string">
            <text:p>Thierry Laffay</text:p>
          </table:table-cell>
          <table:table-cell office:value-type="float" office:value="49.67469">
            <text:p>49.6746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BLIS 1ER CRU VAILLON</text:p>
          </table:table-cell>
          <table:table-cell office:value-type="string">
            <text:p>Thierry Laff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50">
            <text:p>3650</text:p>
          </table:table-cell>
          <table:table-cell office:value-type="float" office:value="2433">
            <text:p>24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05g93qphayz1gektme</text:p>
          </table:table-cell>
          <table:table-cell office:value-type="string">
            <text:p>WHITE</text:p>
          </table:table-cell>
          <table:table-cell office:value-type="string">
            <text:p>Chablis Premier Cru 'Vaillon'</text:p>
          </table:table-cell>
          <table:table-cell office:value-type="string">
            <text:p>Thierry Laffay</text:p>
          </table:table-cell>
          <table:table-cell office:value-type="float" office:value="54.046043">
            <text:p>54.0460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BLIS 1ER CRU VAILLON</text:p>
          </table:table-cell>
          <table:table-cell office:value-type="string">
            <text:p>Thierry Laffay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350">
            <text:p>3350</text:p>
          </table:table-cell>
          <table:table-cell office:value-type="float" office:value="2233">
            <text:p>2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05g93qphayz1gektme</text:p>
          </table:table-cell>
          <table:table-cell office:value-type="string">
            <text:p>WHITE</text:p>
          </table:table-cell>
          <table:table-cell office:value-type="string">
            <text:p>Chablis Premier Cru 'Vaillon'</text:p>
          </table:table-cell>
          <table:table-cell office:value-type="string">
            <text:p>Thierry Laffay</text:p>
          </table:table-cell>
          <table:table-cell office:value-type="float" office:value="54.046043">
            <text:p>54.0460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BLIS 1ER CRU CÔTE DE LÉCHET</text:p>
          </table:table-cell>
          <table:table-cell office:value-type="string">
            <text:p>Thierry Laff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50">
            <text:p>3650</text:p>
          </table:table-cell>
          <table:table-cell office:value-type="float" office:value="2433">
            <text:p>24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2n4g5xw5p0ffd4jgjr</text:p>
          </table:table-cell>
          <table:table-cell office:value-type="string">
            <text:p>WHITE</text:p>
          </table:table-cell>
          <table:table-cell office:value-type="string">
            <text:p>Chablis Premier Cru Côte de Lechet</text:p>
          </table:table-cell>
          <table:table-cell office:value-type="string">
            <text:p>Thierry Laffay</text:p>
          </table:table-cell>
          <table:table-cell office:value-type="float" office:value="56.04634">
            <text:p>56.046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OURGOGNE CHARDONNAY</text:p>
          </table:table-cell>
          <table:table-cell office:value-type="string">
            <text:p>Humbert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25000">
            <text:p>325000</text:p>
          </table:table-cell>
          <table:table-cell office:value-type="float" office:value="216666">
            <text:p>21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29kehds1rk5sfc5xvw</text:p>
          </table:table-cell>
          <table:table-cell office:value-type="string">
            <text:p>WHITE</text:p>
          </table:table-cell>
          <table:table-cell office:value-type="string">
            <text:p>Bourgogne Chardonnay</text:p>
          </table:table-cell>
          <table:table-cell office:value-type="string">
            <text:p>Domaine Humbert Frères</text:p>
          </table:table-cell>
          <table:table-cell office:value-type="float" office:value="21.24324">
            <text:p>21.243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OURGOGNE CHARDONNAY</text:p>
          </table:table-cell>
          <table:table-cell office:value-type="string">
            <text:p>Humb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45000">
            <text:p>345000</text:p>
          </table:table-cell>
          <table:table-cell office:value-type="float" office:value="230000">
            <text:p>23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29kehds1rk5sfc5xvw</text:p>
          </table:table-cell>
          <table:table-cell office:value-type="string">
            <text:p>WHITE</text:p>
          </table:table-cell>
          <table:table-cell office:value-type="string">
            <text:p>Bourgogne Chardonnay</text:p>
          </table:table-cell>
          <table:table-cell office:value-type="string">
            <text:p>Domaine Humbert Frères</text:p>
          </table:table-cell>
          <table:table-cell office:value-type="float" office:value="21.24324">
            <text:p>21.243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OURGOGNE ROUGE COTE D`OR</text:p>
          </table:table-cell>
          <table:table-cell office:value-type="string">
            <text:p>Humb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9000">
            <text:p>359000</text:p>
          </table:table-cell>
          <table:table-cell office:value-type="float" office:value="239333">
            <text:p>239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b1xftd10bgy3nswaze</text:p>
          </table:table-cell>
          <table:table-cell office:value-type="string">
            <text:p>RED</text:p>
          </table:table-cell>
          <table:table-cell office:value-type="string">
            <text:p>Bourgogne Côte d’Or</text:p>
          </table:table-cell>
          <table:table-cell office:value-type="string">
            <text:p>Domaine Humbert Frères</text:p>
          </table:table-cell>
          <table:table-cell office:value-type="float" office:value="28.784513">
            <text:p>28.7845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IXIN VIEILLES VIGNES</text:p>
          </table:table-cell>
          <table:table-cell office:value-type="string">
            <text:p>Humbert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5000">
            <text:p>465000</text:p>
          </table:table-cell>
          <table:table-cell office:value-type="float" office:value="310000">
            <text:p>31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2jcs42jqyyx3df8p4v</text:p>
          </table:table-cell>
          <table:table-cell office:value-type="string">
            <text:p>RED</text:p>
          </table:table-cell>
          <table:table-cell office:value-type="string">
            <text:p>Pinot Noir Vieilles Vignes Fixin</text:p>
          </table:table-cell>
          <table:table-cell office:value-type="string">
            <text:p>Domaine Humbert Frères</text:p>
          </table:table-cell>
          <table:table-cell office:value-type="float" office:value="26.401493">
            <text:p>26.4014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VREY-CHAMBERTIN VIEILLES V.</text:p>
          </table:table-cell>
          <table:table-cell office:value-type="string">
            <text:p>Humb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25000">
            <text:p>725000</text:p>
          </table:table-cell>
          <table:table-cell office:value-type="float" office:value="483333">
            <text:p>48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tavm3qf8tk24hkpxh</text:p>
          </table:table-cell>
          <table:table-cell office:value-type="string">
            <text:p>RED</text:p>
          </table:table-cell>
          <table:table-cell office:value-type="string">
            <text:p>Gevrey-Chambertin Vieilles Vignes</text:p>
          </table:table-cell>
          <table:table-cell office:value-type="string">
            <text:p>Domaine Humbert Frères</text:p>
          </table:table-cell>
          <table:table-cell office:value-type="float" office:value="27.746944">
            <text:p>27.7469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VREY-CHAMBERTIN V.V. - MAGNUM</text:p>
          </table:table-cell>
          <table:table-cell office:value-type="string">
            <text:p>Humbert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500000">
            <text:p>1500000</text:p>
          </table:table-cell>
          <table:table-cell office:value-type="float" office:value="1000000">
            <text:p>10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v1mt3pgasy2ddwnq2</text:p>
          </table:table-cell>
          <table:table-cell office:value-type="string">
            <text:p>RED</text:p>
          </table:table-cell>
          <table:table-cell office:value-type="string">
            <text:p>Gevrey-Chambertin</text:p>
          </table:table-cell>
          <table:table-cell office:value-type="string">
            <text:p>Domaine Humbert Frères</text:p>
          </table:table-cell>
          <table:table-cell office:value-type="float" office:value="26.642542">
            <text:p>26.6425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VREY-CHAMBERTIN V.V. - DOPPIOM.</text:p>
          </table:table-cell>
          <table:table-cell office:value-type="string">
            <text:p>Humbert</text:p>
          </table:table-cell>
          <table:table-cell office:value-type="string"/>
          <table:table-cell office:value-type="string">
            <text:p>MATHUSALEM</text:p>
          </table:table-cell>
          <table:table-cell office:value-type="float" office:value="2022">
            <text:p>2022</text:p>
          </table:table-cell>
          <table:table-cell office:value-type="float" office:value="3350000">
            <text:p>3350000</text:p>
          </table:table-cell>
          <table:table-cell office:value-type="float" office:value="2233333">
            <text:p>22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v1mt3pgasy2ddwnq2</text:p>
          </table:table-cell>
          <table:table-cell office:value-type="string">
            <text:p>RED</text:p>
          </table:table-cell>
          <table:table-cell office:value-type="string">
            <text:p>Gevrey-Chambertin</text:p>
          </table:table-cell>
          <table:table-cell office:value-type="string">
            <text:p>Domaine Humbert Frères</text:p>
          </table:table-cell>
          <table:table-cell office:value-type="float" office:value="26.642542">
            <text:p>26.6425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VREY-CHAM. 1ER CRU POISSENOT</text:p>
          </table:table-cell>
          <table:table-cell office:value-type="string">
            <text:p>Humb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500000">
            <text:p>1500000</text:p>
          </table:table-cell>
          <table:table-cell office:value-type="float" office:value="1000000">
            <text:p>10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vm8dz3m5y8dt4abgh</text:p>
          </table:table-cell>
          <table:table-cell office:value-type="string">
            <text:p>RED</text:p>
          </table:table-cell>
          <table:table-cell office:value-type="string">
            <text:p>Gevrey-Chambertin Premier Cru 'Poissenot'</text:p>
          </table:table-cell>
          <table:table-cell office:value-type="string">
            <text:p>Domaine Humbert Frères</text:p>
          </table:table-cell>
          <table:table-cell office:value-type="float" office:value="29.397354">
            <text:p>29.3973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VREY-CHAM. 1ER CRU POISSENOT</text:p>
          </table:table-cell>
          <table:table-cell office:value-type="string">
            <text:p>Humbert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3050000">
            <text:p>3050000</text:p>
          </table:table-cell>
          <table:table-cell office:value-type="float" office:value="2033333">
            <text:p>20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vm8dz3m5y8dt4abgh</text:p>
          </table:table-cell>
          <table:table-cell office:value-type="string">
            <text:p>RED</text:p>
          </table:table-cell>
          <table:table-cell office:value-type="string">
            <text:p>Gevrey-Chambertin Premier Cru 'Poissenot'</text:p>
          </table:table-cell>
          <table:table-cell office:value-type="string">
            <text:p>Domaine Humbert Frères</text:p>
          </table:table-cell>
          <table:table-cell office:value-type="float" office:value="29.397354">
            <text:p>29.3973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VREY-CHAMBERTIN 1ER CRU PETITE CHAPELLE</text:p>
          </table:table-cell>
          <table:table-cell office:value-type="string">
            <text:p>Humbert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500000">
            <text:p>1500000</text:p>
          </table:table-cell>
          <table:table-cell office:value-type="float" office:value="1000000">
            <text:p>10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zjt3f39ptrmbnhdxf</text:p>
          </table:table-cell>
          <table:table-cell office:value-type="string">
            <text:p>RED</text:p>
          </table:table-cell>
          <table:table-cell office:value-type="string">
            <text:p>Gevrey-Chambertin Premier Cru Petite Chapelle</text:p>
          </table:table-cell>
          <table:table-cell office:value-type="string">
            <text:p>Domaine Humbert Frères</text:p>
          </table:table-cell>
          <table:table-cell office:value-type="float" office:value="33.090836">
            <text:p>33.0908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MES-CHAMBERTIN GRAND CRU</text:p>
          </table:table-cell>
          <table:table-cell office:value-type="string">
            <text:p>Humb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600000">
            <text:p>2600000</text:p>
          </table:table-cell>
          <table:table-cell office:value-type="float" office:value="1733333">
            <text:p>17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ym7hsx1e3jnxdt7jx</text:p>
          </table:table-cell>
          <table:table-cell office:value-type="string">
            <text:p>RED</text:p>
          </table:table-cell>
          <table:table-cell office:value-type="string">
            <text:p>Charmes-Chambertin Grand Cru</text:p>
          </table:table-cell>
          <table:table-cell office:value-type="string">
            <text:p>Domaine Humbert Frères</text:p>
          </table:table-cell>
          <table:table-cell office:value-type="float" office:value="30.841375">
            <text:p>30.8413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MES-CHAMBERTIN GRAND CRU</text:p>
          </table:table-cell>
          <table:table-cell office:value-type="string">
            <text:p>Humbert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600000">
            <text:p>2600000</text:p>
          </table:table-cell>
          <table:table-cell office:value-type="float" office:value="1733333">
            <text:p>17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ym7hsx1e3jnxdt7jx</text:p>
          </table:table-cell>
          <table:table-cell office:value-type="string">
            <text:p>RED</text:p>
          </table:table-cell>
          <table:table-cell office:value-type="string">
            <text:p>Charmes-Chambertin Grand Cru</text:p>
          </table:table-cell>
          <table:table-cell office:value-type="string">
            <text:p>Domaine Humbert Frères</text:p>
          </table:table-cell>
          <table:table-cell office:value-type="float" office:value="30.841375">
            <text:p>30.8413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VREY-CHAMBERTIN VIEILLES V.</text:p>
          </table:table-cell>
          <table:table-cell office:value-type="string">
            <text:p>Humbert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00000">
            <text:p>700000</text:p>
          </table:table-cell>
          <table:table-cell office:value-type="float" office:value="466666">
            <text:p>4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tavm3qf8tk24hkpxh</text:p>
          </table:table-cell>
          <table:table-cell office:value-type="string">
            <text:p>RED</text:p>
          </table:table-cell>
          <table:table-cell office:value-type="string">
            <text:p>Gevrey-Chambertin Vieilles Vignes</text:p>
          </table:table-cell>
          <table:table-cell office:value-type="string">
            <text:p>Domaine Humbert Frères</text:p>
          </table:table-cell>
          <table:table-cell office:value-type="float" office:value="27.746944">
            <text:p>27.7469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VREY-CHAM. 1ER CRU POISSENOT</text:p>
          </table:table-cell>
          <table:table-cell office:value-type="string">
            <text:p>Humb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480000">
            <text:p>1480000</text:p>
          </table:table-cell>
          <table:table-cell office:value-type="float" office:value="986666">
            <text:p>98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vm8dz3m5y8dt4abgh</text:p>
          </table:table-cell>
          <table:table-cell office:value-type="string">
            <text:p>RED</text:p>
          </table:table-cell>
          <table:table-cell office:value-type="string">
            <text:p>Gevrey-Chambertin Premier Cru 'Poissenot'</text:p>
          </table:table-cell>
          <table:table-cell office:value-type="string">
            <text:p>Domaine Humbert Frères</text:p>
          </table:table-cell>
          <table:table-cell office:value-type="float" office:value="29.397354">
            <text:p>29.3973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VREY-CHAM. 1ER CRU POISSENOT</text:p>
          </table:table-cell>
          <table:table-cell office:value-type="string">
            <text:p>Humb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200000">
            <text:p>1200000</text:p>
          </table:table-cell>
          <table:table-cell office:value-type="float" office:value="800000">
            <text:p>8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vm8dz3m5y8dt4abgh</text:p>
          </table:table-cell>
          <table:table-cell office:value-type="string">
            <text:p>RED</text:p>
          </table:table-cell>
          <table:table-cell office:value-type="string">
            <text:p>Gevrey-Chambertin Premier Cru 'Poissenot'</text:p>
          </table:table-cell>
          <table:table-cell office:value-type="string">
            <text:p>Domaine Humbert Frères</text:p>
          </table:table-cell>
          <table:table-cell office:value-type="float" office:value="29.397354">
            <text:p>29.3973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VREY-CHAM. 1ER CRU POISSENOT</text:p>
          </table:table-cell>
          <table:table-cell office:value-type="string">
            <text:p>Humb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00000">
            <text:p>1200000</text:p>
          </table:table-cell>
          <table:table-cell office:value-type="float" office:value="800000">
            <text:p>8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vm8dz3m5y8dt4abgh</text:p>
          </table:table-cell>
          <table:table-cell office:value-type="string">
            <text:p>RED</text:p>
          </table:table-cell>
          <table:table-cell office:value-type="string">
            <text:p>Gevrey-Chambertin Premier Cru 'Poissenot'</text:p>
          </table:table-cell>
          <table:table-cell office:value-type="string">
            <text:p>Domaine Humbert Frères</text:p>
          </table:table-cell>
          <table:table-cell office:value-type="float" office:value="29.397354">
            <text:p>29.3973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VREY-CHAM. 1ER CRU POISSENOT</text:p>
          </table:table-cell>
          <table:table-cell office:value-type="string">
            <text:p>Humb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250000">
            <text:p>1250000</text:p>
          </table:table-cell>
          <table:table-cell office:value-type="float" office:value="833333">
            <text:p>8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vm8dz3m5y8dt4abgh</text:p>
          </table:table-cell>
          <table:table-cell office:value-type="string">
            <text:p>RED</text:p>
          </table:table-cell>
          <table:table-cell office:value-type="string">
            <text:p>Gevrey-Chambertin Premier Cru 'Poissenot'</text:p>
          </table:table-cell>
          <table:table-cell office:value-type="string">
            <text:p>Domaine Humbert Frères</text:p>
          </table:table-cell>
          <table:table-cell office:value-type="float" office:value="29.397354">
            <text:p>29.3973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VREY-CHAM. 1ER CRU POISSENOT</text:p>
          </table:table-cell>
          <table:table-cell office:value-type="string">
            <text:p>Humb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250000">
            <text:p>1250000</text:p>
          </table:table-cell>
          <table:table-cell office:value-type="float" office:value="833333">
            <text:p>8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vm8dz3m5y8dt4abgh</text:p>
          </table:table-cell>
          <table:table-cell office:value-type="string">
            <text:p>RED</text:p>
          </table:table-cell>
          <table:table-cell office:value-type="string">
            <text:p>Gevrey-Chambertin Premier Cru 'Poissenot'</text:p>
          </table:table-cell>
          <table:table-cell office:value-type="string">
            <text:p>Domaine Humbert Frères</text:p>
          </table:table-cell>
          <table:table-cell office:value-type="float" office:value="29.397354">
            <text:p>29.3973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VREY-CHAM. 1ER CRU POISSENOT</text:p>
          </table:table-cell>
          <table:table-cell office:value-type="string">
            <text:p>Humb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300000">
            <text:p>1300000</text:p>
          </table:table-cell>
          <table:table-cell office:value-type="float" office:value="866666">
            <text:p>8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vm8dz3m5y8dt4abgh</text:p>
          </table:table-cell>
          <table:table-cell office:value-type="string">
            <text:p>RED</text:p>
          </table:table-cell>
          <table:table-cell office:value-type="string">
            <text:p>Gevrey-Chambertin Premier Cru 'Poissenot'</text:p>
          </table:table-cell>
          <table:table-cell office:value-type="string">
            <text:p>Domaine Humbert Frères</text:p>
          </table:table-cell>
          <table:table-cell office:value-type="float" office:value="29.397354">
            <text:p>29.3973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VREY-CHAMBERTIN VIEILLES V.</text:p>
          </table:table-cell>
          <table:table-cell office:value-type="string">
            <text:p>Humbert</text:p>
          </table:table-cell>
          <table:table-cell office:value-type="string"/>
          <table:table-cell office:value-type="string">
            <text:p>MATHUSALEM</text:p>
          </table:table-cell>
          <table:table-cell office:value-type="float" office:value="2021">
            <text:p>2021</text:p>
          </table:table-cell>
          <table:table-cell office:value-type="float" office:value="3300000">
            <text:p>3300000</text:p>
          </table:table-cell>
          <table:table-cell office:value-type="float" office:value="2200000">
            <text:p>22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tavm3qf8tk24hkpxh</text:p>
          </table:table-cell>
          <table:table-cell office:value-type="string">
            <text:p>RED</text:p>
          </table:table-cell>
          <table:table-cell office:value-type="string">
            <text:p>Gevrey-Chambertin Vieilles Vignes</text:p>
          </table:table-cell>
          <table:table-cell office:value-type="string">
            <text:p>Domaine Humbert Frères</text:p>
          </table:table-cell>
          <table:table-cell office:value-type="float" office:value="27.746944">
            <text:p>27.7469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VREY-CHAMBERTIN VIEILLES V.</text:p>
          </table:table-cell>
          <table:table-cell office:value-type="string">
            <text:p>Humbert</text:p>
          </table:table-cell>
          <table:table-cell office:value-type="string">
            <text:p>Limitato</text:p>
          </table:table-cell>
          <table:table-cell office:value-type="string">
            <text:p>MATHUSALEM</text:p>
          </table:table-cell>
          <table:table-cell office:value-type="float" office:value="2020">
            <text:p>2020</text:p>
          </table:table-cell>
          <table:table-cell office:value-type="float" office:value="3300000">
            <text:p>3300000</text:p>
          </table:table-cell>
          <table:table-cell office:value-type="float" office:value="2200000">
            <text:p>22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tavm3qf8tk24hkpxh</text:p>
          </table:table-cell>
          <table:table-cell office:value-type="string">
            <text:p>RED</text:p>
          </table:table-cell>
          <table:table-cell office:value-type="string">
            <text:p>Gevrey-Chambertin Vieilles Vignes</text:p>
          </table:table-cell>
          <table:table-cell office:value-type="string">
            <text:p>Domaine Humbert Frères</text:p>
          </table:table-cell>
          <table:table-cell office:value-type="float" office:value="27.746944">
            <text:p>27.7469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VREY-CH. 1ER CRU POISSENOT</text:p>
          </table:table-cell>
          <table:table-cell office:value-type="string">
            <text:p>Humbert</text:p>
          </table:table-cell>
          <table:table-cell office:value-type="string"/>
          <table:table-cell office:value-type="string">
            <text:p>MATHUSALEM</text:p>
          </table:table-cell>
          <table:table-cell office:value-type="float" office:value="2021">
            <text:p>2021</text:p>
          </table:table-cell>
          <table:table-cell office:value-type="float" office:value="6500000">
            <text:p>6500000</text:p>
          </table:table-cell>
          <table:table-cell office:value-type="float" office:value="4333333">
            <text:p>43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vm8dz3m5y8dt4abgh</text:p>
          </table:table-cell>
          <table:table-cell office:value-type="string">
            <text:p>RED</text:p>
          </table:table-cell>
          <table:table-cell office:value-type="string">
            <text:p>Gevrey-Chambertin Premier Cru 'Poissenot'</text:p>
          </table:table-cell>
          <table:table-cell office:value-type="string">
            <text:p>Domaine Humbert Frères</text:p>
          </table:table-cell>
          <table:table-cell office:value-type="float" office:value="29.397354">
            <text:p>29.3973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VREY-CH. 1ER CRU POISSENOT</text:p>
          </table:table-cell>
          <table:table-cell office:value-type="string">
            <text:p>Humbert</text:p>
          </table:table-cell>
          <table:table-cell office:value-type="string">
            <text:p>Limitato</text:p>
          </table:table-cell>
          <table:table-cell office:value-type="string">
            <text:p>MATHUSALEM</text:p>
          </table:table-cell>
          <table:table-cell office:value-type="float" office:value="2020">
            <text:p>2020</text:p>
          </table:table-cell>
          <table:table-cell office:value-type="float" office:value="5000000">
            <text:p>5000000</text:p>
          </table:table-cell>
          <table:table-cell office:value-type="float" office:value="3333333">
            <text:p>33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vm8dz3m5y8dt4abgh</text:p>
          </table:table-cell>
          <table:table-cell office:value-type="string">
            <text:p>RED</text:p>
          </table:table-cell>
          <table:table-cell office:value-type="string">
            <text:p>Gevrey-Chambertin Premier Cru 'Poissenot'</text:p>
          </table:table-cell>
          <table:table-cell office:value-type="string">
            <text:p>Domaine Humbert Frères</text:p>
          </table:table-cell>
          <table:table-cell office:value-type="float" office:value="29.397354">
            <text:p>29.3973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VREY-CH. 1ER CRU POISSENOT</text:p>
          </table:table-cell>
          <table:table-cell office:value-type="string">
            <text:p>Humbert</text:p>
          </table:table-cell>
          <table:table-cell office:value-type="string">
            <text:p>Limitato</text:p>
          </table:table-cell>
          <table:table-cell office:value-type="string">
            <text:p>MATHUSALEM</text:p>
          </table:table-cell>
          <table:table-cell office:value-type="float" office:value="2018">
            <text:p>2018</text:p>
          </table:table-cell>
          <table:table-cell office:value-type="float" office:value="5500000">
            <text:p>5500000</text:p>
          </table:table-cell>
          <table:table-cell office:value-type="float" office:value="3666666">
            <text:p>36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vm8dz3m5y8dt4abgh</text:p>
          </table:table-cell>
          <table:table-cell office:value-type="string">
            <text:p>RED</text:p>
          </table:table-cell>
          <table:table-cell office:value-type="string">
            <text:p>Gevrey-Chambertin Premier Cru 'Poissenot'</text:p>
          </table:table-cell>
          <table:table-cell office:value-type="string">
            <text:p>Domaine Humbert Frères</text:p>
          </table:table-cell>
          <table:table-cell office:value-type="float" office:value="29.397354">
            <text:p>29.3973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VREY-CHAMBERTIN VIEILLES V.</text:p>
          </table:table-cell>
          <table:table-cell office:value-type="string">
            <text:p>Harmand-Geoffro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00">
            <text:p>750000</text:p>
          </table:table-cell>
          <table:table-cell office:value-type="float" office:value="500000">
            <text:p>5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jabx616f989357045</text:p>
          </table:table-cell>
          <table:table-cell office:value-type="string">
            <text:p>RED</text:p>
          </table:table-cell>
          <table:table-cell office:value-type="string">
            <text:p>Vieilles Vignes Gevrey-Chambertin</text:p>
          </table:table-cell>
          <table:table-cell office:value-type="string">
            <text:p>Harmand-Geoffroy</text:p>
          </table:table-cell>
          <table:table-cell office:value-type="float" office:value="50.487495">
            <text:p>50.4874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VREY-CHAMBAERTIN 1ER CRU -LA BOSSIERE</text:p>
          </table:table-cell>
          <table:table-cell office:value-type="string">
            <text:p>Harmand-Geoffro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50000">
            <text:p>1150000</text:p>
          </table:table-cell>
          <table:table-cell office:value-type="float" office:value="766666">
            <text:p>7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j76rcmz91wafe9ccg</text:p>
          </table:table-cell>
          <table:table-cell office:value-type="string">
            <text:p>RED</text:p>
          </table:table-cell>
          <table:table-cell office:value-type="string">
            <text:p>Gevrey-Chambertin 1er Cru 'La Bossiere'</text:p>
          </table:table-cell>
          <table:table-cell office:value-type="string">
            <text:p>Harmand-Geoffroy</text:p>
          </table:table-cell>
          <table:table-cell office:value-type="float" office:value="58.754158">
            <text:p>58.7541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VERY-CHAMBERTIN</text:p>
          </table:table-cell>
          <table:table-cell office:value-type="string">
            <text:p>Desaunay-Biss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80000">
            <text:p>680000</text:p>
          </table:table-cell>
          <table:table-cell office:value-type="float" office:value="453333">
            <text:p>45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ra7kqsb9f3p41yvc3d</text:p>
          </table:table-cell>
          <table:table-cell office:value-type="string">
            <text:p>RED</text:p>
          </table:table-cell>
          <table:table-cell office:value-type="string">
            <text:p>Gevrey-Chambertin</text:p>
          </table:table-cell>
          <table:table-cell office:value-type="string">
            <text:p>Bruno Desaunay Bissey</text:p>
          </table:table-cell>
          <table:table-cell office:value-type="float" office:value="45.1234">
            <text:p>45.12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BOLLE-MUSIGNY </text:p>
          </table:table-cell>
          <table:table-cell office:value-type="string">
            <text:p>Desaunay-Biss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90000">
            <text:p>790000</text:p>
          </table:table-cell>
          <table:table-cell office:value-type="float" office:value="526666">
            <text:p>5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t10mpa41aa7dw9wg29</text:p>
          </table:table-cell>
          <table:table-cell office:value-type="string">
            <text:p>WHITE</text:p>
          </table:table-cell>
          <table:table-cell office:value-type="string">
            <text:p>Chambolle-Musigny</text:p>
          </table:table-cell>
          <table:table-cell office:value-type="string">
            <text:p>Bruno Desaunay Bissey</text:p>
          </table:table-cell>
          <table:table-cell office:value-type="float" office:value="47.924248">
            <text:p>47.9242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OSNE-ROMANÉE VIEILLES VIGNES</text:p>
          </table:table-cell>
          <table:table-cell office:value-type="string">
            <text:p>Desaunay-Biss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90000">
            <text:p>790000</text:p>
          </table:table-cell>
          <table:table-cell office:value-type="float" office:value="526666">
            <text:p>5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r8nayzt7t46kbbyd04</text:p>
          </table:table-cell>
          <table:table-cell office:value-type="string">
            <text:p>RED</text:p>
          </table:table-cell>
          <table:table-cell office:value-type="string">
            <text:p>Vieilles Vigne Vosne-Romanée</text:p>
          </table:table-cell>
          <table:table-cell office:value-type="string">
            <text:p>Bruno Desaunay Bissey</text:p>
          </table:table-cell>
          <table:table-cell office:value-type="float" office:value="52.141754">
            <text:p>52.1417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RANDS-ECHÉZEAUX GRAND CRU VIEILLES V</text:p>
          </table:table-cell>
          <table:table-cell office:value-type="string">
            <text:p>Desaunay-Bissey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750000">
            <text:p>2750000</text:p>
          </table:table-cell>
          <table:table-cell office:value-type="float" office:value="1833333">
            <text:p>18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rg91bmh9ajqeg1vm3b</text:p>
          </table:table-cell>
          <table:table-cell office:value-type="string">
            <text:p>RED</text:p>
          </table:table-cell>
          <table:table-cell office:value-type="string">
            <text:p>Vieilles Vignes Grands-Echézeaux Grand Cru</text:p>
          </table:table-cell>
          <table:table-cell office:value-type="string">
            <text:p>Bruno Desaunay Bissey</text:p>
          </table:table-cell>
          <table:table-cell office:value-type="float" office:value="54.852238">
            <text:p>54.8522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OTEAUX BOURGUIGNONS </text:p>
          </table:table-cell>
          <table:table-cell office:value-type="string">
            <text:p>Bill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350">
            <text:p>1350</text:p>
          </table:table-cell>
          <table:table-cell office:value-type="float" office:value="900">
            <text:p>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35gkyknwb4m0tjtf1k</text:p>
          </table:table-cell>
          <table:table-cell office:value-type="string">
            <text:p>RED</text:p>
          </table:table-cell>
          <table:table-cell office:value-type="string">
            <text:p>Coteaux Bourguignons Rouge</text:p>
          </table:table-cell>
          <table:table-cell office:value-type="string">
            <text:p>Domaine Billard Père &amp; Fils</text:p>
          </table:table-cell>
          <table:table-cell office:value-type="float" office:value="25.975187">
            <text:p>25.9751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INT-ROMAIN LA COMBE BAZIN BLANC</text:p>
          </table:table-cell>
          <table:table-cell office:value-type="string">
            <text:p>Bill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390">
            <text:p>3390</text:p>
          </table:table-cell>
          <table:table-cell office:value-type="float" office:value="2260">
            <text:p>22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e1nwkh7ftn2hz3v9b</text:p>
          </table:table-cell>
          <table:table-cell office:value-type="string">
            <text:p>WHITE</text:p>
          </table:table-cell>
          <table:table-cell office:value-type="string">
            <text:p>Saint-Romain La Combe Bazin</text:p>
          </table:table-cell>
          <table:table-cell office:value-type="string">
            <text:p>Domaine Billard Père &amp; Fils</text:p>
          </table:table-cell>
          <table:table-cell office:value-type="float" office:value="37.920532">
            <text:p>37.9205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INT-AUBIN 1ER CRU SUR LE SENTIER DU CLOU</text:p>
          </table:table-cell>
          <table:table-cell office:value-type="string">
            <text:p>Bill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990">
            <text:p>4990</text:p>
          </table:table-cell>
          <table:table-cell office:value-type="float" office:value="3326">
            <text:p>33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kfq5mvr6pwftkxjs9</text:p>
          </table:table-cell>
          <table:table-cell office:value-type="string">
            <text:p>WHITE</text:p>
          </table:table-cell>
          <table:table-cell office:value-type="string">
            <text:p>Saint-Aubin 1er Cru 'Sur le Sentier du Clou'</text:p>
          </table:table-cell>
          <table:table-cell office:value-type="string">
            <text:p>Domaine Billard Père &amp; Fils</text:p>
          </table:table-cell>
          <table:table-cell office:value-type="float" office:value="40.407494">
            <text:p>40.4074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OTEAUX BOURGUIGNONS ROUGE </text:p>
          </table:table-cell>
          <table:table-cell office:value-type="string">
            <text:p>Bill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350">
            <text:p>1350</text:p>
          </table:table-cell>
          <table:table-cell office:value-type="float" office:value="900">
            <text:p>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35gkyknwb4m0tjtf1k</text:p>
          </table:table-cell>
          <table:table-cell office:value-type="string">
            <text:p>RED</text:p>
          </table:table-cell>
          <table:table-cell office:value-type="string">
            <text:p>Coteaux Bourguignons Rouge</text:p>
          </table:table-cell>
          <table:table-cell office:value-type="string">
            <text:p>Domaine Billard Père &amp; Fils</text:p>
          </table:table-cell>
          <table:table-cell office:value-type="float" office:value="30.186506">
            <text:p>30.1865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INT-ROMAIN ROUGE</text:p>
          </table:table-cell>
          <table:table-cell office:value-type="string">
            <text:p>Bill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750">
            <text:p>2750</text:p>
          </table:table-cell>
          <table:table-cell office:value-type="float" office:value="1833">
            <text:p>18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m9gt0g95gzz5nnkpd</text:p>
          </table:table-cell>
          <table:table-cell office:value-type="string">
            <text:p>RED</text:p>
          </table:table-cell>
          <table:table-cell office:value-type="string">
            <text:p>Saint-Romain</text:p>
          </table:table-cell>
          <table:table-cell office:value-type="string">
            <text:p>Domaine Billard Père &amp; Fils</text:p>
          </table:table-cell>
          <table:table-cell office:value-type="float" office:value="24.350792">
            <text:p>24.3507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URSAULT CLOS DU CROMIN</text:p>
          </table:table-cell>
          <table:table-cell office:value-type="string">
            <text:p>Genot-Boula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900">
            <text:p>7900</text:p>
          </table:table-cell>
          <table:table-cell office:value-type="float" office:value="5266">
            <text:p>52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8mxqtr9114vxk29bv</text:p>
          </table:table-cell>
          <table:table-cell office:value-type="string">
            <text:p>WHITE</text:p>
          </table:table-cell>
          <table:table-cell office:value-type="string">
            <text:p>Meursault Clos du Cromin</text:p>
          </table:table-cell>
          <table:table-cell office:value-type="string">
            <text:p>Domaine Génot-Boulanger</text:p>
          </table:table-cell>
          <table:table-cell office:value-type="float" office:value="55.761383">
            <text:p>55.7613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ULIGNY-MONTRACHET LES NOSROYES</text:p>
          </table:table-cell>
          <table:table-cell office:value-type="string">
            <text:p>Genot-Boula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900">
            <text:p>7900</text:p>
          </table:table-cell>
          <table:table-cell office:value-type="float" office:value="5266">
            <text:p>52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85556sg6czyafpfvf</text:p>
          </table:table-cell>
          <table:table-cell office:value-type="string">
            <text:p>WHITE</text:p>
          </table:table-cell>
          <table:table-cell office:value-type="string">
            <text:p>Puligny-Montrachet Les Nosroyes Bio</text:p>
          </table:table-cell>
          <table:table-cell office:value-type="string">
            <text:p>Domaine Génot-Boulanger</text:p>
          </table:table-cell>
          <table:table-cell office:value-type="float" office:value="56.714485">
            <text:p>56.7144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URSAULT 1ER CRU LES BOUCHÈRES </text:p>
          </table:table-cell>
          <table:table-cell office:value-type="string">
            <text:p>Genot-Boula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3300">
            <text:p>13300</text:p>
          </table:table-cell>
          <table:table-cell office:value-type="float" office:value="8866">
            <text:p>88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8gzbp5nm7n9f4m1bb</text:p>
          </table:table-cell>
          <table:table-cell office:value-type="string">
            <text:p>WHITE</text:p>
          </table:table-cell>
          <table:table-cell office:value-type="string">
            <text:p>Meursault-Bouchères Premier Cru</text:p>
          </table:table-cell>
          <table:table-cell office:value-type="string">
            <text:p>Domaine Génot-Boulanger</text:p>
          </table:table-cell>
          <table:table-cell office:value-type="float" office:value="51.9319">
            <text:p>51.931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ORTON-CHARLEMAGNE GRAND CRU</text:p>
          </table:table-cell>
          <table:table-cell office:value-type="string">
            <text:p>Genot-Boula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6900">
            <text:p>26900</text:p>
          </table:table-cell>
          <table:table-cell office:value-type="float" office:value="17933">
            <text:p>179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84x48fpgexpcyq59h</text:p>
          </table:table-cell>
          <table:table-cell office:value-type="string">
            <text:p>WHITE</text:p>
          </table:table-cell>
          <table:table-cell office:value-type="string">
            <text:p>Corton-Charlemagne Grand Cru Bio</text:p>
          </table:table-cell>
          <table:table-cell office:value-type="string">
            <text:p>Domaine Génot-Boulanger</text:p>
          </table:table-cell>
          <table:table-cell office:value-type="float" office:value="52.258163">
            <text:p>52.2581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OURGOGNE PINOT NOIR</text:p>
          </table:table-cell>
          <table:table-cell office:value-type="string">
            <text:p>Genot-Boula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200">
            <text:p>3200</text:p>
          </table:table-cell>
          <table:table-cell office:value-type="float" office:value="2133">
            <text:p>21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8bdhqwh4kc4ya9sbd</text:p>
          </table:table-cell>
          <table:table-cell office:value-type="string">
            <text:p>RED</text:p>
          </table:table-cell>
          <table:table-cell office:value-type="string">
            <text:p>Bourgogne Pinot Noir</text:p>
          </table:table-cell>
          <table:table-cell office:value-type="string">
            <text:p>Domaine Génot-Boulanger</text:p>
          </table:table-cell>
          <table:table-cell office:value-type="float" office:value="45.623547">
            <text:p>45.6235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OMMARD VIEILLES VIGNES</text:p>
          </table:table-cell>
          <table:table-cell office:value-type="string">
            <text:p>Genot-Boulanger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00">
            <text:p>5900</text:p>
          </table:table-cell>
          <table:table-cell office:value-type="float" office:value="3933">
            <text:p>39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8mea09cnycbacc8dx</text:p>
          </table:table-cell>
          <table:table-cell office:value-type="string">
            <text:p>RED</text:p>
          </table:table-cell>
          <table:table-cell office:value-type="string">
            <text:p>Vieilles Vignes Pommard</text:p>
          </table:table-cell>
          <table:table-cell office:value-type="string">
            <text:p>Domaine Génot-Boulanger</text:p>
          </table:table-cell>
          <table:table-cell office:value-type="float" office:value="51.015736">
            <text:p>51.0157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LOS DE VOUGEOT GRAND CRU</text:p>
          </table:table-cell>
          <table:table-cell office:value-type="string">
            <text:p>Genot-Boulanger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6900">
            <text:p>26900</text:p>
          </table:table-cell>
          <table:table-cell office:value-type="float" office:value="17933">
            <text:p>179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8tp3fcbz3ysxd0y4p</text:p>
          </table:table-cell>
          <table:table-cell office:value-type="string">
            <text:p>RED</text:p>
          </table:table-cell>
          <table:table-cell office:value-type="string">
            <text:p>Clos de Vougeot Grand Cru</text:p>
          </table:table-cell>
          <table:table-cell office:value-type="string">
            <text:p>Domaine Génot-Boulanger</text:p>
          </table:table-cell>
          <table:table-cell office:value-type="float" office:value="53.28035">
            <text:p>53.280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SSAGNE-MONTRACHET</text:p>
          </table:table-cell>
          <table:table-cell office:value-type="string">
            <text:p>Jean Baptiste Jessiaum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500">
            <text:p>6500</text:p>
          </table:table-cell>
          <table:table-cell office:value-type="float" office:value="4333">
            <text:p>4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cn3msh1rpte07vxn7n</text:p>
          </table:table-cell>
          <table:table-cell office:value-type="string">
            <text:p>WHITE</text:p>
          </table:table-cell>
          <table:table-cell office:value-type="string">
            <text:p>Chassagne-Montrachet Blanc</text:p>
          </table:table-cell>
          <table:table-cell office:value-type="string">
            <text:p>Jean Baptiste Jessiaume</text:p>
          </table:table-cell>
          <table:table-cell office:value-type="float" office:value="47.105236">
            <text:p>47.1052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NTENAY ROUGE LA FORGE</text:p>
          </table:table-cell>
          <table:table-cell office:value-type="string">
            <text:p>Jean Baptiste Jessiaum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2333">
            <text:p>2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g08tkcd8bedqzqsz360</text:p>
          </table:table-cell>
          <table:table-cell office:value-type="string">
            <text:p>RED</text:p>
          </table:table-cell>
          <table:table-cell office:value-type="string">
            <text:p>Santenay La Forge</text:p>
          </table:table-cell>
          <table:table-cell office:value-type="string">
            <text:p>Jean Baptiste Jessiaume</text:p>
          </table:table-cell>
          <table:table-cell office:value-type="float" office:value="56.790462">
            <text:p>56.7904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OUILLY-FUISSÉ LA REPOSTÈRE</text:p>
          </table:table-cell>
          <table:table-cell office:value-type="string">
            <text:p>Guillot-Bro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990">
            <text:p>2990</text:p>
          </table:table-cell>
          <table:table-cell office:value-type="float" office:value="1993">
            <text:p>19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dbnbmk73fr63c6qj14</text:p>
          </table:table-cell>
          <table:table-cell office:value-type="string">
            <text:p>WHITE</text:p>
          </table:table-cell>
          <table:table-cell office:value-type="string">
            <text:p>Les Repostère Pouilly-Fuissé</text:p>
          </table:table-cell>
          <table:table-cell office:value-type="string">
            <text:p>Maison Guillot-Broux</text:p>
          </table:table-cell>
          <table:table-cell office:value-type="float" office:value="51.124367">
            <text:p>51.1243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ACON-CRUZILLE LES GENIÈVRIÈRES</text:p>
          </table:table-cell>
          <table:table-cell office:value-type="string">
            <text:p>Guillot-Bro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850">
            <text:p>2850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f4q66apwwc1v1f9ya</text:p>
          </table:table-cell>
          <table:table-cell office:value-type="string">
            <text:p>WHITE</text:p>
          </table:table-cell>
          <table:table-cell office:value-type="string">
            <text:p>Mâcon-Cruzille 'Les Genièvrières'</text:p>
          </table:table-cell>
          <table:table-cell office:value-type="string">
            <text:p>Domaine Guillot-Broux</text:p>
          </table:table-cell>
          <table:table-cell office:value-type="float" office:value="53.638065">
            <text:p>53.6380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ACON-CRUZILLE LES PERRIÈRES</text:p>
          </table:table-cell>
          <table:table-cell office:value-type="string">
            <text:p>Guillot-Bro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50">
            <text:p>4650</text:p>
          </table:table-cell>
          <table:table-cell office:value-type="float" office:value="3100">
            <text:p>3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fyhha3ghr4jdzepxf1b</text:p>
          </table:table-cell>
          <table:table-cell office:value-type="string">
            <text:p>WHITE</text:p>
          </table:table-cell>
          <table:table-cell office:value-type="string">
            <text:p>Mâcon-Cruzille 'Les Perrières'</text:p>
          </table:table-cell>
          <table:table-cell office:value-type="string">
            <text:p>Domaine Guillot-Broux</text:p>
          </table:table-cell>
          <table:table-cell office:value-type="float" office:value="51.57305">
            <text:p>51.573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ACON-CRUZILLE BEAUMONT</text:p>
          </table:table-cell>
          <table:table-cell office:value-type="string">
            <text:p>Guillot-Bro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230">
            <text:p>2230</text:p>
          </table:table-cell>
          <table:table-cell office:value-type="float" office:value="1486">
            <text:p>148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chcd1qk0zxfn824nc0</text:p>
          </table:table-cell>
          <table:table-cell office:value-type="string">
            <text:p>RED</text:p>
          </table:table-cell>
          <table:table-cell office:value-type="string">
            <text:p>Mâcon-Cruzille 'Beaumont'</text:p>
          </table:table-cell>
          <table:table-cell office:value-type="string">
            <text:p>Domaine Guillot-Broux</text:p>
          </table:table-cell>
          <table:table-cell office:value-type="float" office:value="53.788883">
            <text:p>53.7888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OURGOGNE R. LES GENIÈVRIÈRES</text:p>
          </table:table-cell>
          <table:table-cell office:value-type="string">
            <text:p>Guillot-Bro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890">
            <text:p>2890</text:p>
          </table:table-cell>
          <table:table-cell office:value-type="float" office:value="1926">
            <text:p>19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h8n798cpwcm0mn91c</text:p>
          </table:table-cell>
          <table:table-cell office:value-type="string">
            <text:p>RED</text:p>
          </table:table-cell>
          <table:table-cell office:value-type="string">
            <text:p>Bourgogne 'Les Genievrieres' Rouge</text:p>
          </table:table-cell>
          <table:table-cell office:value-type="string">
            <text:p>Domaine Guillot-Broux</text:p>
          </table:table-cell>
          <table:table-cell office:value-type="float" office:value="42.994637">
            <text:p>42.9946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OURGOGNE ROUGE LA MYOTTE</text:p>
          </table:table-cell>
          <table:table-cell office:value-type="string">
            <text:p>Guillot-Bro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750">
            <text:p>375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5g8h6evdr2x6fxvebd</text:p>
          </table:table-cell>
          <table:table-cell office:value-type="string">
            <text:p>RED</text:p>
          </table:table-cell>
          <table:table-cell office:value-type="string">
            <text:p>La Myotte Bourgogne</text:p>
          </table:table-cell>
          <table:table-cell office:value-type="string">
            <text:p>Domaine Guillot-Broux</text:p>
          </table:table-cell>
          <table:table-cell office:value-type="float" office:value="42.963684">
            <text:p>42.9636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OURGOGNE ROUGE LA MYOTTE</text:p>
          </table:table-cell>
          <table:table-cell office:value-type="string">
            <text:p>Guillot-Bro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090">
            <text:p>3090</text:p>
          </table:table-cell>
          <table:table-cell office:value-type="float" office:value="2060">
            <text:p>20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5g8h6evdr2x6fxvebd</text:p>
          </table:table-cell>
          <table:table-cell office:value-type="string">
            <text:p>RED</text:p>
          </table:table-cell>
          <table:table-cell office:value-type="string">
            <text:p>La Myotte Bourgogne</text:p>
          </table:table-cell>
          <table:table-cell office:value-type="string">
            <text:p>Domaine Guillot-Broux</text:p>
          </table:table-cell>
          <table:table-cell office:value-type="float" office:value="42.963684">
            <text:p>42.9636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RÉMANT DU JURA - 36 mesi</text:p>
          </table:table-cell>
          <table:table-cell office:value-type="string">
            <text:p>Amelie Gu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689">
            <text:p>1689</text:p>
          </table:table-cell>
          <table:table-cell office:value-type="float" office:value="1126">
            <text:p>11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/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xjtx70qpef3bmq3y8yk</text:p>
          </table:table-cell>
          <table:table-cell office:value-type="string">
            <text:p>SPARKLING</text:p>
          </table:table-cell>
          <table:table-cell office:value-type="string">
            <text:p>Crémant du Jura</text:p>
          </table:table-cell>
          <table:table-cell office:value-type="string">
            <text:p>Amelie Guillot</text:p>
          </table:table-cell>
          <table:table-cell office:value-type="float" office:value="53.035076">
            <text:p>53.0350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VAGNIN VIEILLES VIGNES</text:p>
          </table:table-cell>
          <table:table-cell office:value-type="string">
            <text:p>Amelie Gu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950">
            <text:p>2950</text:p>
          </table:table-cell>
          <table:table-cell office:value-type="float" office:value="1966">
            <text:p>19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csw4p09a5e3n1505r8</text:p>
          </table:table-cell>
          <table:table-cell office:value-type="string">
            <text:p>WHITE</text:p>
          </table:table-cell>
          <table:table-cell office:value-type="string">
            <text:p>Vieilles Vignes Savagnin Arbois</text:p>
          </table:table-cell>
          <table:table-cell office:value-type="string">
            <text:p>Amelie Guillot</text:p>
          </table:table-cell>
          <table:table-cell office:value-type="float" office:value="52.711235">
            <text:p>52.7112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IN JAUNE VV</text:p>
          </table:table-cell>
          <table:table-cell office:value-type="string">
            <text:p>Amelie Gu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450">
            <text:p>4450</text:p>
          </table:table-cell>
          <table:table-cell office:value-type="float" office:value="2966">
            <text:p>29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fqa6fe8es01zt1m0qt</text:p>
          </table:table-cell>
          <table:table-cell office:value-type="string">
            <text:p>WHITE</text:p>
          </table:table-cell>
          <table:table-cell office:value-type="string">
            <text:p>Vin Jaune Savagnin Vieilles Vignes</text:p>
          </table:table-cell>
          <table:table-cell office:value-type="string">
            <text:p>Amelie Guillot</text:p>
          </table:table-cell>
          <table:table-cell office:value-type="float" office:value="48.15053">
            <text:p>48.150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OULSARD VIELLES VIGNES</text:p>
          </table:table-cell>
          <table:table-cell office:value-type="string">
            <text:p>Amelie Gu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889">
            <text:p>1889</text:p>
          </table:table-cell>
          <table:table-cell office:value-type="float" office:value="1259">
            <text:p>125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fsj6by31kqstgp5hkt</text:p>
          </table:table-cell>
          <table:table-cell office:value-type="string">
            <text:p>RED</text:p>
          </table:table-cell>
          <table:table-cell office:value-type="string">
            <text:p>Poulsard Vieilles Vignes</text:p>
          </table:table-cell>
          <table:table-cell office:value-type="string">
            <text:p>Amelie Guillot</text:p>
          </table:table-cell>
          <table:table-cell office:value-type="float" office:value="55.225445">
            <text:p>55.2254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TROUSSEAU VIELLES VIGNES</text:p>
          </table:table-cell>
          <table:table-cell office:value-type="string">
            <text:p>Amelie Gu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050">
            <text:p>2050</text:p>
          </table:table-cell>
          <table:table-cell office:value-type="float" office:value="1366">
            <text:p>13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whxgw89da7xwp6ywd40</text:p>
          </table:table-cell>
          <table:table-cell office:value-type="string">
            <text:p>RED</text:p>
          </table:table-cell>
          <table:table-cell office:value-type="string">
            <text:p>Vieilles Vignes Trousseau Arbois</text:p>
          </table:table-cell>
          <table:table-cell office:value-type="string">
            <text:p>Amelie Guillot</text:p>
          </table:table-cell>
          <table:table-cell office:value-type="float" office:value="52.523834">
            <text:p>52.5238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TROUSSEAU EN TARTOT</text:p>
          </table:table-cell>
          <table:table-cell office:value-type="string">
            <text:p>Amelie Gu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789">
            <text:p>1789</text:p>
          </table:table-cell>
          <table:table-cell office:value-type="float" office:value="1192">
            <text:p>1192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ytxmfeqqqxvzs38d1gg</text:p>
          </table:table-cell>
          <table:table-cell office:value-type="string">
            <text:p>RED</text:p>
          </table:table-cell>
          <table:table-cell office:value-type="string">
            <text:p>Trousseau En Tartot Arbois</text:p>
          </table:table-cell>
          <table:table-cell office:value-type="string">
            <text:p>Amelie Guillot</text:p>
          </table:table-cell>
          <table:table-cell office:value-type="float" office:value="57.996193">
            <text:p>57.9961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NJOU BLANC EN CHENIN</text:p>
          </table:table-cell>
          <table:table-cell office:value-type="string">
            <text:p>Oger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390">
            <text:p>1390</text:p>
          </table:table-cell>
          <table:table-cell office:value-type="float" office:value="926">
            <text:p>9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6cf4gb7neva0vz6bwk</text:p>
          </table:table-cell>
          <table:table-cell office:value-type="string">
            <text:p>WHITE</text:p>
          </table:table-cell>
          <table:table-cell office:value-type="string">
            <text:p>Anjou En Chenin</text:p>
          </table:table-cell>
          <table:table-cell office:value-type="string">
            <text:p>Domaine Ogereau</text:p>
          </table:table-cell>
          <table:table-cell office:value-type="float" office:value="40.128983">
            <text:p>40.1289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NJOU BLANC VENT DE SPILITE</text:p>
          </table:table-cell>
          <table:table-cell office:value-type="string">
            <text:p>Oger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450">
            <text:p>2450</text:p>
          </table:table-cell>
          <table:table-cell office:value-type="float" office:value="1633">
            <text:p>16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z1hap2x67qc5memx6yc</text:p>
          </table:table-cell>
          <table:table-cell office:value-type="string">
            <text:p>WHITE</text:p>
          </table:table-cell>
          <table:table-cell office:value-type="string">
            <text:p>Vent de Spilite Anjou</text:p>
          </table:table-cell>
          <table:table-cell office:value-type="string">
            <text:p>Domaine Ogereau</text:p>
          </table:table-cell>
          <table:table-cell office:value-type="float" office:value="44.91971">
            <text:p>44.919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NJOU BLANC VENT DE SPILITE</text:p>
          </table:table-cell>
          <table:table-cell office:value-type="string">
            <text:p>Oger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450">
            <text:p>2450</text:p>
          </table:table-cell>
          <table:table-cell office:value-type="float" office:value="1633">
            <text:p>16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z1hap2x67qc5memx6yc</text:p>
          </table:table-cell>
          <table:table-cell office:value-type="string">
            <text:p>WHITE</text:p>
          </table:table-cell>
          <table:table-cell office:value-type="string">
            <text:p>Vent de Spilite Anjou</text:p>
          </table:table-cell>
          <table:table-cell office:value-type="string">
            <text:p>Domaine Ogereau</text:p>
          </table:table-cell>
          <table:table-cell office:value-type="float" office:value="44.91971">
            <text:p>44.919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VENNIÈRES LA SAPOANAIRE</text:p>
          </table:table-cell>
          <table:table-cell office:value-type="string">
            <text:p>Oger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090">
            <text:p>2090</text:p>
          </table:table-cell>
          <table:table-cell office:value-type="float" office:value="1393">
            <text:p>13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q3ymhe4wwkn44nejvj</text:p>
          </table:table-cell>
          <table:table-cell office:value-type="string">
            <text:p>WHITE</text:p>
          </table:table-cell>
          <table:table-cell office:value-type="string">
            <text:p>La Saponaire</text:p>
          </table:table-cell>
          <table:table-cell office:value-type="string">
            <text:p>Domaine Ogereau</text:p>
          </table:table-cell>
          <table:table-cell office:value-type="float" office:value="40.828705">
            <text:p>40.8287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VENNIÈRES LA SAPOANAIRE</text:p>
          </table:table-cell>
          <table:table-cell office:value-type="string">
            <text:p>Oger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090">
            <text:p>2090</text:p>
          </table:table-cell>
          <table:table-cell office:value-type="float" office:value="1393">
            <text:p>13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q3ymhe4wwkn44nejvj</text:p>
          </table:table-cell>
          <table:table-cell office:value-type="string">
            <text:p>WHITE</text:p>
          </table:table-cell>
          <table:table-cell office:value-type="string">
            <text:p>La Saponaire</text:p>
          </table:table-cell>
          <table:table-cell office:value-type="string">
            <text:p>Domaine Ogereau</text:p>
          </table:table-cell>
          <table:table-cell office:value-type="float" office:value="40.828705">
            <text:p>40.8287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OTEAUX-DU-LAYON S. LAMBERT</text:p>
          </table:table-cell>
          <table:table-cell office:value-type="string">
            <text:p>Oger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090">
            <text:p>2090</text:p>
          </table:table-cell>
          <table:table-cell office:value-type="float" office:value="1393">
            <text:p>13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8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2w2bpzm6prrx5s1p0fd</text:p>
          </table:table-cell>
          <table:table-cell office:value-type="string">
            <text:p>DESSERT</text:p>
          </table:table-cell>
          <table:table-cell office:value-type="string">
            <text:p>Coteaux du Layon Saint Lambert</text:p>
          </table:table-cell>
          <table:table-cell office:value-type="string">
            <text:p>Domaine Ogereau</text:p>
          </table:table-cell>
          <table:table-cell office:value-type="float" office:value="43.017097">
            <text:p>43.0170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OTEAUX-DU-LAYON S. LAMBERT</text:p>
          </table:table-cell>
          <table:table-cell office:value-type="string">
            <text:p>Oger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090">
            <text:p>2090</text:p>
          </table:table-cell>
          <table:table-cell office:value-type="float" office:value="1393">
            <text:p>13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9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2w2bpzm6prrx5s1p0fd</text:p>
          </table:table-cell>
          <table:table-cell office:value-type="string">
            <text:p>DESSERT</text:p>
          </table:table-cell>
          <table:table-cell office:value-type="string">
            <text:p>Coteaux du Layon Saint Lambert</text:p>
          </table:table-cell>
          <table:table-cell office:value-type="string">
            <text:p>Domaine Ogereau</text:p>
          </table:table-cell>
          <table:table-cell office:value-type="float" office:value="43.017097">
            <text:p>43.0170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ÔTE ROANNAISE ROUGE ECLAT DE GRANIT</text:p>
          </table:table-cell>
          <table:table-cell office:value-type="string">
            <text:p>Ser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490">
            <text:p>1490</text:p>
          </table:table-cell>
          <table:table-cell office:value-type="float" office:value="993">
            <text:p>9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rskj1qaqjqh5k2e0js</text:p>
          </table:table-cell>
          <table:table-cell office:value-type="string">
            <text:p>RED</text:p>
          </table:table-cell>
          <table:table-cell office:value-type="string">
            <text:p>Eclat de Granite Côte Roannaise</text:p>
          </table:table-cell>
          <table:table-cell office:value-type="string">
            <text:p>Sérol</text:p>
          </table:table-cell>
          <table:table-cell office:value-type="float" office:value="51.108494">
            <text:p>51.1084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ÔTE ROANNAISE ROUGE OUDAN</text:p>
          </table:table-cell>
          <table:table-cell office:value-type="string">
            <text:p>Ser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850">
            <text:p>1850</text:p>
          </table:table-cell>
          <table:table-cell office:value-type="float" office:value="1233">
            <text:p>1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nejvjf466xzn4xhc7hp2r</text:p>
          </table:table-cell>
          <table:table-cell office:value-type="string">
            <text:p>RED</text:p>
          </table:table-cell>
          <table:table-cell office:value-type="string">
            <text:p>Oudan Côte Roannaise</text:p>
          </table:table-cell>
          <table:table-cell office:value-type="string">
            <text:p>Sérol</text:p>
          </table:table-cell>
          <table:table-cell office:value-type="float" office:value="53.311653">
            <text:p>53.3116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ÔTE ROANNAISE ROUGE PERDRIZIERE</text:p>
          </table:table-cell>
          <table:table-cell office:value-type="string">
            <text:p>Ser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250">
            <text:p>2250</text:p>
          </table:table-cell>
          <table:table-cell office:value-type="float" office:value="1500">
            <text:p>1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nejvkqcxyk3mr6n40k6yj</text:p>
          </table:table-cell>
          <table:table-cell office:value-type="string">
            <text:p>RED</text:p>
          </table:table-cell>
          <table:table-cell office:value-type="string">
            <text:p>Perdrizière Côte Roannaise</text:p>
          </table:table-cell>
          <table:table-cell office:value-type="string">
            <text:p>Sérol</text:p>
          </table:table-cell>
          <table:table-cell office:value-type="float" office:value="53.65244">
            <text:p>53.652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ÔTE ROANNAISE ROUGE CHEZ COSTE </text:p>
          </table:table-cell>
          <table:table-cell office:value-type="string">
            <text:p>Ser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150">
            <text:p>3150</text:p>
          </table:table-cell>
          <table:table-cell office:value-type="float" office:value="2100">
            <text:p>2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nejvmsgnex7hk67k76wph</text:p>
          </table:table-cell>
          <table:table-cell office:value-type="string">
            <text:p>RED</text:p>
          </table:table-cell>
          <table:table-cell office:value-type="string">
            <text:p>Chez Coste Côte Roannaise</text:p>
          </table:table-cell>
          <table:table-cell office:value-type="string">
            <text:p>Sérol</text:p>
          </table:table-cell>
          <table:table-cell office:value-type="float" office:value="59.087097">
            <text:p>59.0870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ÂTEAUNEUF-DU-PAPE BLANC GALIMADRES</text:p>
          </table:table-cell>
          <table:table-cell office:value-type="string">
            <text:p>Girau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95000">
            <text:p>495000</text:p>
          </table:table-cell>
          <table:table-cell office:value-type="float" office:value="330000">
            <text:p>33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wezpgrpm8ebv6ga4f0</text:p>
          </table:table-cell>
          <table:table-cell office:value-type="string">
            <text:p>WHITE</text:p>
          </table:table-cell>
          <table:table-cell office:value-type="string">
            <text:p>Les Gallimardes Châteauneuf-du-Pape Blanc</text:p>
          </table:table-cell>
          <table:table-cell office:value-type="string">
            <text:p>Domaine Giraud</text:p>
          </table:table-cell>
          <table:table-cell office:value-type="float" office:value="38.800896">
            <text:p>38.8008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ÂTEAUNEUF-DU-PAPE ROUGE TRADITION</text:p>
          </table:table-cell>
          <table:table-cell office:value-type="string">
            <text:p>Girau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49000">
            <text:p>349000</text:p>
          </table:table-cell>
          <table:table-cell office:value-type="float" office:value="232666">
            <text:p>232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wexx7nk33qbpzg467m</text:p>
          </table:table-cell>
          <table:table-cell office:value-type="string">
            <text:p>RED</text:p>
          </table:table-cell>
          <table:table-cell office:value-type="string">
            <text:p>Tradition Châteauneuf-du-Pape</text:p>
          </table:table-cell>
          <table:table-cell office:value-type="string">
            <text:p>Domaine Giraud</text:p>
          </table:table-cell>
          <table:table-cell office:value-type="float" office:value="36.81703">
            <text:p>36.817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ÂTEAUNEUF-DU-PAPE ROUGE GALIMADRES</text:p>
          </table:table-cell>
          <table:table-cell office:value-type="string">
            <text:p>Giraud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90000">
            <text:p>790000</text:p>
          </table:table-cell>
          <table:table-cell office:value-type="float" office:value="526666">
            <text:p>5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we83766s6ha1e4n3wn</text:p>
          </table:table-cell>
          <table:table-cell office:value-type="string">
            <text:p>RED</text:p>
          </table:table-cell>
          <table:table-cell office:value-type="string">
            <text:p>Les Gallimardes Châteauneuf-du-Pape</text:p>
          </table:table-cell>
          <table:table-cell office:value-type="string">
            <text:p>Domaine Giraud</text:p>
          </table:table-cell>
          <table:table-cell office:value-type="float" office:value="38.757286">
            <text:p>38.7572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OU BRAGALOU (Grenache blanc)</text:p>
          </table:table-cell>
          <table:table-cell office:value-type="string">
            <text:p>Flo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390">
            <text:p>1390</text:p>
          </table:table-cell>
          <table:table-cell office:value-type="float" office:value="926">
            <text:p>9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f7hb5ky5hk38zy8nspvbnd5</text:p>
          </table:table-cell>
          <table:table-cell office:value-type="string">
            <text:p>WHITE</text:p>
          </table:table-cell>
          <table:table-cell office:value-type="string">
            <text:p>Grenache Lou Bragalou</text:p>
          </table:table-cell>
          <table:table-cell office:value-type="string">
            <text:p>Flo Busch</text:p>
          </table:table-cell>
          <table:table-cell office:value-type="float" office:value="59.948296">
            <text:p>59.9482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ES CALCINAIRES BLANC</text:p>
          </table:table-cell>
          <table:table-cell office:value-type="string">
            <text:p>Gaub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90000">
            <text:p>190000</text:p>
          </table:table-cell>
          <table:table-cell office:value-type="float" office:value="126666">
            <text:p>1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t7yjqz7pm80xr1ntej1</text:p>
          </table:table-cell>
          <table:table-cell office:value-type="string">
            <text:p>WHITE</text:p>
          </table:table-cell>
          <table:table-cell office:value-type="string">
            <text:p>Côtes Catalanes Les Calcinaires</text:p>
          </table:table-cell>
          <table:table-cell office:value-type="string">
            <text:p>Domaine Gauby</text:p>
          </table:table-cell>
          <table:table-cell office:value-type="float" office:value="33.620274">
            <text:p>33.6202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OUME GINESTE BLANC</text:p>
          </table:table-cell>
          <table:table-cell office:value-type="string">
            <text:p>Gaub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20000">
            <text:p>720000</text:p>
          </table:table-cell>
          <table:table-cell office:value-type="float" office:value="480000">
            <text:p>48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hm7ze1bd3rphh2rp4</text:p>
          </table:table-cell>
          <table:table-cell office:value-type="string">
            <text:p>WHITE</text:p>
          </table:table-cell>
          <table:table-cell office:value-type="string">
            <text:p>Coume Gineste Côtes Catalanes</text:p>
          </table:table-cell>
          <table:table-cell office:value-type="string">
            <text:p>Domaine Gauby</text:p>
          </table:table-cell>
          <table:table-cell office:value-type="float" office:value="36.880543">
            <text:p>36.8805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ES CALCINAIRES ROUGE</text:p>
          </table:table-cell>
          <table:table-cell office:value-type="string">
            <text:p>Gaub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90000">
            <text:p>190000</text:p>
          </table:table-cell>
          <table:table-cell office:value-type="float" office:value="126666">
            <text:p>1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7y3yznn49qpnsvvwt9</text:p>
          </table:table-cell>
          <table:table-cell office:value-type="string">
            <text:p>RED</text:p>
          </table:table-cell>
          <table:table-cell office:value-type="string">
            <text:p>Calcinaires Rouge</text:p>
          </table:table-cell>
          <table:table-cell office:value-type="string">
            <text:p>Domaine Gauby</text:p>
          </table:table-cell>
          <table:table-cell office:value-type="float" office:value="37.902985">
            <text:p>37.9029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ES CALCINAIRES ROUGE</text:p>
          </table:table-cell>
          <table:table-cell office:value-type="string">
            <text:p>Gauby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90000">
            <text:p>190000</text:p>
          </table:table-cell>
          <table:table-cell office:value-type="float" office:value="126666">
            <text:p>1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7y3yznn49qpnsvvwt9</text:p>
          </table:table-cell>
          <table:table-cell office:value-type="string">
            <text:p>RED</text:p>
          </table:table-cell>
          <table:table-cell office:value-type="string">
            <text:p>Calcinaires Rouge</text:p>
          </table:table-cell>
          <table:table-cell office:value-type="string">
            <text:p>Domaine Gauby</text:p>
          </table:table-cell>
          <table:table-cell office:value-type="float" office:value="37.902985">
            <text:p>37.9029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IEILLES VIGNES ROUGE</text:p>
          </table:table-cell>
          <table:table-cell office:value-type="string">
            <text:p>Gaub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15000">
            <text:p>315000</text:p>
          </table:table-cell>
          <table:table-cell office:value-type="float" office:value="210000">
            <text:p>21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vg1kpt6v534e0fdfm0</text:p>
          </table:table-cell>
          <table:table-cell office:value-type="string">
            <text:p>RED</text:p>
          </table:table-cell>
          <table:table-cell office:value-type="string">
            <text:p>Vieilles Vignes Côtes Catalanes</text:p>
          </table:table-cell>
          <table:table-cell office:value-type="string">
            <text:p>Domaine Gauby</text:p>
          </table:table-cell>
          <table:table-cell office:value-type="float" office:value="30.307531">
            <text:p>30.3075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IEILLES VIGNES ROUGE</text:p>
          </table:table-cell>
          <table:table-cell office:value-type="string">
            <text:p>Gaub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25000">
            <text:p>325000</text:p>
          </table:table-cell>
          <table:table-cell office:value-type="float" office:value="216666">
            <text:p>21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vg1kpt6v534e0fdfm0</text:p>
          </table:table-cell>
          <table:table-cell office:value-type="string">
            <text:p>RED</text:p>
          </table:table-cell>
          <table:table-cell office:value-type="string">
            <text:p>Vieilles Vignes Côtes Catalanes</text:p>
          </table:table-cell>
          <table:table-cell office:value-type="string">
            <text:p>Domaine Gauby</text:p>
          </table:table-cell>
          <table:table-cell office:value-type="float" office:value="30.307531">
            <text:p>30.3075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IEILLES VIGNES ROUGE</text:p>
          </table:table-cell>
          <table:table-cell office:value-type="string">
            <text:p>Gauby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35000">
            <text:p>335000</text:p>
          </table:table-cell>
          <table:table-cell office:value-type="float" office:value="223333">
            <text:p>22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vg1kpt6v534e0fdfm0</text:p>
          </table:table-cell>
          <table:table-cell office:value-type="string">
            <text:p>RED</text:p>
          </table:table-cell>
          <table:table-cell office:value-type="string">
            <text:p>Vieilles Vignes Côtes Catalanes</text:p>
          </table:table-cell>
          <table:table-cell office:value-type="string">
            <text:p>Domaine Gauby</text:p>
          </table:table-cell>
          <table:table-cell office:value-type="float" office:value="30.307531">
            <text:p>30.3075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IEILLES VIGNES ROUGE</text:p>
          </table:table-cell>
          <table:table-cell office:value-type="string">
            <text:p>Gaub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55000">
            <text:p>355000</text:p>
          </table:table-cell>
          <table:table-cell office:value-type="float" office:value="236666">
            <text:p>23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vg1kpt6v534e0fdfm0</text:p>
          </table:table-cell>
          <table:table-cell office:value-type="string">
            <text:p>RED</text:p>
          </table:table-cell>
          <table:table-cell office:value-type="string">
            <text:p>Vieilles Vignes Côtes Catalanes</text:p>
          </table:table-cell>
          <table:table-cell office:value-type="string">
            <text:p>Domaine Gauby</text:p>
          </table:table-cell>
          <table:table-cell office:value-type="float" office:value="30.307531">
            <text:p>30.3075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UNTADA</text:p>
          </table:table-cell>
          <table:table-cell office:value-type="string">
            <text:p>Gaub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00000">
            <text:p>700000</text:p>
          </table:table-cell>
          <table:table-cell office:value-type="float" office:value="466666">
            <text:p>4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32a6gdaa7psnz2anaqw</text:p>
          </table:table-cell>
          <table:table-cell office:value-type="string">
            <text:p>RED</text:p>
          </table:table-cell>
          <table:table-cell office:value-type="string">
            <text:p>Muntada Rouge</text:p>
          </table:table-cell>
          <table:table-cell office:value-type="string">
            <text:p>Domaine Gauby</text:p>
          </table:table-cell>
          <table:table-cell office:value-type="float" office:value="32.65025">
            <text:p>32.650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UNTADA</text:p>
          </table:table-cell>
          <table:table-cell office:value-type="string">
            <text:p>Gaub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20000">
            <text:p>720000</text:p>
          </table:table-cell>
          <table:table-cell office:value-type="float" office:value="480000">
            <text:p>48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32a6gdaa7psnz2anaqw</text:p>
          </table:table-cell>
          <table:table-cell office:value-type="string">
            <text:p>RED</text:p>
          </table:table-cell>
          <table:table-cell office:value-type="string">
            <text:p>Muntada Rouge</text:p>
          </table:table-cell>
          <table:table-cell office:value-type="string">
            <text:p>Domaine Gauby</text:p>
          </table:table-cell>
          <table:table-cell office:value-type="float" office:value="32.65025">
            <text:p>32.650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UNTADA</text:p>
          </table:table-cell>
          <table:table-cell office:value-type="string">
            <text:p>Gauby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40000">
            <text:p>740000</text:p>
          </table:table-cell>
          <table:table-cell office:value-type="float" office:value="493333">
            <text:p>49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32a6gdaa7psnz2anaqw</text:p>
          </table:table-cell>
          <table:table-cell office:value-type="string">
            <text:p>RED</text:p>
          </table:table-cell>
          <table:table-cell office:value-type="string">
            <text:p>Muntada Rouge</text:p>
          </table:table-cell>
          <table:table-cell office:value-type="string">
            <text:p>Domaine Gauby</text:p>
          </table:table-cell>
          <table:table-cell office:value-type="float" office:value="32.65025">
            <text:p>32.65025</text:p>
          </table:table-cell>
        </table:table-row>
      </table:table>
      <table:table table:name="Manual (insert ids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ETODO CLASSICO EXTRA BRUT</text:p>
          </table:table-cell>
          <table:table-cell office:value-type="string">
            <text:p>Schin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190">
            <text:p>2190</text:p>
          </table:table-cell>
          <table:table-cell office:value-type="float" office:value="1460">
            <text:p>14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Aug-24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NOIR D`EULALIE BRUT NATURE - 72 mesi</text:p>
          </table:table-cell>
          <table:table-cell office:value-type="string">
            <text:p>Edouard Duv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99000">
            <text:p>499000</text:p>
          </table:table-cell>
          <table:table-cell office:value-type="float" office:value="332666">
            <text:p>332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Mar-23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NOIR D`EULALIE EXTRA BRUT - 72 mesi</text:p>
          </table:table-cell>
          <table:table-cell office:value-type="string">
            <text:p>Edouard Duv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790">
            <text:p>4790</text:p>
          </table:table-cell>
          <table:table-cell office:value-type="float" office:value="3193">
            <text:p>31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May-23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NOIR D`EULALIE EXTRA BRUT - MG</text:p>
          </table:table-cell>
          <table:table-cell office:value-type="string">
            <text:p>Edouard Duva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0990">
            <text:p>10990</text:p>
          </table:table-cell>
          <table:table-cell office:value-type="float" office:value="7326">
            <text:p>73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Mar-22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LANC D`EULALIE EXTRA BRUT- 55 mesi</text:p>
          </table:table-cell>
          <table:table-cell office:value-type="string">
            <text:p>Edouard Duv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290">
            <text:p>5290</text:p>
          </table:table-cell>
          <table:table-cell office:value-type="float" office:value="3526">
            <text:p>35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May-23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LANC D`EULALIE EXTRA BRUT - MG</text:p>
          </table:table-cell>
          <table:table-cell office:value-type="string">
            <text:p>Edouard Duva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1600">
            <text:p>11600</text:p>
          </table:table-cell>
          <table:table-cell office:value-type="float" office:value="7733">
            <text:p>77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Sep-23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AIGNÉE D`EULALIE ROSÉ BRUT- 36 mesi</text:p>
          </table:table-cell>
          <table:table-cell office:value-type="string">
            <text:p>Edouard Duv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350">
            <text:p>6350</text:p>
          </table:table-cell>
          <table:table-cell office:value-type="float" office:value="4233">
            <text:p>4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Mar-23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AIGNÉE D`EULALIE ROSÉ BRUT - MG</text:p>
          </table:table-cell>
          <table:table-cell office:value-type="string">
            <text:p>Edouard Duva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2900">
            <text:p>12900</text:p>
          </table:table-cell>
          <table:table-cell office:value-type="float" office:value="8600">
            <text:p>8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Mar-23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ILLÉSIMÉ BRUT NATURE MMXV</text:p>
          </table:table-cell>
          <table:table-cell office:value-type="string">
            <text:p>Edouard Duva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32000">
            <text:p>32000</text:p>
          </table:table-cell>
          <table:table-cell office:value-type="float" office:value="21333">
            <text:p>21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l x 3 / S | Oct-22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FLEUR DE CRAIE BLANC DE BLANCS</text:p>
          </table:table-cell>
          <table:table-cell office:value-type="string">
            <text:p>Barrat-Mass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750">
            <text:p>375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Oct-24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ES MARGANNES BLANC DE BLANCS</text:p>
          </table:table-cell>
          <table:table-cell office:value-type="string">
            <text:p>Barrat-Mass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650">
            <text:p>4650</text:p>
          </table:table-cell>
          <table:table-cell office:value-type="float" office:value="3100">
            <text:p>3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Nov-23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NUANCES DE CORNOIE BLANC DE NOIRS </text:p>
          </table:table-cell>
          <table:table-cell office:value-type="string">
            <text:p>Barrat-Mass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500">
            <text:p>6500</text:p>
          </table:table-cell>
          <table:table-cell office:value-type="float" office:value="4333">
            <text:p>4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Jun-23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ETODO CLASSICO BLANC DE BLANC BRUT</text:p>
          </table:table-cell>
          <table:table-cell office:value-type="string">
            <text:p>Schin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190">
            <text:p>2190</text:p>
          </table:table-cell>
          <table:table-cell office:value-type="float" office:value="1460">
            <text:p>14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INOT BIANCO</text:p>
          </table:table-cell>
          <table:table-cell office:value-type="string">
            <text:p>Schin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250">
            <text:p>1250</text:p>
          </table:table-cell>
          <table:table-cell office:value-type="float" office:value="833">
            <text:p>8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LBUM PROFIL (Chardonnay, Pinot Bianco)</text:p>
          </table:table-cell>
          <table:table-cell office:value-type="string">
            <text:p>Roberto Fer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100">
            <text:p>1100</text:p>
          </table:table-cell>
          <table:table-cell office:value-type="float" office:value="733">
            <text:p>7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LBUM PROFIL (Chardonnay, Pinot Bianco)</text:p>
          </table:table-cell>
          <table:table-cell office:value-type="string">
            <text:p>Roberto Ferrai</text:p>
          </table:table-cell>
          <table:table-cell office:value-type="string">
            <text:p>Limited</text:p>
          </table:table-cell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090">
            <text:p>1090</text:p>
          </table:table-cell>
          <table:table-cell office:value-type="float" office:value="726">
            <text:p>7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UBRUM PROFIL (Lagrein)</text:p>
          </table:table-cell>
          <table:table-cell office:value-type="string">
            <text:p>Roberto Fer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290">
            <text:p>1290</text:p>
          </table:table-cell>
          <table:table-cell office:value-type="float" office:value="860">
            <text:p>8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INOT BIANCO RF</text:p>
          </table:table-cell>
          <table:table-cell office:value-type="string">
            <text:p>Roberto Fer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300">
            <text:p>1300</text:p>
          </table:table-cell>
          <table:table-cell office:value-type="float" office:value="866">
            <text:p>8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RF</text:p>
          </table:table-cell>
          <table:table-cell office:value-type="string">
            <text:p>Roberto Fer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590">
            <text:p>1590</text:p>
          </table:table-cell>
          <table:table-cell office:value-type="float" office:value="1060">
            <text:p>10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RF</text:p>
          </table:table-cell>
          <table:table-cell office:value-type="string">
            <text:p>Roberto Fer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100">
            <text:p>2100</text:p>
          </table:table-cell>
          <table:table-cell office:value-type="float" office:value="1400">
            <text:p>1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EWÜRZTRAMINER RF macerato</text:p>
          </table:table-cell>
          <table:table-cell office:value-type="string">
            <text:p>Roberto Fer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1666">
            <text:p>1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AGREIN RF</text:p>
          </table:table-cell>
          <table:table-cell office:value-type="string">
            <text:p>Roberto Fer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590">
            <text:p>1590</text:p>
          </table:table-cell>
          <table:table-cell office:value-type="float" office:value="1060">
            <text:p>10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INOT NERO RF</text:p>
          </table:table-cell>
          <table:table-cell office:value-type="string">
            <text:p>Roberto Fer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500">
            <text:p>2500</text:p>
          </table:table-cell>
          <table:table-cell office:value-type="float" office:value="1666">
            <text:p>1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ULSAR ROUGE PNM </text:p>
          </table:table-cell>
          <table:table-cell office:value-type="string">
            <text:p>Roberto Fer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99000">
            <text:p>399000</text:p>
          </table:table-cell>
          <table:table-cell office:value-type="float" office:value="266000">
            <text:p>266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ARGANEGA V.V.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07500">
            <text:p>107500</text:p>
          </table:table-cell>
          <table:table-cell office:value-type="float" office:value="71666">
            <text:p>71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VALPOLICELLA SUPERIORE ARENA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24000">
            <text:p>224000</text:p>
          </table:table-cell>
          <table:table-cell office:value-type="float" office:value="149333">
            <text:p>149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IFERMENTATO BIANCO FRIZZANTE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98000">
            <text:p>98000</text:p>
          </table:table-cell>
          <table:table-cell office:value-type="float" office:value="65333">
            <text:p>65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VERIDITAS METODO CLASSICO 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79000">
            <text:p>179000</text:p>
          </table:table-cell>
          <table:table-cell office:value-type="float" office:value="119333">
            <text:p>119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Aug-24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818 BIANCO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4000">
            <text:p>94000</text:p>
          </table:table-cell>
          <table:table-cell office:value-type="float" office:value="62666">
            <text:p>62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TURAN AMANDORLATO ROSSO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450000">
            <text:p>450000</text:p>
          </table:table-cell>
          <table:table-cell office:value-type="float" office:value="300000">
            <text:p>3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45 g/l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VALTELLINA SUPERIORE </text:p>
          </table:table-cell>
          <table:table-cell office:value-type="string">
            <text:p>I Vit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500">
            <text:p>2500</text:p>
          </table:table-cell>
          <table:table-cell office:value-type="float" office:value="1666">
            <text:p>1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VALTELLINA SUPERIORE - MAGNUM</text:p>
          </table:table-cell>
          <table:table-cell office:value-type="string">
            <text:p>I Vita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5800">
            <text:p>5800</text:p>
          </table:table-cell>
          <table:table-cell office:value-type="float" office:value="3866">
            <text:p>38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VALTELLINA SUP. GRUMELLO </text:p>
          </table:table-cell>
          <table:table-cell office:value-type="string">
            <text:p>I Vit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50">
            <text:p>3950</text:p>
          </table:table-cell>
          <table:table-cell office:value-type="float" office:value="2633">
            <text:p>26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VALTELLINA SUP. GRUMELLO</text:p>
          </table:table-cell>
          <table:table-cell office:value-type="string">
            <text:p>I Vitari</text:p>
          </table:table-cell>
          <table:table-cell office:value-type="string">
            <text:p>Limitato</text:p>
          </table:table-cell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8800">
            <text:p>8800</text:p>
          </table:table-cell>
          <table:table-cell office:value-type="float" office:value="5866">
            <text:p>58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VALTELLINA SUP. GRUMELLO </text:p>
          </table:table-cell>
          <table:table-cell office:value-type="string">
            <text:p>I Vit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50">
            <text:p>4950</text:p>
          </table:table-cell>
          <table:table-cell office:value-type="float" office:value="3300">
            <text:p>3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VALTELLINA SUPER. GRUMELLO </text:p>
          </table:table-cell>
          <table:table-cell office:value-type="string">
            <text:p>I Vita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0500">
            <text:p>10500</text:p>
          </table:table-cell>
          <table:table-cell office:value-type="float" office:value="7000">
            <text:p>7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VALTELLINA SUPER. GRUMELLO </text:p>
          </table:table-cell>
          <table:table-cell office:value-type="string">
            <text:p>I Vita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0500">
            <text:p>10500</text:p>
          </table:table-cell>
          <table:table-cell office:value-type="float" office:value="7000">
            <text:p>7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UVAGGIO COSTA DELLA SESIA</text:p>
          </table:table-cell>
          <table:table-cell office:value-type="string">
            <text:p>Proprieta Spe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99000">
            <text:p>199000</text:p>
          </table:table-cell>
          <table:table-cell office:value-type="float" office:value="132666">
            <text:p>132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ESSONA - MAGNUM - cassa di legno singola</text:p>
          </table:table-cell>
          <table:table-cell office:value-type="string">
            <text:p>Proprieta Speri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040000">
            <text:p>1040000</text:p>
          </table:table-cell>
          <table:table-cell office:value-type="float" office:value="693333">
            <text:p>69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´FRANC</text:p>
          </table:table-cell>
          <table:table-cell office:value-type="string">
            <text:p>Proprieta Spe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50000">
            <text:p>750000</text:p>
          </table:table-cell>
          <table:table-cell office:value-type="float" office:value="500000">
            <text:p>5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ARBARESCO OVELLO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50">
            <text:p>3850</text:p>
          </table:table-cell>
          <table:table-cell office:value-type="float" office:value="2566">
            <text:p>25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RAPPA DI BARBARESCO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50">
            <text:p>2550</text:p>
          </table:table-cell>
          <table:table-cell office:value-type="float" office:value="1700">
            <text:p>1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ARBERA D‘ ALBA CEPPI ALTI</text:p>
          </table:table-cell>
          <table:table-cell office:value-type="string">
            <text:p>Reva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080">
            <text:p>1080</text:p>
          </table:table-cell>
          <table:table-cell office:value-type="float" office:value="720">
            <text:p>7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ANGHE NEBBIOLO 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080">
            <text:p>1080</text:p>
          </table:table-cell>
          <table:table-cell office:value-type="float" office:value="720">
            <text:p>7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ANGHE NEBBIOLO - MAGNUM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2160">
            <text:p>2160</text:p>
          </table:table-cell>
          <table:table-cell office:value-type="float" office:value="1440">
            <text:p>14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AROLO DEL COMUNE DI SERRALUNGA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400">
            <text:p>2400</text:p>
          </table:table-cell>
          <table:table-cell office:value-type="float" office:value="1600">
            <text:p>1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AROLO CHINATO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7">
            <text:p>2017</text:p>
          </table:table-cell>
          <table:table-cell office:value-type="float" office:value="1500">
            <text:p>1500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AROLO LAZZARITO RISERVA</text:p>
          </table:table-cell>
          <table:table-cell office:value-type="string">
            <text:p>Reva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000000">
            <text:p>2000000</text:p>
          </table:table-cell>
          <table:table-cell office:value-type="float" office:value="1333333">
            <text:p>13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IL BIANCO</text:p>
          </table:table-cell>
          <table:table-cell office:value-type="string">
            <text:p>Buscem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250">
            <text:p>2250</text:p>
          </table:table-cell>
          <table:table-cell office:value-type="float" office:value="1500">
            <text:p>1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FEDERSPIEL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850">
            <text:p>1850</text:p>
          </table:table-cell>
          <table:table-cell office:value-type="float" office:value="1233">
            <text:p>1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RIED SCHÜTT SMARAGD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290">
            <text:p>4290</text:p>
          </table:table-cell>
          <table:table-cell office:value-type="float" office:value="2860">
            <text:p>28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RIED LOIBENBERG SMARAGD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290">
            <text:p>4290</text:p>
          </table:table-cell>
          <table:table-cell office:value-type="float" office:value="2860">
            <text:p>28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RIED LOIBENBERG SM. - MAGNUM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9200">
            <text:p>9200</text:p>
          </table:table-cell>
          <table:table-cell office:value-type="float" office:value="6133">
            <text:p>61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SMARAGD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350">
            <text:p>3350</text:p>
          </table:table-cell>
          <table:table-cell office:value-type="float" office:value="2233">
            <text:p>2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RIED LOIBENBERG SM. - MAGNUM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10000">
            <text:p>10000</text:p>
          </table:table-cell>
          <table:table-cell office:value-type="float" office:value="6666">
            <text:p>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FEDERSPIEL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750">
            <text:p>1750</text:p>
          </table:table-cell>
          <table:table-cell office:value-type="float" office:value="1166">
            <text:p>11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TERRASSEN SMARAGD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390">
            <text:p>2390</text:p>
          </table:table-cell>
          <table:table-cell office:value-type="float" office:value="1593">
            <text:p>15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KOLLMÜTZ SMARAGD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50">
            <text:p>3650</text:p>
          </table:table-cell>
          <table:table-cell office:value-type="float" office:value="2433">
            <text:p>24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HOCHRAIN SMARAGD</text:p>
          </table:table-cell>
          <table:table-cell office:value-type="string">
            <text:p>Rudi Pichler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50">
            <text:p>3650</text:p>
          </table:table-cell>
          <table:table-cell office:value-type="float" office:value="2433">
            <text:p>24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ACHLEITHEN SMARAGD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200">
            <text:p>6200</text:p>
          </table:table-cell>
          <table:table-cell office:value-type="float" office:value="4133">
            <text:p>41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KOLLMÜTZ SMARAGD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5000">
            <text:p>355000</text:p>
          </table:table-cell>
          <table:table-cell office:value-type="float" office:value="236666">
            <text:p>23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KOLLMÜTZ SMARAGD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75000">
            <text:p>375000</text:p>
          </table:table-cell>
          <table:table-cell office:value-type="float" office:value="250000">
            <text:p>25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HOCHRAIN SMARAGD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5000">
            <text:p>355000</text:p>
          </table:table-cell>
          <table:table-cell office:value-type="float" office:value="236666">
            <text:p>23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ACHLEITHEN SMARAGD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25000">
            <text:p>525000</text:p>
          </table:table-cell>
          <table:table-cell office:value-type="float" office:value="350000">
            <text:p>35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ACHLEITHEN SMARAGD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25000">
            <text:p>525000</text:p>
          </table:table-cell>
          <table:table-cell office:value-type="float" office:value="350000">
            <text:p>35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ACHLEITHEN SMARAGD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45000">
            <text:p>545000</text:p>
          </table:table-cell>
          <table:table-cell office:value-type="float" office:value="363333">
            <text:p>36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RIED ACHLEITEN STOCKKULTUR SMARAGD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200">
            <text:p>5200</text:p>
          </table:table-cell>
          <table:table-cell office:value-type="float" office:value="3466">
            <text:p>34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WACHSTUM BODENSTEIN SM.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00">
            <text:p>490000</text:p>
          </table:table-cell>
          <table:table-cell office:value-type="float" office:value="326666">
            <text:p>3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WACHSTUM BODENSTEIN SM.</text:p>
          </table:table-cell>
          <table:table-cell office:value-type="string">
            <text:p>Prager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35000">
            <text:p>535000</text:p>
          </table:table-cell>
          <table:table-cell office:value-type="float" office:value="356666">
            <text:p>35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WACHSTUM BODENSTEIN SM.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65000">
            <text:p>565000</text:p>
          </table:table-cell>
          <table:table-cell office:value-type="float" office:value="376666">
            <text:p>37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WACHSTUM BODENSTEIN SM.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00">
            <text:p>490000</text:p>
          </table:table-cell>
          <table:table-cell office:value-type="float" office:value="326666">
            <text:p>3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WACHSTUM BODENSTEIN SM.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00">
            <text:p>490000</text:p>
          </table:table-cell>
          <table:table-cell office:value-type="float" office:value="326666">
            <text:p>3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WACHSTUM BODENSTEIN SM.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50000">
            <text:p>550000</text:p>
          </table:table-cell>
          <table:table-cell office:value-type="float" office:value="366666">
            <text:p>3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WACHSTUM BODENSTEIN SM.</text:p>
          </table:table-cell>
          <table:table-cell office:value-type="string">
            <text:p>Prager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65000">
            <text:p>565000</text:p>
          </table:table-cell>
          <table:table-cell office:value-type="float" office:value="376666">
            <text:p>37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„π“ FEDERSPIEL</text:p>
          </table:table-cell>
          <table:table-cell office:value-type="string">
            <text:p>Piewal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090">
            <text:p>1090</text:p>
          </table:table-cell>
          <table:table-cell office:value-type="float" office:value="726">
            <text:p>7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RIED ZORNBERG FEDERSPIEL</text:p>
          </table:table-cell>
          <table:table-cell office:value-type="string">
            <text:p>Piewal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290">
            <text:p>1290</text:p>
          </table:table-cell>
          <table:table-cell office:value-type="float" office:value="860">
            <text:p>8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DER OTT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490">
            <text:p>2490</text:p>
          </table:table-cell>
          <table:table-cell office:value-type="float" office:value="1660">
            <text:p>16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DER OTT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79000">
            <text:p>279000</text:p>
          </table:table-cell>
          <table:table-cell office:value-type="float" office:value="186000">
            <text:p>186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RIED STEIN 1ÖTW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650">
            <text:p>3650</text:p>
          </table:table-cell>
          <table:table-cell office:value-type="float" office:value="2433">
            <text:p>24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RIED SPIEGEL 1ÖTW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650">
            <text:p>3650</text:p>
          </table:table-cell>
          <table:table-cell office:value-type="float" office:value="2433">
            <text:p>24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RIED ROSENBERG 1ÖTW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90">
            <text:p>4590</text:p>
          </table:table-cell>
          <table:table-cell office:value-type="float" office:value="3060">
            <text:p>30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RIED ROSENBERG 1ÖTW - MAGNUM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9200">
            <text:p>9200</text:p>
          </table:table-cell>
          <table:table-cell office:value-type="float" office:value="6133">
            <text:p>61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RIED SPIEGEL 1ÖTW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65000">
            <text:p>365000</text:p>
          </table:table-cell>
          <table:table-cell office:value-type="float" office:value="243333">
            <text:p>24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RIED SPIEGEL 1ÖTW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85000">
            <text:p>385000</text:p>
          </table:table-cell>
          <table:table-cell office:value-type="float" office:value="256666">
            <text:p>25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RIED ROSENBERG 1ÖTW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39000">
            <text:p>439000</text:p>
          </table:table-cell>
          <table:table-cell office:value-type="float" office:value="292666">
            <text:p>292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RIED ROSENBERG 1ÖTW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50000">
            <text:p>450000</text:p>
          </table:table-cell>
          <table:table-cell office:value-type="float" office:value="300000">
            <text:p>3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RIED ROSENBERG 1ÖTW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920000">
            <text:p>920000</text:p>
          </table:table-cell>
          <table:table-cell office:value-type="float" office:value="613333">
            <text:p>61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RIED ROSENBERG 1ÖTW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940000">
            <text:p>940000</text:p>
          </table:table-cell>
          <table:table-cell office:value-type="float" office:value="626666">
            <text:p>6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RIED ROSENBERG 1ÖTW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960000">
            <text:p>960000</text:p>
          </table:table-cell>
          <table:table-cell office:value-type="float" office:value="640000">
            <text:p>64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EXTRA BRUT - 24 mesi</text:p>
          </table:table-cell>
          <table:table-cell office:value-type="string">
            <text:p>Diwal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50">
            <text:p>1550</text:p>
          </table:table-cell>
          <table:table-cell office:value-type="float" office:value="1033">
            <text:p>10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Feb-24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VOM LÖSS</text:p>
          </table:table-cell>
          <table:table-cell office:value-type="string">
            <text:p>Diwal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950">
            <text:p>950</text:p>
          </table:table-cell>
          <table:table-cell office:value-type="float" office:value="633">
            <text:p>6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RIED GOLDBERG 1ÖTW</text:p>
          </table:table-cell>
          <table:table-cell office:value-type="string">
            <text:p>Diwal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850">
            <text:p>1850</text:p>
          </table:table-cell>
          <table:table-cell office:value-type="float" office:value="1233">
            <text:p>1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RIED EISENHUT 1ÖTW</text:p>
          </table:table-cell>
          <table:table-cell office:value-type="string">
            <text:p>Diwal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989">
            <text:p>1989</text:p>
          </table:table-cell>
          <table:table-cell office:value-type="float" office:value="1326">
            <text:p>13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KAMPTAL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250">
            <text:p>1250</text:p>
          </table:table-cell>
          <table:table-cell office:value-type="float" office:value="833">
            <text:p>8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TRADITION HERITAGE EDIZ. 852</text:p>
          </table:table-cell>
          <table:table-cell office:value-type="string">
            <text:p>Schloss Gobelsburg</text:p>
          </table:table-cell>
          <table:table-cell office:value-type="string">
            <text:p>Limitato 3Y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50">
            <text:p>3650</text:p>
          </table:table-cell>
          <table:table-cell office:value-type="float" office:value="2433">
            <text:p>24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TRADITION HERITAGE EDIZ. 852</text:p>
          </table:table-cell>
          <table:table-cell office:value-type="string">
            <text:p>Schloss Gobelsburg</text:p>
          </table:table-cell>
          <table:table-cell office:value-type="string">
            <text:p>Limitato 10Y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6666">
            <text:p>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AUSLESE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7">
            <text:p>2017</text:p>
          </table:table-cell>
          <table:table-cell office:value-type="float" office:value="1789">
            <text:p>1789</text:p>
          </table:table-cell>
          <table:table-cell office:value-type="float" office:value="1192">
            <text:p>1192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 x 6 / S | 150 g/l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V EISWEIN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4550">
            <text:p>4550</text:p>
          </table:table-cell>
          <table:table-cell office:value-type="float" office:value="3033">
            <text:p>30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 x 6 / S | 240 g/l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STETTEN</text:p>
          </table:table-cell>
          <table:table-cell office:value-type="string">
            <text:p>Am 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390">
            <text:p>1390</text:p>
          </table:table-cell>
          <table:table-cell office:value-type="float" office:value="926">
            <text:p>9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STETTEN</text:p>
          </table:table-cell>
          <table:table-cell office:value-type="string">
            <text:p>Am 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390">
            <text:p>1390</text:p>
          </table:table-cell>
          <table:table-cell office:value-type="float" office:value="926">
            <text:p>9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STETTENER STEIN GG</text:p>
          </table:table-cell>
          <table:table-cell office:value-type="string">
            <text:p>Am 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900">
            <text:p>3900</text:p>
          </table:table-cell>
          <table:table-cell office:value-type="float" office:value="2600">
            <text:p>2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AUS DEN LAGEN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989">
            <text:p>1989</text:p>
          </table:table-cell>
          <table:table-cell office:value-type="float" office:value="1326">
            <text:p>13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KAPPELLENBERG 1G 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90">
            <text:p>3490</text:p>
          </table:table-cell>
          <table:table-cell office:value-type="float" office:value="2326">
            <text:p>23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KAPPELLENBERG 1G 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29000">
            <text:p>329000</text:p>
          </table:table-cell>
          <table:table-cell office:value-type="float" office:value="219333">
            <text:p>219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KAPPELLENBERG 1G 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29000">
            <text:p>329000</text:p>
          </table:table-cell>
          <table:table-cell office:value-type="float" office:value="219333">
            <text:p>219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GÖNNHEIMER</text:p>
          </table:table-cell>
          <table:table-cell office:value-type="string">
            <text:p>Ey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1050">
            <text:p>1050</text:p>
          </table:table-cell>
          <table:table-cell office:value-type="float" office:value="700">
            <text:p>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PÄTBURGUNDER SONNENBERG</text:p>
          </table:table-cell>
          <table:table-cell office:value-type="string">
            <text:p>Ey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850">
            <text:p>2850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UVÉE NO. 204 BRUT NATURE</text:p>
          </table:table-cell>
          <table:table-cell office:value-type="string">
            <text:p>Christmann &amp; Kauf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790">
            <text:p>3790</text:p>
          </table:table-cell>
          <table:table-cell office:value-type="float" office:value="2526">
            <text:p>25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Nov-24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UVÉE NO. 103 BRUT NATURE</text:p>
          </table:table-cell>
          <table:table-cell office:value-type="string">
            <text:p>Christmann &amp; Kauf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790">
            <text:p>3790</text:p>
          </table:table-cell>
          <table:table-cell office:value-type="float" office:value="2526">
            <text:p>25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Nov-23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TROCKEN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1490">
            <text:p>1490</text:p>
          </table:table-cell>
          <table:table-cell office:value-type="float" office:value="993">
            <text:p>9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WESTHOFENER 1G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990">
            <text:p>2990</text:p>
          </table:table-cell>
          <table:table-cell office:value-type="float" office:value="1993">
            <text:p>19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WESTHOFENER 1G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5000">
            <text:p>305000</text:p>
          </table:table-cell>
          <table:table-cell office:value-type="float" office:value="203333">
            <text:p>20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WESTHOFENER 1G - MAGNUM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600000">
            <text:p>600000</text:p>
          </table:table-cell>
          <table:table-cell office:value-type="float" office:value="400000">
            <text:p>4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WESTHOFENER 1G - MAGNUM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620000">
            <text:p>620000</text:p>
          </table:table-cell>
          <table:table-cell office:value-type="float" office:value="413333">
            <text:p>41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SPUMANTE BRUT - 36 mesi</text:p>
          </table:table-cell>
          <table:table-cell office:value-type="string">
            <text:p>Peter Jakob Kü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290">
            <text:p>2290</text:p>
          </table:table-cell>
          <table:table-cell office:value-type="float" office:value="1526">
            <text:p>15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/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MARIENBURG GG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50">
            <text:p>3450</text:p>
          </table:table-cell>
          <table:table-cell office:value-type="float" office:value="2300">
            <text:p>2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MARIENBURG GG - MAGNUM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7000">
            <text:p>7000</text:p>
          </table:table-cell>
          <table:table-cell office:value-type="float" office:value="4666">
            <text:p>4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MARIENBURG GG - MAGNUM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720000">
            <text:p>720000</text:p>
          </table:table-cell>
          <table:table-cell office:value-type="float" office:value="480000">
            <text:p>48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MARIENBURG GG - DOPPIOMAGNUM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MATHUSALEM</text:p>
          </table:table-cell>
          <table:table-cell office:value-type="float" office:value="2016">
            <text:p>2016</text:p>
          </table:table-cell>
          <table:table-cell office:value-type="float" office:value="1450000">
            <text:p>1450000</text:p>
          </table:table-cell>
          <table:table-cell office:value-type="float" office:value="966666">
            <text:p>9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3,00 x 1 / S | trock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TROCKEN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150">
            <text:p>1150</text:p>
          </table:table-cell>
          <table:table-cell office:value-type="float" office:value="766">
            <text:p>7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WOODEN TERROIR CASE GG**</text:p>
          </table:table-cell>
          <table:table-cell office:value-type="string">
            <text:p>Schloss Lieser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0">
            <text:p>35000</text:p>
          </table:table-cell>
          <table:table-cell office:value-type="float" office:value="23333">
            <text:p>2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KABINETT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450">
            <text:p>1450</text:p>
          </table:table-cell>
          <table:table-cell office:value-type="float" office:value="966">
            <text:p>9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45 g/l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N. HELDEN AUSLESE LGK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000">
            <text:p>7000</text:p>
          </table:table-cell>
          <table:table-cell office:value-type="float" office:value="4666">
            <text:p>4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150 g/l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N. HELDEN AUSLESE LGK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8">
            <text:p>2018</text:p>
          </table:table-cell>
          <table:table-cell office:value-type="float" office:value="4250">
            <text:p>4250</text:p>
          </table:table-cell>
          <table:table-cell office:value-type="float" office:value="2833">
            <text:p>28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155 g/l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IESLING TROCKEN</text:p>
          </table:table-cell>
          <table:table-cell office:value-type="string">
            <text:p>Ha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250">
            <text:p>1250</text:p>
          </table:table-cell>
          <table:table-cell office:value-type="float" office:value="833">
            <text:p>8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PIESPORTER TROCKEN</text:p>
          </table:table-cell>
          <table:table-cell office:value-type="string">
            <text:p>Ha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590">
            <text:p>1590</text:p>
          </table:table-cell>
          <table:table-cell office:value-type="float" office:value="1060">
            <text:p>10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GOLDTRÖPFCHEN AUSLESE LGK</text:p>
          </table:table-cell>
          <table:table-cell office:value-type="string">
            <text:p>Haart</text:p>
          </table:table-cell>
          <table:table-cell office:value-type="string">
            <text:p>Limitato </text:p>
          </table:table-cell>
          <table:table-cell office:value-type="string">
            <text:p>HALF_BOTTLE</text:p>
          </table:table-cell>
          <table:table-cell office:value-type="float" office:value="2005">
            <text:p>2005</text:p>
          </table:table-cell>
          <table:table-cell office:value-type="float" office:value="1600000">
            <text:p>1600000</text:p>
          </table:table-cell>
          <table:table-cell office:value-type="float" office:value="1066666">
            <text:p>10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ca. 155 g/l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RAUSCH AUSLESE GK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8">
            <text:p>2018</text:p>
          </table:table-cell>
          <table:table-cell office:value-type="float" office:value="600000">
            <text:p>600000</text:p>
          </table:table-cell>
          <table:table-cell office:value-type="float" office:value="400000">
            <text:p>4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ca. 140 g/l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RAUSCH AUSLESE GK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150000">
            <text:p>1150000</text:p>
          </table:table-cell>
          <table:table-cell office:value-type="float" office:value="766666">
            <text:p>7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140 g/l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RAUSCH AUSLESE GK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7">
            <text:p>2017</text:p>
          </table:table-cell>
          <table:table-cell office:value-type="float" office:value="630000">
            <text:p>630000</text:p>
          </table:table-cell>
          <table:table-cell office:value-type="float" office:value="420000">
            <text:p>42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ca. 140 g/l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RAUSCH AUSLESE GK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05">
            <text:p>2005</text:p>
          </table:table-cell>
          <table:table-cell office:value-type="float" office:value="950000">
            <text:p>950000</text:p>
          </table:table-cell>
          <table:table-cell office:value-type="float" office:value="633333">
            <text:p>6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ca. 140 g/l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GRAND CRU HENGST SAMAIN</text:p>
          </table:table-cell>
          <table:table-cell office:value-type="string">
            <text:p>Josmeyer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250">
            <text:p>525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5 g/l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R GRAND CRU HENGST SAMAIN</text:p>
          </table:table-cell>
          <table:table-cell office:value-type="string">
            <text:p>Josmeyer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5250">
            <text:p>525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4 g/l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EVREY-CHAMBERTIN 1ER CRU</text:p>
          </table:table-cell>
          <table:table-cell office:value-type="string">
            <text:p>Humb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650000">
            <text:p>1650000</text:p>
          </table:table-cell>
          <table:table-cell office:value-type="float" office:value="1100000">
            <text:p>11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EVREY-CHAMBAERTIN 1ER CRU</text:p>
          </table:table-cell>
          <table:table-cell office:value-type="string">
            <text:p>Harmand-Geoffroy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200000">
            <text:p>1200000</text:p>
          </table:table-cell>
          <table:table-cell office:value-type="float" office:value="800000">
            <text:p>8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EVREY-CHAMBERTIN 1ER CRU</text:p>
          </table:table-cell>
          <table:table-cell office:value-type="string">
            <text:p>Harmand-Geoffroy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250000">
            <text:p>1250000</text:p>
          </table:table-cell>
          <table:table-cell office:value-type="float" office:value="833333">
            <text:p>8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NUITS-SAINT-GEORGES </text:p>
          </table:table-cell>
          <table:table-cell office:value-type="string">
            <text:p>Desaunay-Biss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80000">
            <text:p>680000</text:p>
          </table:table-cell>
          <table:table-cell office:value-type="float" office:value="453333">
            <text:p>45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VOSNE-ROMANÉE 1ER CRU</text:p>
          </table:table-cell>
          <table:table-cell office:value-type="string">
            <text:p>Desaunay-Biss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50000">
            <text:p>1150000</text:p>
          </table:table-cell>
          <table:table-cell office:value-type="float" office:value="766666">
            <text:p>7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INOT NOIR LA TÈNE</text:p>
          </table:table-cell>
          <table:table-cell office:value-type="string">
            <text:p>La Te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9000">
            <text:p>99000</text:p>
          </table:table-cell>
          <table:table-cell office:value-type="float" office:value="66000">
            <text:p>66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LA TÈNE</text:p>
          </table:table-cell>
          <table:table-cell office:value-type="string">
            <text:p>La Te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99000">
            <text:p>99000</text:p>
          </table:table-cell>
          <table:table-cell office:value-type="float" office:value="66000">
            <text:p>66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HAUTES COTES DE BEAUNE BLANC</text:p>
          </table:table-cell>
          <table:table-cell office:value-type="string">
            <text:p>Bill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950">
            <text:p>1950</text:p>
          </table:table-cell>
          <table:table-cell office:value-type="float" office:value="1300">
            <text:p>1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HAUTES COTES DE BEAUNE ROUGE</text:p>
          </table:table-cell>
          <table:table-cell office:value-type="string">
            <text:p>Bill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950">
            <text:p>1950</text:p>
          </table:table-cell>
          <table:table-cell office:value-type="float" office:value="1300">
            <text:p>1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SSAGNE-MONTRACHET</text:p>
          </table:table-cell>
          <table:table-cell office:value-type="string">
            <text:p>Bill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50">
            <text:p>3950</text:p>
          </table:table-cell>
          <table:table-cell office:value-type="float" office:value="2633">
            <text:p>26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OMMARD </text:p>
          </table:table-cell>
          <table:table-cell office:value-type="string">
            <text:p>Bill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590">
            <text:p>4590</text:p>
          </table:table-cell>
          <table:table-cell office:value-type="float" office:value="3060">
            <text:p>30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ULIGNY-MONTRACHET LES LEVRONS</text:p>
          </table:table-cell>
          <table:table-cell office:value-type="string">
            <text:p>Genot-Boula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900">
            <text:p>7900</text:p>
          </table:table-cell>
          <table:table-cell office:value-type="float" office:value="5266">
            <text:p>52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ULIGNY-MONTRACHET </text:p>
          </table:table-cell>
          <table:table-cell office:value-type="string">
            <text:p>Genot-Boulanger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7900">
            <text:p>17900</text:p>
          </table:table-cell>
          <table:table-cell office:value-type="float" office:value="11933">
            <text:p>119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LOXE-CORTON 1ER CRU </text:p>
          </table:table-cell>
          <table:table-cell office:value-type="string">
            <text:p>Genot-Boula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300">
            <text:p>8300</text:p>
          </table:table-cell>
          <table:table-cell office:value-type="float" office:value="5533">
            <text:p>55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OMMARD 1ER CRU CLOS BLANC</text:p>
          </table:table-cell>
          <table:table-cell office:value-type="string">
            <text:p>Genot-Boula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900">
            <text:p>10900</text:p>
          </table:table-cell>
          <table:table-cell office:value-type="float" office:value="7266">
            <text:p>72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EURSAULT 1ER CRU BLAGNY </text:p>
          </table:table-cell>
          <table:table-cell office:value-type="string">
            <text:p>Jean Baptiste Jessiaume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1500">
            <text:p>11500</text:p>
          </table:table-cell>
          <table:table-cell office:value-type="float" office:value="7666">
            <text:p>7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ANTENAY ROUGE 1ER CRU</text:p>
          </table:table-cell>
          <table:table-cell office:value-type="string">
            <text:p>Jean Baptiste Jessiaum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90">
            <text:p>4590</text:p>
          </table:table-cell>
          <table:table-cell office:value-type="float" office:value="3060">
            <text:p>30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ANTENAY ROUGE 1ER CRU</text:p>
          </table:table-cell>
          <table:table-cell office:value-type="string">
            <text:p>Jean Baptiste Jessiaum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490">
            <text:p>5490</text:p>
          </table:table-cell>
          <table:table-cell office:value-type="float" office:value="3660">
            <text:p>36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AINT-VERAN LES ROCHETTES</text:p>
          </table:table-cell>
          <table:table-cell office:value-type="string">
            <text:p>Guillot-Bro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290">
            <text:p>2290</text:p>
          </table:table-cell>
          <table:table-cell office:value-type="float" office:value="1526">
            <text:p>15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OUILLY-FUISSÉ </text:p>
          </table:table-cell>
          <table:table-cell office:value-type="string">
            <text:p>Guillot-Broux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4333">
            <text:p>4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OUILLY-FUISSÉ LA ROCHE 1ER CRU</text:p>
          </table:table-cell>
          <table:table-cell office:value-type="string">
            <text:p>Guillot-Bro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450">
            <text:p>6450</text:p>
          </table:table-cell>
          <table:table-cell office:value-type="float" office:value="4300">
            <text:p>4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VIEILLES VIGNES</text:p>
          </table:table-cell>
          <table:table-cell office:value-type="string">
            <text:p>Amelie Gu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250">
            <text:p>2250</text:p>
          </table:table-cell>
          <table:table-cell office:value-type="float" office:value="1500">
            <text:p>1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AVAGNIN SWEETNESS QUILLÉ </text:p>
          </table:table-cell>
          <table:table-cell office:value-type="string">
            <text:p>Amelie Gu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490">
            <text:p>2490</text:p>
          </table:table-cell>
          <table:table-cell office:value-type="float" office:value="1660">
            <text:p>16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ACVIN DU JURA BLANC MAROULI</text:p>
          </table:table-cell>
          <table:table-cell office:value-type="string">
            <text:p>Amelie Gu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750">
            <text:p>2750</text:p>
          </table:table-cell>
          <table:table-cell office:value-type="float" office:value="1833">
            <text:p>18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160 g/l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ACVIN DU JURA ROSÉ</text:p>
          </table:table-cell>
          <table:table-cell office:value-type="string">
            <text:p>Amelie Gu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750">
            <text:p>2750</text:p>
          </table:table-cell>
          <table:table-cell office:value-type="float" office:value="1833">
            <text:p>18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140 g/l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TURBULLENT BRUT ROSÉ </text:p>
          </table:table-cell>
          <table:table-cell office:value-type="string">
            <text:p>Ser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390">
            <text:p>1390</text:p>
          </table:table-cell>
          <table:table-cell office:value-type="float" office:value="926">
            <text:p>9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IRAC ROUGE LES SABLES D`ARENE VIEILLES V</text:p>
          </table:table-cell>
          <table:table-cell office:value-type="string">
            <text:p>Girau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75000">
            <text:p>175000</text:p>
          </table:table-cell>
          <table:table-cell office:value-type="float" office:value="116666">
            <text:p>11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IERRE QUI ROLLE macerato</text:p>
          </table:table-cell>
          <table:table-cell office:value-type="string">
            <text:p>Flo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789">
            <text:p>1789</text:p>
          </table:table-cell>
          <table:table-cell office:value-type="float" office:value="1192">
            <text:p>1192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HEUREU QUI COMME… </text:p>
          </table:table-cell>
          <table:table-cell office:value-type="string">
            <text:p>Flo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450">
            <text:p>1450</text:p>
          </table:table-cell>
          <table:table-cell office:value-type="float" office:value="966">
            <text:p>9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OINT DU JOUR (Carignan &amp; Syrah)</text:p>
          </table:table-cell>
          <table:table-cell office:value-type="string">
            <text:p>Flo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850">
            <text:p>1850</text:p>
          </table:table-cell>
          <table:table-cell office:value-type="float" office:value="1233">
            <text:p>1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´ODYSSÉE (Syrah &amp; Grenache)</text:p>
          </table:table-cell>
          <table:table-cell office:value-type="string">
            <text:p>Flo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950">
            <text:p>2950</text:p>
          </table:table-cell>
          <table:table-cell office:value-type="float" office:value="1966">
            <text:p>19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